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91000002F97FB503D131987919.png" manifest:media-type="image/png"/>
  <manifest:file-entry manifest:full-path="Pictures/10000000000000C3000000A29A198A8CAA5953FE.png" manifest:media-type="image/png"/>
  <manifest:file-entry manifest:full-path="Pictures/100486FC000069D500007A940AEF07FA6BBD6DB7.wmf" manifest:media-type="image/x-wmf"/>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ula4" style:family="table">
      <style:table-properties style:width="15.787cm" fo:margin-left="1.24cm" table:align="left" style:writing-mode="lr-tb"/>
    </style:style>
    <style:style style:name="Taula4.A" style:family="table-column">
      <style:table-column-properties style:column-width="15.787cm"/>
    </style:style>
    <style:style style:name="Taula4.A1" style:family="table-cell">
      <style:table-cell-properties style:writing-mode="page"/>
    </style:style>
    <style:style style:name="Taula26" style:family="table">
      <style:table-properties style:width="17.011cm" table:align="margins" style:writing-mode="lr-tb"/>
    </style:style>
    <style:style style:name="Taula26.A" style:family="table-column">
      <style:table-column-properties style:column-width="5.671cm" style:rel-column-width="21845*"/>
    </style:style>
    <style:style style:name="Tau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26.C1" style:family="table-cell">
      <style:table-cell-properties fo:background-color="#b2b2b2" fo:padding="0.097cm" fo:border="0.05pt solid #000000">
        <style:background-image/>
      </style:table-cell-properties>
    </style:style>
    <style:style style:name="Taula26.A2" style:family="table-cell">
      <style:table-cell-properties fo:padding="0.097cm" fo:border-left="0.05pt solid #000000" fo:border-right="none" fo:border-top="none" fo:border-bottom="0.05pt solid #000000"/>
    </style:style>
    <style:style style:name="Taula26.B2" style:family="table-cell">
      <style:table-cell-properties fo:padding="0.097cm" fo:border-left="0.05pt solid #000000" fo:border-right="none" fo:border-top="none" fo:border-bottom="0.05pt solid #000000"/>
    </style:style>
    <style:style style:name="Taula26.C2" style:family="table-cell">
      <style:table-cell-properties fo:padding="0.097cm" fo:border-left="0.05pt solid #000000" fo:border-right="0.05pt solid #000000" fo:border-top="none" fo:border-bottom="0.05pt solid #000000"/>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0.05pt solid #000000" fo:border-top="none" fo:border-bottom="0.05pt solid #000000"/>
    </style:style>
    <style:style style:name="Taula29" style:family="table">
      <style:table-properties style:width="17.011cm" table:align="margins" style:writing-mode="lr-tb"/>
    </style:style>
    <style:style style:name="Taula29.A" style:family="table-column">
      <style:table-column-properties style:column-width="3.413cm" style:rel-column-width="13149*"/>
    </style:style>
    <style:style style:name="Taula29.B" style:family="table-column">
      <style:table-column-properties style:column-width="5.877cm" style:rel-column-width="22642*"/>
    </style:style>
    <style:style style:name="Taula29.C" style:family="table-column">
      <style:table-column-properties style:column-width="1.93cm" style:rel-column-width="7434*"/>
    </style:style>
    <style:style style:name="Taula29.F" style:family="table-column">
      <style:table-column-properties style:column-width="1.931cm" style:rel-column-width="7442*"/>
    </style:style>
    <style:style style:name="Taula29.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29.F1" style:family="table-cell">
      <style:table-cell-properties style:vertical-align="middle" fo:background-color="#b2b2b2" fo:padding="0.097cm" fo:border="0.05pt solid #000000">
        <style:background-image/>
      </style:table-cell-properties>
    </style:style>
    <style:style style:name="Taula29.2" style:family="table-row">
      <style:table-row-properties fo:keep-together="always"/>
    </style:style>
    <style:style style:name="Taula29.A2" style:family="table-cell">
      <style:table-cell-properties style:vertical-align="middle" fo:padding="0.097cm" fo:border-left="0.05pt solid #000000" fo:border-right="none" fo:border-top="none" fo:border-bottom="0.05pt solid #000000"/>
    </style:style>
    <style:style style:name="Taula29.B2" style:family="table-cell">
      <style:table-cell-properties style:vertical-align="middle" fo:padding="0.097cm" fo:border-left="0.05pt solid #000000" fo:border-right="none" fo:border-top="none" fo:border-bottom="0.05pt solid #000000"/>
    </style:style>
    <style:style style:name="Taula29.C2" style:family="table-cell">
      <style:table-cell-properties style:vertical-align="middle" fo:padding="0.097cm" fo:border-left="0.05pt solid #000000" fo:border-right="none" fo:border-top="none" fo:border-bottom="0.05pt solid #000000"/>
    </style:style>
    <style:style style:name="Taula29.D2" style:family="table-cell">
      <style:table-cell-properties style:vertical-align="middle" fo:padding="0.097cm" fo:border-left="0.05pt solid #000000" fo:border-right="none" fo:border-top="none" fo:border-bottom="0.05pt solid #000000"/>
    </style:style>
    <style:style style:name="Taula29.E2" style:family="table-cell">
      <style:table-cell-properties style:vertical-align="middle" fo:padding="0.097cm" fo:border-left="0.05pt solid #000000" fo:border-right="none" fo:border-top="none" fo:border-bottom="0.05pt solid #000000"/>
    </style:style>
    <style:style style:name="Taula29.F2" style:family="table-cell">
      <style:table-cell-properties style:vertical-align="middle" fo:padding="0.097cm" fo:border-left="0.05pt solid #000000" fo:border-right="0.05pt solid #000000" fo:border-top="none" fo:border-bottom="0.05pt solid #000000"/>
    </style:style>
    <style:style style:name="Taula29.A3" style:family="table-cell">
      <style:table-cell-properties style:vertical-align="middle" fo:padding="0.097cm" fo:border-left="0.05pt solid #000000" fo:border-right="none" fo:border-top="none" fo:border-bottom="0.05pt solid #000000"/>
    </style:style>
    <style:style style:name="Taula29.B3" style:family="table-cell">
      <style:table-cell-properties style:vertical-align="middle" fo:padding="0.097cm" fo:border-left="0.05pt solid #000000" fo:border-right="none" fo:border-top="none" fo:border-bottom="0.05pt solid #000000"/>
    </style:style>
    <style:style style:name="Taula29.C3" style:family="table-cell">
      <style:table-cell-properties style:vertical-align="middle" fo:padding="0.097cm" fo:border-left="0.05pt solid #000000" fo:border-right="none" fo:border-top="none" fo:border-bottom="0.05pt solid #000000"/>
    </style:style>
    <style:style style:name="Taula29.D3" style:family="table-cell">
      <style:table-cell-properties style:vertical-align="middle" fo:padding="0.097cm" fo:border-left="0.05pt solid #000000" fo:border-right="none" fo:border-top="none" fo:border-bottom="0.05pt solid #000000"/>
    </style:style>
    <style:style style:name="Taula29.E3" style:family="table-cell">
      <style:table-cell-properties style:vertical-align="middle" fo:padding="0.097cm" fo:border-left="0.05pt solid #000000" fo:border-right="none" fo:border-top="none" fo:border-bottom="0.05pt solid #000000"/>
    </style:style>
    <style:style style:name="Taula29.F3" style:family="table-cell">
      <style:table-cell-properties style:vertical-align="middle" fo:padding="0.097cm" fo:border-left="0.05pt solid #000000" fo:border-right="0.05pt solid #000000" fo:border-top="none" fo:border-bottom="0.05pt solid #000000"/>
    </style:style>
    <style:style style:name="Taula29.A4" style:family="table-cell">
      <style:table-cell-properties style:vertical-align="middle" fo:padding="0.097cm" fo:border-left="0.05pt solid #000000" fo:border-right="none" fo:border-top="none" fo:border-bottom="0.05pt solid #000000"/>
    </style:style>
    <style:style style:name="Taula29.B4" style:family="table-cell">
      <style:table-cell-properties style:vertical-align="middle" fo:padding="0.097cm" fo:border-left="0.05pt solid #000000" fo:border-right="none" fo:border-top="none" fo:border-bottom="0.05pt solid #000000"/>
    </style:style>
    <style:style style:name="Taula29.C4" style:family="table-cell">
      <style:table-cell-properties style:vertical-align="middle" fo:padding="0.097cm" fo:border-left="0.05pt solid #000000" fo:border-right="none" fo:border-top="none" fo:border-bottom="0.05pt solid #000000"/>
    </style:style>
    <style:style style:name="Taula29.D4" style:family="table-cell">
      <style:table-cell-properties style:vertical-align="middle" fo:padding="0.097cm" fo:border-left="0.05pt solid #000000" fo:border-right="none" fo:border-top="none" fo:border-bottom="0.05pt solid #000000"/>
    </style:style>
    <style:style style:name="Taula29.E4" style:family="table-cell">
      <style:table-cell-properties style:vertical-align="middle" fo:padding="0.097cm" fo:border-left="0.05pt solid #000000" fo:border-right="none" fo:border-top="none" fo:border-bottom="0.05pt solid #000000"/>
    </style:style>
    <style:style style:name="Taula29.F4" style:family="table-cell">
      <style:table-cell-properties style:vertical-align="middle" fo:padding="0.097cm" fo:border-left="0.05pt solid #000000" fo:border-right="0.05pt solid #000000" fo:border-top="none" fo:border-bottom="0.05pt solid #000000"/>
    </style:style>
    <style:style style:name="Taula30" style:family="table">
      <style:table-properties style:width="17.011cm" table:align="margins" style:writing-mode="lr-tb"/>
    </style:style>
    <style:style style:name="Taula30.A" style:family="table-column">
      <style:table-column-properties style:column-width="2.307cm" style:rel-column-width="8890*"/>
    </style:style>
    <style:style style:name="Taula30.B" style:family="table-column">
      <style:table-column-properties style:column-width="4.9cm" style:rel-column-width="18881*"/>
    </style:style>
    <style:style style:name="Taula30.D" style:family="table-column">
      <style:table-column-properties style:column-width="4.902cm" style:rel-column-width="18883*"/>
    </style:style>
    <style:style style:name="Taula3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ula30.B1" style:family="table-cell">
      <style:table-cell-properties style:vertical-align="middle" fo:background-color="#999999" fo:padding="0.097cm" fo:border="0.05pt solid #000000">
        <style:background-image/>
      </style:table-cell-properties>
    </style:style>
    <style:style style:name="Taula3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ula3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ula30.3" style:family="table-row">
      <style:table-row-properties fo:keep-together="always"/>
    </style:style>
    <style:style style:name="Taula30.A3" style:family="table-cell">
      <style:table-cell-properties style:vertical-align="middle" fo:padding="0.097cm" fo:border-left="0.05pt solid #000000" fo:border-right="none" fo:border-top="none" fo:border-bottom="0.05pt solid #000000"/>
    </style:style>
    <style:style style:name="Taula30.B3" style:family="table-cell">
      <style:table-cell-properties style:vertical-align="middle" fo:padding="0.097cm" fo:border-left="0.05pt solid #000000" fo:border-right="none" fo:border-top="none" fo:border-bottom="0.05pt solid #000000"/>
    </style:style>
    <style:style style:name="Taula30.C3" style:family="table-cell">
      <style:table-cell-properties style:vertical-align="middle" fo:padding="0.097cm" fo:border-left="0.05pt solid #000000" fo:border-right="none" fo:border-top="none" fo:border-bottom="0.05pt solid #000000"/>
    </style:style>
    <style:style style:name="Taula30.D3" style:family="table-cell">
      <style:table-cell-properties style:vertical-align="middle" fo:padding="0.097cm" fo:border-left="0.05pt solid #000000" fo:border-right="0.05pt solid #000000" fo:border-top="none" fo:border-bottom="0.05pt solid #000000"/>
    </style:style>
    <style:style style:name="Taula30.A4" style:family="table-cell">
      <style:table-cell-properties style:vertical-align="middle" fo:padding="0.097cm" fo:border-left="0.05pt solid #000000" fo:border-right="none" fo:border-top="none" fo:border-bottom="0.05pt solid #000000"/>
    </style:style>
    <style:style style:name="Taula30.B4" style:family="table-cell">
      <style:table-cell-properties style:vertical-align="middle" fo:padding="0.097cm" fo:border-left="0.05pt solid #000000" fo:border-right="none" fo:border-top="none" fo:border-bottom="0.05pt solid #000000"/>
    </style:style>
    <style:style style:name="Taula30.C4" style:family="table-cell">
      <style:table-cell-properties style:vertical-align="middle" fo:padding="0.097cm" fo:border-left="0.05pt solid #000000" fo:border-right="none" fo:border-top="none" fo:border-bottom="0.05pt solid #000000"/>
    </style:style>
    <style:style style:name="Taula30.D4" style:family="table-cell">
      <style:table-cell-properties style:vertical-align="middle" fo:padding="0.097cm" fo:border-left="0.05pt solid #000000" fo:border-right="0.05pt solid #000000" fo:border-top="none" fo:border-bottom="0.05pt solid #000000"/>
    </style:style>
    <style:style style:name="Taula2" style:family="table">
      <style:table-properties style:width="17.011cm" table:align="margins" style:writing-mode="lr-tb"/>
    </style:style>
    <style:style style:name="Taula2.A" style:family="table-column">
      <style:table-column-properties style:column-width="2.604cm" style:rel-column-width="10030*"/>
    </style:style>
    <style:style style:name="Taula2.B" style:family="table-column">
      <style:table-column-properties style:column-width="6.689cm" style:rel-column-width="25768*"/>
    </style:style>
    <style:style style:name="Taula2.C" style:family="table-column">
      <style:table-column-properties style:column-width="1.93cm" style:rel-column-width="7434*"/>
    </style:style>
    <style:style style:name="Taula2.F" style:family="table-column">
      <style:table-column-properties style:column-width="1.93cm" style:rel-column-width="7435*"/>
    </style:style>
    <style:style style:name="Taula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2.F1" style:family="table-cell">
      <style:table-cell-properties style:vertical-align="middle" fo:background-color="#b2b2b2" fo:padding="0.097cm" fo:border="0.05pt solid #000000">
        <style:background-image/>
      </style:table-cell-properties>
    </style:style>
    <style:style style:name="Taula2.A2" style:family="table-cell">
      <style:table-cell-properties style:vertical-align="middle" fo:padding="0.097cm" fo:border-left="0.05pt solid #000000" fo:border-right="none" fo:border-top="none" fo:border-bottom="0.05pt solid #000000"/>
    </style:style>
    <style:style style:name="Taula2.B2" style:family="table-cell">
      <style:table-cell-properties style:vertical-align="middle" fo:padding="0.097cm" fo:border-left="0.05pt solid #000000" fo:border-right="none" fo:border-top="none" fo:border-bottom="0.05pt solid #000000"/>
    </style:style>
    <style:style style:name="Taula2.C2" style:family="table-cell">
      <style:table-cell-properties style:vertical-align="middle" fo:padding="0.097cm" fo:border-left="0.05pt solid #000000" fo:border-right="none" fo:border-top="none" fo:border-bottom="0.05pt solid #000000"/>
    </style:style>
    <style:style style:name="Taula2.D2" style:family="table-cell">
      <style:table-cell-properties style:vertical-align="middle" fo:padding="0.097cm" fo:border-left="0.05pt solid #000000" fo:border-right="none" fo:border-top="none" fo:border-bottom="0.05pt solid #000000"/>
    </style:style>
    <style:style style:name="Taula2.E2" style:family="table-cell">
      <style:table-cell-properties style:vertical-align="middle" fo:padding="0.097cm" fo:border-left="0.05pt solid #000000" fo:border-right="none" fo:border-top="none" fo:border-bottom="0.05pt solid #000000"/>
    </style:style>
    <style:style style:name="Taula2.F2" style:family="table-cell">
      <style:table-cell-properties style:vertical-align="middle" fo:padding="0.097cm" fo:border-left="0.05pt solid #000000" fo:border-right="0.05pt solid #000000" fo:border-top="none" fo:border-bottom="0.05pt solid #000000"/>
    </style:style>
    <style:style style:name="Taula2.A3" style:family="table-cell">
      <style:table-cell-properties style:vertical-align="middle" fo:padding="0.097cm" fo:border-left="0.05pt solid #000000" fo:border-right="none" fo:border-top="none" fo:border-bottom="0.05pt solid #000000"/>
    </style:style>
    <style:style style:name="Taula2.B3" style:family="table-cell">
      <style:table-cell-properties style:vertical-align="middle" fo:padding="0.097cm" fo:border-left="0.05pt solid #000000" fo:border-right="none" fo:border-top="none" fo:border-bottom="0.05pt solid #000000"/>
    </style:style>
    <style:style style:name="Taula2.C3" style:family="table-cell">
      <style:table-cell-properties style:vertical-align="middle" fo:padding="0.097cm" fo:border-left="0.05pt solid #000000" fo:border-right="none" fo:border-top="none" fo:border-bottom="0.05pt solid #000000"/>
    </style:style>
    <style:style style:name="Taula2.D3" style:family="table-cell">
      <style:table-cell-properties style:vertical-align="middle" fo:padding="0.097cm" fo:border-left="0.05pt solid #000000" fo:border-right="none" fo:border-top="none" fo:border-bottom="0.05pt solid #000000"/>
    </style:style>
    <style:style style:name="Taula2.E3" style:family="table-cell">
      <style:table-cell-properties style:vertical-align="middle" fo:padding="0.097cm" fo:border-left="0.05pt solid #000000" fo:border-right="none" fo:border-top="none" fo:border-bottom="0.05pt solid #000000"/>
    </style:style>
    <style:style style:name="Taula2.F3" style:family="table-cell">
      <style:table-cell-properties style:vertical-align="middle" fo:padding="0.097cm" fo:border-left="0.05pt solid #000000" fo:border-right="0.05pt solid #000000" fo:border-top="none" fo:border-bottom="0.05pt solid #000000"/>
    </style:style>
    <style:style style:name="Taula2.A4" style:family="table-cell">
      <style:table-cell-properties style:vertical-align="middle" fo:padding="0.097cm" fo:border-left="0.05pt solid #000000" fo:border-right="none" fo:border-top="none" fo:border-bottom="0.05pt solid #000000"/>
    </style:style>
    <style:style style:name="Taula2.B4" style:family="table-cell">
      <style:table-cell-properties style:vertical-align="middle" fo:padding="0.097cm" fo:border-left="0.05pt solid #000000" fo:border-right="none" fo:border-top="none" fo:border-bottom="0.05pt solid #000000"/>
    </style:style>
    <style:style style:name="Taula2.C4" style:family="table-cell">
      <style:table-cell-properties style:vertical-align="middle" fo:padding="0.097cm" fo:border-left="0.05pt solid #000000" fo:border-right="none" fo:border-top="none" fo:border-bottom="0.05pt solid #000000"/>
    </style:style>
    <style:style style:name="Taula2.D4" style:family="table-cell">
      <style:table-cell-properties style:vertical-align="middle" fo:padding="0.097cm" fo:border-left="0.05pt solid #000000" fo:border-right="none" fo:border-top="none" fo:border-bottom="0.05pt solid #000000"/>
    </style:style>
    <style:style style:name="Taula2.E4" style:family="table-cell">
      <style:table-cell-properties style:vertical-align="middle" fo:padding="0.097cm" fo:border-left="0.05pt solid #000000" fo:border-right="none" fo:border-top="none" fo:border-bottom="0.05pt solid #000000"/>
    </style:style>
    <style:style style:name="Taula2.F4" style:family="table-cell">
      <style:table-cell-properties style:vertical-align="middle" fo:padding="0.097cm" fo:border-left="0.05pt solid #000000" fo:border-right="0.05pt solid #000000" fo:border-top="none" fo:border-bottom="0.05pt solid #000000"/>
    </style:style>
    <style:style style:name="Taula28" style:family="table">
      <style:table-properties style:width="17.011cm" table:align="margins" style:writing-mode="lr-tb"/>
    </style:style>
    <style:style style:name="Taula28.A" style:family="table-column">
      <style:table-column-properties style:column-width="2.307cm" style:rel-column-width="8890*"/>
    </style:style>
    <style:style style:name="Taula28.B" style:family="table-column">
      <style:table-column-properties style:column-width="4.9cm" style:rel-column-width="18881*"/>
    </style:style>
    <style:style style:name="Taula28.D" style:family="table-column">
      <style:table-column-properties style:column-width="4.902cm" style:rel-column-width="18883*"/>
    </style:style>
    <style:style style:name="Taula28.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ula28.B1" style:family="table-cell">
      <style:table-cell-properties style:vertical-align="middle" fo:background-color="#999999" fo:padding="0.097cm" fo:border="0.05pt solid #000000">
        <style:background-image/>
      </style:table-cell-properties>
    </style:style>
    <style:style style:name="Taula28.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ula28.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ula28.3" style:family="table-row">
      <style:table-row-properties fo:keep-together="always"/>
    </style:style>
    <style:style style:name="Taula28.A3" style:family="table-cell">
      <style:table-cell-properties style:vertical-align="middle" fo:padding="0.097cm" fo:border-left="0.05pt solid #000000" fo:border-right="none" fo:border-top="none" fo:border-bottom="0.05pt solid #000000"/>
    </style:style>
    <style:style style:name="Taula28.B3" style:family="table-cell">
      <style:table-cell-properties style:vertical-align="middle" fo:padding="0.097cm" fo:border-left="0.05pt solid #000000" fo:border-right="none" fo:border-top="none" fo:border-bottom="0.05pt solid #000000"/>
    </style:style>
    <style:style style:name="Taula28.C3" style:family="table-cell">
      <style:table-cell-properties style:vertical-align="middle" fo:padding="0.097cm" fo:border-left="0.05pt solid #000000" fo:border-right="none" fo:border-top="none" fo:border-bottom="0.05pt solid #000000"/>
    </style:style>
    <style:style style:name="Taula28.D3" style:family="table-cell">
      <style:table-cell-properties style:vertical-align="middle" fo:padding="0.097cm" fo:border-left="0.05pt solid #000000" fo:border-right="0.05pt solid #000000" fo:border-top="none" fo:border-bottom="0.05pt solid #000000"/>
    </style:style>
    <style:style style:name="Taula28.A4" style:family="table-cell">
      <style:table-cell-properties style:vertical-align="middle" fo:padding="0.097cm" fo:border-left="0.05pt solid #000000" fo:border-right="none" fo:border-top="none" fo:border-bottom="0.05pt solid #000000"/>
    </style:style>
    <style:style style:name="Taula28.B4" style:family="table-cell">
      <style:table-cell-properties style:vertical-align="middle" fo:padding="0.097cm" fo:border-left="0.05pt solid #000000" fo:border-right="none" fo:border-top="none" fo:border-bottom="0.05pt solid #000000"/>
    </style:style>
    <style:style style:name="Taula28.C4" style:family="table-cell">
      <style:table-cell-properties style:vertical-align="middle" fo:padding="0.097cm" fo:border-left="0.05pt solid #000000" fo:border-right="none" fo:border-top="none" fo:border-bottom="0.05pt solid #000000"/>
    </style:style>
    <style:style style:name="Taula28.D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master-page-name="">
      <style:paragraph-properties fo:margin-left="0cm" fo:margin-right="0cm" fo:text-align="center" style:justify-single-word="false" fo:orphans="2" fo:widows="2" fo:text-indent="0cm" style:auto-text-indent="false" style:page-number="auto" fo:padding="0.049cm" fo:border="0.06pt solid #000000" style:shadow="none" style:writing-mode="lr-tb">
        <style:tab-stops>
          <style:tab-stop style:position="7.5cm" style:type="center"/>
          <style:tab-stop style:position="15cm" style:type="right"/>
        </style:tab-stops>
      </style:paragraph-properties>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Footnote">
      <style:paragraph-properties fo:margin-left="0cm" fo:margin-right="0cm" fo:text-align="start" style:justify-single-word="false" fo:text-indent="0cm" style:auto-text-indent="false" style:snap-to-layout-grid="false"/>
      <style:text-properties fo:background-color="transparent"/>
    </style:style>
    <style:style style:name="P3" style:family="paragraph" style:parent-style-name="Footnote">
      <style:paragraph-properties fo:margin-left="0cm" fo:margin-right="0cm" fo:text-align="center" style:justify-single-word="false" fo:text-indent="0cm" style:auto-text-indent="false" style:snap-to-layout-grid="false"/>
      <style:text-properties fo:background-color="transparent"/>
    </style:style>
    <style:style style:name="P4" style:family="paragraph" style:parent-style-name="Footnote">
      <style:paragraph-properties fo:margin-left="0cm" fo:margin-right="0cm" fo:text-align="center" style:justify-single-word="false" fo:text-indent="0cm" style:auto-text-indent="false" style:snap-to-layout-grid="false"/>
    </style:style>
    <style:style style:name="P5" style:family="paragraph" style:parent-style-name="Footnote">
      <style:paragraph-properties fo:margin-left="0cm" fo:margin-right="0cm" fo:text-align="start" style:justify-single-word="false" fo:text-indent="0cm" style:auto-text-indent="false" style:snap-to-layout-grid="false"/>
      <style:text-properties style:font-name="Arial1" fo:font-size="8pt" fo:language="ca" fo:country="ES" fo:background-color="transparent" style:font-size-asian="8pt"/>
    </style:style>
    <style:style style:name="P6" style:family="paragraph" style:parent-style-name="Header">
      <style:paragraph-properties fo:margin-left="0cm" fo:margin-right="0cm" fo:text-align="center" style:justify-single-word="false" fo:text-indent="0cm" style:auto-text-indent="false" style:snap-to-layout-grid="false"/>
      <style:text-properties style:font-name="Arial1" fo:font-size="8pt" fo:language="ca" fo:country="ES" fo:background-color="transparent" style:font-size-asian="8pt"/>
    </style:style>
    <style:style style:name="P7" style:family="paragraph" style:parent-style-name="Text_20_body">
      <style:paragraph-properties fo:margin-left="0cm" fo:margin-right="0cm" fo:text-align="center" style:justify-single-word="false" fo:text-indent="0cm" style:auto-text-indent="false" style:snap-to-layout-grid="false"/>
      <style:text-properties fo:background-color="transparent"/>
    </style:style>
    <style:style style:name="P8"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bold" officeooo:rsid="024a8167" officeooo:paragraph-rsid="024a8167" style:font-name-asian="Times New Roman" style:font-size-asian="11pt" style:font-weight-asian="bold" style:font-name-complex="Times New Roman" style:font-size-complex="11pt" style:language-complex="ar" style:country-complex="SA" style:font-weight-complex="bold"/>
    </style:style>
    <style:style style:name="P9"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normal" officeooo:rsid="024a8167" officeooo:paragraph-rsid="024a8167" style:font-name-asian="Times New Roman" style:font-size-asian="11pt" style:font-weight-asian="normal" style:font-name-complex="Times New Roman" style:font-size-complex="11pt" style:language-complex="ar" style:country-complex="SA" style:font-weight-complex="normal"/>
    </style:style>
    <style:style style:name="P10"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normal" officeooo:rsid="02916b29" officeooo:paragraph-rsid="02916b29" style:font-name-asian="Times New Roman" style:font-size-asian="11pt" style:font-weight-asian="normal" style:font-name-complex="Times New Roman" style:font-size-complex="11pt" style:language-complex="ar" style:country-complex="SA" style:font-weight-complex="normal"/>
    </style:style>
    <style:style style:name="P11"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normal" officeooo:rsid="02d32409" officeooo:paragraph-rsid="02d32409" style:font-name-asian="Times New Roman" style:font-size-asian="11pt" style:font-weight-asian="normal" style:font-name-complex="Times New Roman" style:font-size-complex="11pt" style:language-complex="ar" style:country-complex="SA" style:font-weight-complex="normal"/>
    </style:style>
    <style:style style:name="P12"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normal" officeooo:rsid="02a10498" officeooo:paragraph-rsid="02a10498"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P13"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normal" officeooo:rsid="024a8167" officeooo:paragraph-rsid="024a8167"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P14"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0pt" fo:language="ca" fo:country="ES" fo:font-weight="bold" officeooo:paragraph-rsid="0261fa19" style:font-name-asian="Times New Roman" style:font-size-asian="10pt" style:font-weight-asian="bold" style:font-name-complex="Times New Roman" style:font-size-complex="10pt" style:language-complex="ar" style:country-complex="SA" style:font-weight-complex="bold"/>
    </style:style>
    <style:style style:name="P15"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0pt" fo:language="ca" fo:country="ES" fo:font-weight="bold" officeooo:rsid="025daa7a" officeooo:paragraph-rsid="0264fe43"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0pt" fo:language="ca" fo:country="ES" fo:font-weight="bold" officeooo:rsid="025daa7a" officeooo:paragraph-rsid="025daa7a" style:font-name-asian="Times New Roman" style:font-size-asian="10pt" style:font-weight-asian="bold" style:font-name-complex="Times New Roman" style:font-size-complex="10pt" style:language-complex="ar" style:country-complex="SA" style:font-weight-complex="bold"/>
    </style:style>
    <style:style style:name="P17"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0ec5b26" officeooo:paragraph-rsid="0261fa19"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8"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31491" officeooo:paragraph-rsid="02e31491"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9"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31491" officeooo:paragraph-rsid="0261fa19"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31491" officeooo:paragraph-rsid="02e31491"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c6f9c1" officeooo:paragraph-rsid="02c6f9c1"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2"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c6f9c1" officeooo:paragraph-rsid="02c6f9c1"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3"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620f0" officeooo:paragraph-rsid="02e620f0"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620f0" officeooo:paragraph-rsid="0261fa19"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5"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620f0" officeooo:paragraph-rsid="02e620f0"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6"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620f0" officeooo:paragraph-rsid="0261fa19"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620f0" officeooo:paragraph-rsid="02c6f9c1"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8"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officeooo:rsid="025daa7a" officeooo:paragraph-rsid="025daa7a" style:font-name-asian="Times New Roman" style:font-size-asian="10pt" style:font-name-complex="Times New Roman" style:font-size-complex="10pt" style:language-complex="ar" style:country-complex="SA"/>
    </style:style>
    <style:style style:name="P29"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officeooo:rsid="025daa7a" officeooo:paragraph-rsid="0264fe43" style:font-name-asian="Times New Roman" style:font-size-asian="10pt" style:font-name-complex="Times New Roman" style:font-size-complex="10pt" style:language-complex="ar" style:country-complex="SA"/>
    </style:style>
    <style:style style:name="P30"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officeooo:rsid="02e31491" officeooo:paragraph-rsid="02e31491" style:font-name-asian="Times New Roman" style:font-size-asian="10pt" style:font-name-complex="Times New Roman" style:font-size-complex="10pt" style:language-complex="ar" style:country-complex="SA"/>
    </style:style>
    <style:style style:name="P31" style:family="paragraph" style:parent-style-name="Tetxt_20_tasca_20_2_20_EAC">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officeooo:rsid="02e1a860" officeooo:paragraph-rsid="02e31491"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2" style:family="paragraph" style:parent-style-name="Encapcalament_20_2_20_EAC">
      <style:paragraph-properties fo:margin-left="0cm" fo:margin-right="0cm" fo:text-indent="0cm" style:auto-text-indent="false"/>
    </style:style>
    <style:style style:name="P33"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9pt" fo:language="ca" fo:country="ES" fo:font-weight="normal" officeooo:rsid="02f9a508" officeooo:paragraph-rsid="02fbb49a" fo:background-color="transparent" style:font-name-asian="Nimbus Mono L" style:font-size-asian="9pt" style:font-weight-asian="normal" style:font-name-complex="Nimbus Mono L" style:font-size-complex="9pt" style:language-complex="ar" style:country-complex="SA" style:font-weight-complex="normal"/>
    </style:style>
    <style:style style:name="P34" style:family="paragraph" style:parent-style-name="Tetxt_20_tasca_20_2_20_EAC">
      <style:paragraph-properties fo:margin-left="0cm" fo:margin-right="0cm" fo:margin-top="0cm" fo:margin-bottom="0cm" loext:contextual-spacing="false" fo:text-indent="0cm" style:auto-text-indent="false"/>
      <style:text-properties fo:color="#000000" style:font-name="Courier New" fo:font-size="9pt" fo:language="ca" fo:country="ES" fo:font-weight="normal" officeooo:rsid="02f9a508" officeooo:paragraph-rsid="02fb73a7" fo:background-color="transparent" style:font-name-asian="Nimbus Mono L" style:font-size-asian="9pt" style:font-weight-asian="normal" style:font-name-complex="Nimbus Mono L" style:font-size-complex="9pt" style:language-complex="ar" style:country-complex="SA" style:font-weight-complex="normal"/>
    </style:style>
    <style:style style:name="P35" style:family="paragraph" style:parent-style-name="Tetxt_20_tasca_20_2_20_EAC">
      <style:paragraph-properties fo:margin-left="0cm" fo:margin-right="0cm" fo:margin-top="0cm" fo:margin-bottom="0cm" loext:contextual-spacing="false" fo:text-indent="0cm" style:auto-text-indent="false"/>
      <style:text-properties fo:color="#000000" style:font-name="Courier New" fo:font-size="9pt" fo:language="ca" fo:country="ES" fo:font-weight="normal" officeooo:rsid="02f9a508" officeooo:paragraph-rsid="02f9a508" fo:background-color="transparent" style:font-name-asian="Nimbus Mono L" style:font-size-asian="9pt" style:font-weight-asian="normal" style:font-name-complex="Nimbus Mono L" style:font-size-complex="9pt" style:language-complex="ar" style:country-complex="SA" style:font-weight-complex="normal"/>
    </style:style>
    <style:style style:name="P36"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7"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38" style:family="paragraph" style:parent-style-name="Footnote">
      <style:text-properties style:font-name="Arial" fo:font-size="5pt" fo:language="ca" fo:country="ES" style:font-size-asian="5pt" style:font-size-complex="5pt"/>
    </style:style>
    <style:style style:name="P3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40" style:family="paragraph" style:parent-style-name="Footnote">
      <style:paragraph-properties fo:text-align="start" style:justify-single-word="false" style:snap-to-layout-grid="false"/>
      <style:text-properties fo:background-color="transparent"/>
    </style:style>
    <style:style style:name="P41" style:family="paragraph" style:parent-style-name="Footnote">
      <style:paragraph-properties fo:text-align="center" style:justify-single-word="false" style:snap-to-layout-grid="false"/>
    </style:style>
    <style:style style:name="P42"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43"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44"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45"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46" style:family="paragraph" style:parent-style-name="Text_20_body">
      <style:paragraph-properties fo:margin-top="0cm" fo:margin-bottom="0cm" loext:contextual-spacing="false"/>
      <style:text-properties fo:color="#000000" style:font-name="Arial" fo:font-size="10pt" fo:language="ca" fo:country="ES" officeooo:paragraph-rsid="025daa7a" style:font-name-asian="Times New Roman" style:font-size-asian="10pt" style:font-name-complex="Times New Roman" style:font-size-complex="10pt" style:language-complex="ar" style:country-complex="SA"/>
    </style:style>
    <style:style style:name="P47" style:family="paragraph" style:parent-style-name="Text_20_body">
      <style:paragraph-properties fo:margin-top="0cm" fo:margin-bottom="0cm" loext:contextual-spacing="false"/>
      <style:text-properties fo:font-size="10pt" officeooo:paragraph-rsid="025daa7a" style:font-size-asian="10pt" style:font-size-complex="10pt"/>
    </style:style>
    <style:style style:name="P48" style:family="paragraph" style:parent-style-name="Text_20_body">
      <style:paragraph-properties fo:margin-top="0cm" fo:margin-bottom="0cm" loext:contextual-spacing="false"/>
      <style:text-properties fo:font-size="10pt" officeooo:rsid="025ef120" officeooo:paragraph-rsid="025ef120" style:font-size-asian="10pt" style:font-size-complex="10pt"/>
    </style:style>
    <style:style style:name="P49" style:family="paragraph" style:parent-style-name="Text_20_body">
      <style:paragraph-properties fo:margin-top="0cm" fo:margin-bottom="0cm" loext:contextual-spacing="false"/>
      <style:text-properties fo:font-size="10pt" officeooo:paragraph-rsid="0264fe43" style:font-size-asian="10pt" style:font-size-complex="10pt"/>
    </style:style>
    <style:style style:name="P50"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51"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5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53" style:family="paragraph" style:parent-style-name="Text_20_body">
      <style:paragraph-properties fo:text-align="center" style:justify-single-word="false"/>
      <style:text-properties style:font-name="Arial1" fo:font-size="8pt" fo:background-color="#ffff00"/>
    </style:style>
    <style:style style:name="P54" style:family="paragraph" style:parent-style-name="Text_20_body">
      <style:text-properties fo:color="#000000" style:font-name="Arial" fo:font-size="10pt" fo:font-weight="normal" officeooo:rsid="025ef120" officeooo:paragraph-rsid="025ef120" style:font-name-asian="Nimbus Mono L" style:font-size-asian="10pt" style:font-weight-asian="normal" style:font-name-complex="Nimbus Mono L" style:font-size-complex="10pt" style:font-weight-complex="normal"/>
    </style:style>
    <style:style style:name="P55" style:family="paragraph" style:parent-style-name="Text_20_body">
      <style:text-properties fo:font-size="10pt" fo:font-weight="normal" officeooo:rsid="024d85e4" officeooo:paragraph-rsid="025daa7a" style:font-size-asian="10pt" style:font-weight-asian="normal" style:font-size-complex="10pt" style:font-weight-complex="normal"/>
    </style:style>
    <style:style style:name="P56" style:family="paragraph" style:parent-style-name="Text_20_body">
      <style:text-properties fo:font-size="10pt" fo:font-weight="normal" officeooo:rsid="024d85e4" officeooo:paragraph-rsid="025ef120" style:font-size-asian="10pt" style:font-weight-asian="normal" style:font-size-complex="10pt" style:font-weight-complex="normal"/>
    </style:style>
    <style:style style:name="P57" style:family="paragraph" style:parent-style-name="Text_20_body">
      <style:text-properties fo:font-size="10pt" fo:font-weight="normal" officeooo:rsid="024d85e4" officeooo:paragraph-rsid="0264fe43" style:font-size-asian="10pt" style:font-weight-asian="normal" style:font-size-complex="10pt" style:font-weight-complex="normal"/>
    </style:style>
    <style:style style:name="P58" style:family="paragraph" style:parent-style-name="Text_20_body">
      <style:text-properties fo:font-size="10pt" fo:font-weight="normal" officeooo:rsid="025ef120" officeooo:paragraph-rsid="025ef120" style:font-size-asian="10pt" style:font-weight-asian="normal" style:font-size-complex="10pt" style:font-weight-complex="normal"/>
    </style:style>
    <style:style style:name="P59" style:family="paragraph" style:parent-style-name="Text_20_body">
      <style:text-properties fo:font-size="10pt" officeooo:paragraph-rsid="025daa7a" style:font-size-asian="10pt" style:font-size-complex="10pt"/>
    </style:style>
    <style:style style:name="P60" style:family="paragraph" style:parent-style-name="Text_20_body">
      <style:text-properties fo:font-size="10pt" officeooo:rsid="025ef120" officeooo:paragraph-rsid="025ef120" style:font-size-asian="10pt" style:font-size-complex="10pt"/>
    </style:style>
    <style:style style:name="P61" style:family="paragraph" style:parent-style-name="Text_20_body">
      <style:text-properties fo:font-size="10pt" officeooo:paragraph-rsid="0264fe43" style:font-size-asian="10pt" style:font-size-complex="10pt"/>
    </style:style>
    <style:style style:name="P62" style:family="paragraph" style:parent-style-name="Text_20_body">
      <style:text-properties officeooo:paragraph-rsid="025ef120"/>
    </style:style>
    <style:style style:name="P63" style:family="paragraph" style:parent-style-name="Titol_20_EAC">
      <style:text-properties style:font-name="Arial Black" fo:font-size="24pt" style:font-size-asian="24pt" style:font-size-complex="24pt"/>
    </style:style>
    <style:style style:name="P64" style:family="paragraph" style:parent-style-name="Titol_20_EAC">
      <style:text-properties fo:font-size="14pt" style:font-size-asian="12.25pt" style:font-size-complex="14pt"/>
    </style:style>
    <style:style style:name="P65" style:family="paragraph" style:parent-style-name="Titol_20_EAC">
      <style:text-properties fo:background-color="transparent"/>
    </style:style>
    <style:style style:name="P66" style:family="paragraph" style:parent-style-name="Encapcalament_20_2_20_EAC">
      <style:text-properties officeooo:paragraph-rsid="0248b421"/>
    </style:style>
    <style:style style:name="P67" style:family="paragraph" style:parent-style-name="Encapcalament_20_2_20_EAC">
      <style:text-properties officeooo:rsid="0261fa19" officeooo:paragraph-rsid="0261fa19"/>
    </style:style>
    <style:style style:name="P68" style:family="paragraph" style:parent-style-name="Encapcalament_20_2_20_EAC">
      <style:text-properties officeooo:paragraph-rsid="028fc987"/>
    </style:style>
    <style:style style:name="P69" style:family="paragraph" style:parent-style-name="Encapcalament_20_2_20_EAC">
      <style:text-properties officeooo:paragraph-rsid="02d65d2c"/>
    </style:style>
    <style:style style:name="P70" style:family="paragraph" style:parent-style-name="Text_20_EAC">
      <style:text-properties fo:font-weight="bold" officeooo:rsid="024d85e4" officeooo:paragraph-rsid="024d85e4" style:font-weight-asian="bold" style:font-weight-complex="bold"/>
    </style:style>
    <style:style style:name="P71" style:family="paragraph" style:parent-style-name="Text_20_EAC">
      <style:text-properties officeooo:rsid="02466bb8" officeooo:paragraph-rsid="024808ba"/>
    </style:style>
    <style:style style:name="P72" style:family="paragraph" style:parent-style-name="Text_20_EAC">
      <style:text-properties officeooo:rsid="025ccac8" officeooo:paragraph-rsid="0264fe43"/>
    </style:style>
    <style:style style:name="P73" style:family="paragraph" style:parent-style-name="Text_20_EAC">
      <style:text-properties fo:color="#000000" style:font-name="Arial" officeooo:rsid="02694f85" officeooo:paragraph-rsid="02694f85" style:font-name-asian="Nimbus Mono L" style:font-name-complex="Nimbus Mono L"/>
    </style:style>
    <style:style style:name="P74" style:family="paragraph" style:parent-style-name="Text_20_EAC">
      <style:text-properties fo:color="#000000" style:font-name="Arial" officeooo:rsid="02c6f9c1" officeooo:paragraph-rsid="02c6f9c1" fo:background-color="#ffff00" style:font-name-asian="Nimbus Mono L" style:font-name-complex="Nimbus Mono L"/>
    </style:style>
    <style:style style:name="P75" style:family="paragraph" style:parent-style-name="Text_20_EAC">
      <style:text-properties fo:color="#000000" style:font-name="Arial" officeooo:rsid="02c6f9c1" officeooo:paragraph-rsid="02c71f09" fo:background-color="#ffff00" style:font-name-asian="Nimbus Mono L" style:font-name-complex="Nimbus Mono L"/>
    </style:style>
    <style:style style:name="P76" style:family="paragraph" style:parent-style-name="Text_20_EAC">
      <style:text-properties fo:color="#000000" style:font-name="Arial" fo:font-weight="normal" officeooo:rsid="025ccac8" officeooo:paragraph-rsid="02c71f09" style:font-name-asian="Nimbus Mono L" style:font-weight-asian="normal" style:font-name-complex="Nimbus Mono L" style:font-weight-complex="normal"/>
    </style:style>
    <style:style style:name="P77" style:family="paragraph" style:parent-style-name="Text_20_EAC">
      <style:text-properties fo:color="#000000" style:font-name="Arial" fo:font-weight="bold" officeooo:rsid="024d85e4" officeooo:paragraph-rsid="02c71f09" style:font-name-asian="Nimbus Mono L" style:font-weight-asian="bold" style:font-name-complex="Nimbus Mono L" style:font-weight-complex="bold"/>
    </style:style>
    <style:style style:name="P78" style:family="paragraph" style:parent-style-name="Text_20_EAC">
      <style:text-properties officeooo:paragraph-rsid="024808ba"/>
    </style:style>
    <style:style style:name="P79" style:family="paragraph" style:parent-style-name="Text_20_EAC">
      <style:text-properties officeooo:rsid="0264fe43" officeooo:paragraph-rsid="029302dc"/>
    </style:style>
    <style:style style:name="P80" style:family="paragraph" style:parent-style-name="Text_20_EAC">
      <style:text-properties fo:font-size="11pt" style:font-size-asian="11pt" style:font-size-complex="11pt"/>
    </style:style>
    <style:style style:name="P81" style:family="paragraph" style:parent-style-name="Text_20_EAC">
      <style:text-properties officeooo:paragraph-rsid="02a10498" fo:background-color="transparent"/>
    </style:style>
    <style:style style:name="P82" style:family="paragraph" style:parent-style-name="Text_20_EAC">
      <style:text-properties officeooo:rsid="02e0053e" officeooo:paragraph-rsid="02fee5d9" fo:background-color="transparent"/>
    </style:style>
    <style:style style:name="P83" style:family="paragraph" style:parent-style-name="Text_20_EAC">
      <style:text-properties officeooo:paragraph-rsid="02fee5d9" fo:background-color="transparent"/>
    </style:style>
    <style:style style:name="P84" style:family="paragraph" style:parent-style-name="Text_20_EAC">
      <style:text-properties officeooo:paragraph-rsid="02f32bfb" fo:background-color="transparent"/>
    </style:style>
    <style:style style:name="P85" style:family="paragraph" style:parent-style-name="Text_20_EAC">
      <style:text-properties officeooo:paragraph-rsid="02fc4fff" fo:background-color="transparent"/>
    </style:style>
    <style:style style:name="P86" style:family="paragraph" style:parent-style-name="Text_20_EAC">
      <style:text-properties style:font-name="Arial" fo:font-size="11pt" fo:language="ca" fo:country="ES" officeooo:rsid="02e1a860" officeooo:paragraph-rsid="02e1a860" fo:background-color="transparent" style:font-size-asian="10pt" style:font-name-complex="Arial" style:font-size-complex="10pt" style:language-complex="ar" style:country-complex="SA"/>
    </style:style>
    <style:style style:name="P87" style:family="paragraph" style:parent-style-name="Text_20_EAC">
      <style:text-properties style:font-name="Arial" fo:font-size="11pt" fo:language="ca" fo:country="ES" style:text-underline-style="none" fo:font-weight="normal" officeooo:rsid="02f32bfb" officeooo:paragraph-rsid="02f32bfb" fo:background-color="transparent" style:font-size-asian="10pt" style:font-weight-asian="normal" style:font-name-complex="Arial" style:font-size-complex="10pt" style:language-complex="ar" style:country-complex="SA" style:font-weight-complex="normal"/>
    </style:style>
    <style:style style:name="P88" style:family="paragraph" style:parent-style-name="Text_20_EAC">
      <style:text-properties officeooo:paragraph-rsid="02ec88e0"/>
    </style:style>
    <style:style style:name="P89" style:family="paragraph" style:parent-style-name="Encapçalament_20_1_20_EAC">
      <style:text-properties officeooo:paragraph-rsid="02916b29"/>
    </style:style>
    <style:style style:name="P90" style:family="paragraph" style:parent-style-name="Encapçalament_20_1_20_EAC">
      <style:text-properties officeooo:paragraph-rsid="026c5d43"/>
    </style:style>
    <style:style style:name="P91" style:family="paragraph" style:parent-style-name="Encapçalament_20_1_20_EAC">
      <style:text-properties officeooo:paragraph-rsid="024d85e4"/>
    </style:style>
    <style:style style:name="P92" style:family="paragraph" style:parent-style-name="Table_20_Contents">
      <style:paragraph-properties fo:text-align="justify" style:justify-single-word="false"/>
      <style:text-properties officeooo:rsid="02e31491" officeooo:paragraph-rsid="02e31491" fo:background-color="transparent"/>
    </style:style>
    <style:style style:name="P93" style:family="paragraph" style:parent-style-name="Table_20_Contents">
      <style:paragraph-properties fo:text-align="justify" style:justify-single-word="false"/>
      <style:text-properties fo:background-color="transparent"/>
    </style:style>
    <style:style style:name="P94" style:family="paragraph" style:parent-style-name="Table_20_Contents">
      <style:text-properties fo:font-size="10pt" fo:font-weight="bold" officeooo:rsid="024d85e4" officeooo:paragraph-rsid="026546f5" style:font-size-asian="10pt" style:font-weight-asian="bold" style:font-size-complex="10pt" style:font-weight-complex="bold"/>
    </style:style>
    <style:style style:name="P95" style:family="paragraph" style:parent-style-name="Table_20_Contents">
      <style:text-properties fo:font-size="10pt" fo:font-weight="bold" officeooo:rsid="024d85e4" officeooo:paragraph-rsid="024d85e4" style:font-size-asian="10pt" style:font-weight-asian="bold" style:font-size-complex="10pt" style:font-weight-complex="bold"/>
    </style:style>
    <style:style style:name="P96" style:family="paragraph" style:parent-style-name="Table_20_Contents">
      <style:text-properties fo:font-size="10pt" fo:font-weight="bold" officeooo:rsid="024d85e4" officeooo:paragraph-rsid="024f6ff0" style:font-size-asian="10pt" style:font-weight-asian="bold" style:font-size-complex="10pt" style:font-weight-complex="bold"/>
    </style:style>
    <style:style style:name="P97" style:family="paragraph" style:parent-style-name="Table_20_Contents">
      <style:text-properties fo:font-size="10pt" fo:font-weight="bold" officeooo:rsid="025ccac8" officeooo:paragraph-rsid="026546f5" style:font-size-asian="10pt" style:font-weight-asian="bold" style:font-size-complex="10pt" style:font-weight-complex="bold"/>
    </style:style>
    <style:style style:name="P98" style:family="paragraph" style:parent-style-name="Table_20_Contents">
      <style:text-properties fo:font-size="10pt" fo:font-weight="bold" officeooo:rsid="02527b01" officeooo:paragraph-rsid="02527b01" style:font-size-asian="10pt" style:font-weight-asian="bold" style:font-size-complex="10pt" style:font-weight-complex="bold"/>
    </style:style>
    <style:style style:name="P99" style:family="paragraph" style:parent-style-name="Table_20_Contents">
      <style:text-properties fo:font-size="10pt" fo:font-weight="bold" officeooo:rsid="024f6ff0" officeooo:paragraph-rsid="024d85e4" style:font-size-asian="10pt" style:font-weight-asian="bold" style:font-size-complex="10pt" style:font-weight-complex="bold"/>
    </style:style>
    <style:style style:name="P100" style:family="paragraph" style:parent-style-name="Contents_20_1">
      <style:paragraph-properties>
        <style:tab-stops>
          <style:tab-stop style:position="17.011cm" style:type="right" style:leader-style="dotted" style:leader-text="."/>
        </style:tab-stops>
      </style:paragraph-properties>
    </style:style>
    <style:style style:name="P101" style:family="paragraph" style:parent-style-name="Contents_20_2">
      <style:paragraph-properties>
        <style:tab-stops>
          <style:tab-stop style:position="17.011cm" style:type="right" style:leader-style="dotted" style:leader-text="."/>
        </style:tab-stops>
      </style:paragraph-properties>
    </style:style>
    <style:style style:name="P102" style:family="paragraph" style:parent-style-name="Tetxt_20_tasca_20_2_20_EAC">
      <style:text-properties fo:font-weight="normal" officeooo:rsid="02e1a860" officeooo:paragraph-rsid="02e1a860" fo:background-color="transparent" style:font-weight-asian="normal" style:font-weight-complex="normal"/>
    </style:style>
    <style:style style:name="P103" style:family="paragraph" style:parent-style-name="Tetxt_20_tasca_20_2_20_EAC">
      <style:text-properties fo:font-weight="normal" officeooo:rsid="02e1a860" officeooo:paragraph-rsid="02e4cdcc" fo:background-color="transparent" style:font-weight-asian="normal" style:font-weight-complex="normal"/>
    </style:style>
    <style:style style:name="P104" style:family="paragraph" style:parent-style-name="Tetxt_20_tasca_20_2_20_EAC">
      <style:text-properties officeooo:paragraph-rsid="02e4cdcc"/>
    </style:style>
    <style:style style:name="P105" style:family="paragraph" style:parent-style-name="Tetxt_20_tasca_20_2_20_EAC">
      <style:text-properties officeooo:rsid="02f9a508" officeooo:paragraph-rsid="02f9a508" fo:background-color="transparent"/>
    </style:style>
    <style:style style:name="P106" style:family="paragraph" style:parent-style-name="Tetxt_20_tasca_20_2_20_EAC">
      <style:text-properties fo:color="#000000" style:font-name="Arial" fo:font-size="11pt" fo:language="ca" fo:country="ES" fo:font-weight="normal" officeooo:rsid="02f9a508" officeooo:paragraph-rsid="02f9a508" fo:background-color="transparent" style:font-name-asian="Nimbus Mono L" style:font-size-asian="10pt" style:font-weight-asian="normal" style:font-name-complex="Nimbus Mono L" style:font-size-complex="10pt" style:language-complex="ar" style:country-complex="SA" style:font-weight-complex="normal"/>
    </style:style>
    <style:style style:name="P107" style:family="paragraph" style:parent-style-name="Titol_20_EAC" style:master-page-name="Standard">
      <style:paragraph-properties style:page-number="auto"/>
    </style:style>
    <style:style style:name="P108" style:family="paragraph" style:parent-style-name="Contents_20_1">
      <style:paragraph-properties>
        <style:tab-stops>
          <style:tab-stop style:position="17.011cm" style:type="right" style:leader-style="dotted" style:leader-text="."/>
        </style:tab-stops>
      </style:paragraph-properties>
    </style:style>
    <style:style style:name="P109" style:family="paragraph" style:parent-style-name="Contents_20_2">
      <style:paragraph-properties>
        <style:tab-stops>
          <style:tab-stop style:position="17.011cm" style:type="right" style:leader-style="dotted" style:leader-text="."/>
        </style:tab-stops>
      </style:paragraph-properties>
    </style:style>
    <style:style style:name="P110" style:family="paragraph" style:parent-style-name="Standard" style:list-style-name="WW8Num27"/>
    <style:style style:name="P111" style:family="paragraph" style:parent-style-name="Tetxt_20_tasca_20_2_20_EAC" style:list-style-name="L5">
      <style:text-properties fo:font-weight="normal" officeooo:rsid="02e1a860" officeooo:paragraph-rsid="02e1a860" fo:background-color="transparent" style:font-weight-asian="normal" style:font-weight-complex="normal"/>
    </style:style>
    <style:style style:name="P112" style:family="paragraph" style:parent-style-name="Tetxt_20_tasca_20_2_20_EAC" style:list-style-name="L6">
      <style:text-properties officeooo:paragraph-rsid="02e3ebe6"/>
    </style:style>
    <style:style style:name="P113" style:family="paragraph" style:parent-style-name="Tetxt_20_tasca_20_2_20_EAC" style:list-style-name="L6">
      <style:text-properties officeooo:paragraph-rsid="02e4cdcc"/>
    </style:style>
    <style:style style:name="P114" style:family="paragraph" style:parent-style-name="Tetxt_20_tasca_20_2_20_EAC" style:list-style-name="L6">
      <style:text-properties officeooo:paragraph-rsid="02e52474"/>
    </style:style>
    <style:style style:name="P115" style:family="paragraph" style:parent-style-name="Text_20_EAC" style:list-style-name="L4">
      <style:text-properties officeooo:paragraph-rsid="02e1a860"/>
    </style:style>
    <style:style style:name="P116" style:family="paragraph" style:parent-style-name="Text_20_EAC" style:list-style-name="L4">
      <style:text-properties officeooo:rsid="02e1a860" officeooo:paragraph-rsid="02e1a860" fo:background-color="transparent"/>
    </style:style>
    <style:style style:name="P117" style:family="paragraph" style:parent-style-name="Text_20_EAC" style:list-style-name="L7">
      <style:text-properties fo:color="#000000" style:font-name="Arial" officeooo:rsid="02694f85" officeooo:paragraph-rsid="02694f85" style:font-name-asian="Nimbus Mono L" style:font-name-complex="Nimbus Mono L"/>
    </style:style>
    <style:style style:name="P118" style:family="paragraph" style:parent-style-name="Text_20_EAC" style:list-style-name="L8">
      <style:text-properties fo:color="#000000" style:font-name="Arial" officeooo:rsid="025ccac8" officeooo:paragraph-rsid="0264fe43" style:font-name-asian="Nimbus Mono L" style:font-name-complex="Nimbus Mono L"/>
    </style:style>
    <style:style style:name="P119" style:family="paragraph" style:parent-style-name="Text_20_EAC" style:list-style-name="L8">
      <style:text-properties fo:color="#000000" style:font-name="Arial" officeooo:rsid="02e31491" officeooo:paragraph-rsid="02e31491" style:font-name-asian="Nimbus Mono L" style:font-name-complex="Nimbus Mono L"/>
    </style:style>
    <style:style style:name="P120" style:family="paragraph" style:parent-style-name="Text_20_EAC" style:list-style-name="L8">
      <style:text-properties officeooo:rsid="025ccac8" officeooo:paragraph-rsid="0264fe43"/>
    </style:style>
    <style:style style:name="P121" style:family="paragraph" style:parent-style-name="text_20_llista_20_EAC" style:list-style-name="L1"/>
    <style:style style:name="P122" style:family="paragraph" style:parent-style-name="text_20_llista_20_EAC" style:list-style-name="L2"/>
    <style:style style:name="P123" style:family="paragraph" style:parent-style-name="text_20_llista_20_EAC" style:list-style-name="L3"/>
    <style:style style:name="P124" style:family="paragraph" style:parent-style-name="text_20_tasca_20_1_20_EAC">
      <style:text-properties officeooo:paragraph-rsid="0240edc2"/>
    </style:style>
    <style:style style:name="P125" style:family="paragraph" style:parent-style-name="text_20_tasca_20_1_20_EAC" style:list-style-name="Numbering_20_1">
      <style:text-properties officeooo:paragraph-rsid="02d9234b"/>
    </style:style>
    <style:style style:name="P126" style:family="paragraph" style:parent-style-name="text_20_tasca_20_1_20_EAC" style:list-style-name="Numbering_20_1">
      <style:text-properties officeooo:paragraph-rsid="02f2717a"/>
    </style:style>
    <style:style style:name="P127" style:family="paragraph" style:parent-style-name="text_20_tasca_20_1_20_EAC" style:list-style-name="Numbering_20_1">
      <style:text-properties officeooo:paragraph-rsid="02e3ebe6"/>
    </style:style>
    <style:style style:name="P128" style:family="paragraph" style:parent-style-name="text_20_tasca_20_1_20_EAC">
      <style:text-properties officeooo:rsid="02f2717a" officeooo:paragraph-rsid="02f89c3c" fo:background-color="#ffff00"/>
    </style:style>
    <style:style style:name="P129" style:family="paragraph" style:parent-style-name="text_20_tasca_20_1_20_EAC">
      <style:text-properties officeooo:paragraph-rsid="02f89c3c" fo:background-color="transparent"/>
    </style:style>
    <style:style style:name="P130" style:family="paragraph" style:parent-style-name="text_20_tasca_20_1_20_EAC">
      <style:text-properties fo:color="#000000" style:font-name="Arial" fo:font-size="11pt" fo:language="ca" fo:country="ES" fo:font-weight="normal" officeooo:rsid="02f9a508" officeooo:paragraph-rsid="02f9a508" fo:background-color="transparent" style:font-name-asian="Nimbus Mono L" style:font-size-asian="10pt" style:font-weight-asian="normal" style:font-name-complex="Nimbus Mono L" style:font-size-complex="10pt" style:language-complex="ar" style:country-complex="SA" style:font-weight-complex="normal"/>
    </style:style>
    <style:style style:name="P131" style:family="paragraph" style:parent-style-name="text_20_tasca_20_1_20_EAC" style:list-style-name="Numbering_20_1">
      <style:text-properties style:font-name="Arial" fo:font-size="11pt" fo:font-style="normal" officeooo:rsid="028fc987" officeooo:paragraph-rsid="028fc987" style:font-size-asian="11pt" style:font-style-asian="normal" style:font-size-complex="11pt" style:font-style-complex="normal"/>
    </style:style>
    <style:style style:name="P132" style:family="paragraph" style:parent-style-name="text_20_tasca_20_1_20_EAC" style:list-style-name="L6">
      <style:text-properties officeooo:paragraph-rsid="02e3ebe6"/>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2d7cb1a" style:font-size-asian="8pt"/>
    </style:style>
    <style:style style:name="T5" style:family="text">
      <style:text-properties style:font-name="Arial" fo:font-size="8pt" fo:language="ca" fo:country="ES" officeooo:rsid="026739e9" style:font-size-asian="8pt"/>
    </style:style>
    <style:style style:name="T6" style:family="text">
      <style:text-properties style:font-name="Arial" fo:font-size="8pt" fo:language="ca" fo:country="ES" officeooo:rsid="02dd4599" style:font-size-asian="8pt"/>
    </style:style>
    <style:style style:name="T7" style:family="text">
      <style:text-properties style:font-name="Arial" fo:font-size="8pt" fo:language="ca" fo:country="ES" officeooo:rsid="006a1eb5" style:font-size-asian="8pt"/>
    </style:style>
    <style:style style:name="T8" style:family="text">
      <style:text-properties style:font-name="Arial" fo:font-size="8pt" fo:language="ca" fo:country="ES" officeooo:rsid="02d5bb45" style:font-size-asian="8pt"/>
    </style:style>
    <style:style style:name="T9" style:family="text">
      <style:text-properties style:font-name="Arial" fo:font-size="8pt" fo:language="ca" fo:country="ES" officeooo:rsid="01ad91a0" style:font-size-asian="8pt"/>
    </style:style>
    <style:style style:name="T10" style:family="text">
      <style:text-properties style:font-name="Arial" fo:font-size="8pt" fo:language="ca" fo:country="ES" fo:background-color="transparent" loext:char-shading-value="0" style:font-size-asian="8pt"/>
    </style:style>
    <style:style style:name="T11" style:family="text">
      <style:text-properties style:font-name="Arial" fo:font-size="8pt" style:font-size-asian="8pt" style:font-name-complex="Arial" style:font-size-complex="8pt"/>
    </style:style>
    <style:style style:name="T12" style:family="text">
      <style:text-properties style:font-name="Arial" fo:font-size="14pt" fo:font-weight="bold" style:font-size-asian="14pt" style:font-weight-asian="bold"/>
    </style:style>
    <style:style style:name="T13" style:family="text">
      <style:text-properties style:font-name="Arial" fo:font-size="14pt" fo:font-weight="bold" officeooo:rsid="026739e9" style:font-size-asian="14pt" style:font-weight-asian="bold"/>
    </style:style>
    <style:style style:name="T14" style:family="text">
      <style:text-properties style:font-name="Arial" fo:font-size="14pt" fo:font-weight="bold" officeooo:rsid="00d1bbd2" style:font-size-asian="14pt" style:font-weight-asian="bold"/>
    </style:style>
    <style:style style:name="T15" style:family="text">
      <style:text-properties style:font-name="Arial" fo:font-size="14pt" fo:font-weight="bold" officeooo:rsid="02dd4599" style:font-size-asian="14pt" style:font-weight-asian="bold"/>
    </style:style>
    <style:style style:name="T16" style:family="text">
      <style:text-properties style:font-name="Arial" fo:font-size="16pt" fo:font-weight="bold" fo:background-color="transparent" loext:char-shading-value="0" style:font-size-asian="16pt" style:font-weight-asian="bold" style:font-size-complex="16pt"/>
    </style:style>
    <style:style style:name="T17" style:family="text">
      <style:text-properties style:font-name="Arial" fo:font-size="16pt" fo:font-weight="bold" officeooo:rsid="0146880c" fo:background-color="transparent" loext:char-shading-value="0" style:font-size-asian="16pt" style:font-weight-asian="bold" style:font-size-complex="16pt"/>
    </style:style>
    <style:style style:name="T18" style:family="text">
      <style:text-properties style:font-name="Arial" fo:font-size="16pt" fo:font-weight="bold" style:font-size-asian="16pt" style:font-weight-asian="bold" style:font-size-complex="16pt"/>
    </style:style>
    <style:style style:name="T19" style:family="text">
      <style:text-properties style:font-name="Arial" fo:font-size="11pt" fo:language="ca" fo:country="ES" fo:font-style="normal" fo:font-weight="bold" officeooo:rsid="02d45aea" fo:background-color="transparent" loext:char-shading-value="0" style:font-size-asian="11pt" style:font-style-asian="normal" style:font-weight-asian="bold" style:font-size-complex="11pt" style:language-complex="ar" style:country-complex="SA" style:font-style-complex="normal" style:font-weight-complex="bold"/>
    </style:style>
    <style:style style:name="T20" style:family="text">
      <style:text-properties style:font-name="Arial" fo:font-size="11pt" fo:language="ca" fo:country="ES" fo:font-style="normal" fo:font-weight="bold" officeooo:rsid="02e3ebe6" fo:background-color="transparent" loext:char-shading-value="0" style:font-size-asian="11pt" style:font-style-asian="normal" style:font-weight-asian="bold" style:font-size-complex="11pt" style:language-complex="ar" style:country-complex="SA" style:font-style-complex="normal" style:font-weight-complex="bold"/>
    </style:style>
    <style:style style:name="T21" style:family="text">
      <style:text-properties style:font-name="Arial" fo:font-size="11pt" fo:language="ca" fo:country="ES" fo:font-style="normal" fo:font-weight="bold" officeooo:rsid="02e4cdcc" fo:background-color="transparent" loext:char-shading-value="0" style:font-size-asian="11pt" style:font-style-asian="normal" style:font-weight-asian="bold" style:font-size-complex="11pt" style:language-complex="ar" style:country-complex="SA" style:font-style-complex="normal" style:font-weight-complex="bold"/>
    </style:style>
    <style:style style:name="T22" style:family="text">
      <style:text-properties style:font-name="Arial" fo:font-size="11pt" fo:language="ca" fo:country="ES" fo:font-style="normal" fo:font-weight="bold" officeooo:rsid="02f3539d" fo:background-color="transparent" loext:char-shading-value="0" style:font-size-asian="11pt" style:font-style-asian="normal" style:font-weight-asian="bold" style:font-size-complex="11pt" style:language-complex="ar" style:country-complex="SA" style:font-style-complex="normal" style:font-weight-complex="bold"/>
    </style:style>
    <style:style style:name="T23" style:family="text">
      <style:text-properties style:font-name="Arial" fo:font-size="11pt" fo:language="ca" fo:country="ES" fo:font-style="normal" fo:font-weight="bold" officeooo:rsid="02f5525e" fo:background-color="transparent" loext:char-shading-value="0" style:font-size-asian="11pt" style:font-style-asian="normal" style:font-weight-asian="bold" style:font-size-complex="11pt" style:language-complex="ar" style:country-complex="SA" style:font-style-complex="normal" style:font-weight-complex="bold"/>
    </style:style>
    <style:style style:name="T24" style:family="text">
      <style:text-properties style:font-name="Arial" fo:font-size="11pt" fo:language="ca" fo:country="ES" fo:font-style="normal" fo:font-weight="normal" officeooo:rsid="02e31a67"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25" style:family="text">
      <style:text-properties style:font-name="Arial" fo:font-size="11pt" fo:language="ca" fo:country="ES" fo:font-style="normal" fo:font-weight="normal" officeooo:rsid="02e3ebe6"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26" style:family="text">
      <style:text-properties style:font-name="Arial" fo:font-size="11pt" fo:language="ca" fo:country="ES" fo:font-style="normal" fo:font-weight="normal" officeooo:rsid="02e4cdcc"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27" style:family="text">
      <style:text-properties style:font-name="Arial" fo:font-size="11pt" fo:language="ca" fo:country="ES" fo:font-style="normal" fo:font-weight="normal" officeooo:rsid="02e52474"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28" style:family="text">
      <style:text-properties style:font-name="Arial" fo:font-size="11pt" fo:language="ca" fo:country="ES" fo:font-style="normal" fo:font-weight="normal" officeooo:rsid="02e54c43"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29" style:family="text">
      <style:text-properties style:font-name="Arial" fo:font-size="11pt" fo:language="ca" fo:country="ES" fo:font-style="normal" fo:font-weight="normal" officeooo:rsid="02ef6ed5"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30" style:family="text">
      <style:text-properties style:font-name="Arial" fo:font-size="11pt" fo:language="ca" fo:country="ES" fo:font-style="normal" fo:font-weight="normal" officeooo:rsid="02f3539d"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31" style:family="text">
      <style:text-properties style:font-name="Arial" fo:font-size="11pt" fo:language="ca" fo:country="ES" fo:font-style="normal" officeooo:rsid="02e4cdcc" style:font-size-asian="11pt" style:font-style-asian="normal" style:font-size-complex="11pt" style:language-complex="ar" style:country-complex="SA" style:font-style-complex="normal"/>
    </style:style>
    <style:style style:name="T32" style:family="text">
      <style:text-properties style:font-name="Arial" fo:font-size="11pt" fo:language="ca" fo:country="ES" officeooo:rsid="02f3539d" fo:background-color="transparent" loext:char-shading-value="0" style:font-size-asian="10pt" style:font-name-complex="Arial" style:font-size-complex="10pt" style:language-complex="ar" style:country-complex="SA"/>
    </style:style>
    <style:style style:name="T33" style:family="text">
      <style:text-properties style:font-name="Arial" fo:font-size="11pt" fo:language="ca" fo:country="ES" style:text-underline-style="none" fo:font-weight="normal" officeooo:rsid="02fc4fff" style:font-size-asian="10pt" style:font-weight-asian="normal" style:font-name-complex="Arial" style:font-size-complex="10pt" style:language-complex="ar" style:country-complex="SA" style:font-weight-complex="normal"/>
    </style:style>
    <style:style style:name="T34" style:family="text">
      <style:text-properties style:font-name="Arial" fo:font-size="11pt" fo:language="ca" fo:country="ES" style:text-underline-style="none" fo:font-weight="normal" officeooo:rsid="02fd99b0" style:font-size-asian="10pt" style:font-weight-asian="normal" style:font-name-complex="Arial" style:font-size-complex="10pt" style:language-complex="ar" style:country-complex="SA" style:font-weight-complex="normal"/>
    </style:style>
    <style:style style:name="T35" style:family="text">
      <style:text-properties style:font-name="Arial" fo:font-size="11pt" fo:language="ca" fo:country="ES" style:text-underline-style="none" fo:font-weight="normal" officeooo:rsid="03013620" style:font-size-asian="10pt" style:font-weight-asian="normal" style:font-name-complex="Arial" style:font-size-complex="10pt" style:language-complex="ar" style:country-complex="SA" style:font-weight-complex="normal"/>
    </style:style>
    <style:style style:name="T36" style:family="text">
      <style:text-properties style:font-name="Arial" fo:font-size="11pt" fo:language="ca" fo:country="ES" style:text-underline-style="none" fo:font-weight="normal" officeooo:rsid="02f32bfb" style:font-size-asian="10pt" style:font-weight-asian="normal" style:font-name-complex="Arial" style:font-size-complex="10pt" style:language-complex="ar" style:country-complex="SA" style:font-weight-complex="normal"/>
    </style:style>
    <style:style style:name="T37" style:family="text">
      <style:text-properties style:font-name="Arial" fo:font-size="11pt" fo:language="ca" fo:country="ES" style:text-underline-style="none" fo:font-weight="bold" officeooo:rsid="02fc4fff" style:font-size-asian="10pt" style:font-weight-asian="bold" style:font-name-complex="Arial" style:font-size-complex="10pt" style:language-complex="ar" style:country-complex="SA" style:font-weight-complex="bold"/>
    </style:style>
    <style:style style:name="T38" style:family="text">
      <style:text-properties style:font-name="Arial" fo:font-size="11pt" fo:language="ca" fo:country="ES" fo:font-weight="bold" officeooo:rsid="02f3539d" fo:background-color="transparent" loext:char-shading-value="0" style:font-size-asian="10pt" style:font-weight-asian="bold" style:font-name-complex="Arial" style:font-size-complex="10pt" style:language-complex="ar" style:country-complex="SA" style:font-weight-complex="bold"/>
    </style:style>
    <style:style style:name="T39" style:family="text">
      <style:text-properties style:font-name="Arial" fo:font-weight="normal" fo:background-color="transparent" loext:char-shading-value="0" style:font-weight-asian="normal" style:font-size-complex="10pt" style:font-weight-complex="normal"/>
    </style:style>
    <style:style style:name="T40" style:family="text">
      <style:text-properties style:font-name="Arial" fo:font-weight="bold" fo:background-color="transparent" loext:char-shading-value="0" style:font-weight-asian="bold" style:font-size-complex="10pt" style:font-weight-complex="bold"/>
    </style:style>
    <style:style style:name="T41" style:family="text">
      <style:text-properties style:font-name="Arial" fo:font-size="10pt" fo:language="ca" fo:country="ES" fo:font-weight="bold" officeooo:rsid="0146c8df" fo:background-color="transparent" loext:char-shading-value="0" style:font-size-asian="10pt" style:font-weight-asian="bold" style:font-name-complex="Arial" style:font-size-complex="10pt" style:language-complex="ar" style:country-complex="SA" style:font-weight-complex="bold"/>
    </style:style>
    <style:style style:name="T42" style:family="text">
      <style:text-properties style:font-name="Arial" fo:font-size="10pt" fo:language="ca" fo:country="ES" fo:font-weight="bold" officeooo:rsid="02d7e6c9" fo:background-color="transparent" loext:char-shading-value="0" style:font-size-asian="10pt" style:font-weight-asian="bold" style:font-name-complex="Arial" style:font-size-complex="10pt" style:language-complex="ar" style:country-complex="SA" style:font-weight-complex="bold"/>
    </style:style>
    <style:style style:name="T43" style:family="text">
      <style:text-properties officeooo:rsid="02d7cb1a"/>
    </style:style>
    <style:style style:name="T44" style:family="text">
      <style:text-properties officeooo:rsid="01c1b2b4"/>
    </style:style>
    <style:style style:name="T45" style:family="text">
      <style:text-properties fo:color="#000000" style:font-name="Arial" fo:font-size="8pt" fo:language="ca" fo:country="ES" officeooo:rsid="00d25134" style:font-name-asian="Times New Roman" style:font-size-asian="8pt" style:font-name-complex="Times New Roman" style:font-size-complex="11pt" style:language-complex="ar" style:country-complex="SA"/>
    </style:style>
    <style:style style:name="T46" style:family="text">
      <style:text-properties fo:color="#000000" style:font-name="Arial" fo:font-size="8pt" fo:language="ca" fo:country="ES" officeooo:rsid="02d7cb1a" style:font-name-asian="Times New Roman" style:font-size-asian="8pt" style:font-name-complex="Times New Roman" style:font-size-complex="11pt" style:language-complex="ar" style:country-complex="SA"/>
    </style:style>
    <style:style style:name="T47" style:family="text">
      <style:text-properties fo:color="#000000" style:font-name="Arial" style:font-name-asian="Nimbus Mono L" style:font-name-complex="Nimbus Mono L"/>
    </style:style>
    <style:style style:name="T48" style:family="text">
      <style:text-properties fo:color="#000000" style:font-name="Arial" officeooo:rsid="01d08bca" style:font-name-asian="Nimbus Mono L" style:font-name-complex="Nimbus Mono L"/>
    </style:style>
    <style:style style:name="T49" style:family="text">
      <style:text-properties fo:color="#000000" style:font-name="Arial" officeooo:rsid="01d103a8" style:font-name-asian="Nimbus Mono L" style:font-name-complex="Nimbus Mono L"/>
    </style:style>
    <style:style style:name="T50" style:family="text">
      <style:text-properties fo:color="#000000" style:font-name="Arial" officeooo:rsid="01e3cd3d" style:font-name-asian="Nimbus Mono L" style:font-name-complex="Nimbus Mono L"/>
    </style:style>
    <style:style style:name="T51" style:family="text">
      <style:text-properties fo:color="#000000" style:font-name="Arial" officeooo:rsid="01e3ef87" style:font-name-asian="Nimbus Mono L" style:font-name-complex="Nimbus Mono L"/>
    </style:style>
    <style:style style:name="T52" style:family="text">
      <style:text-properties fo:color="#000000" style:font-name="Arial" officeooo:rsid="0248b421" style:font-name-asian="Nimbus Mono L" style:font-name-complex="Nimbus Mono L"/>
    </style:style>
    <style:style style:name="T53" style:family="text">
      <style:text-properties fo:color="#000000" style:font-name="Arial" officeooo:rsid="025ccac8" style:font-name-asian="Nimbus Mono L" style:font-name-complex="Nimbus Mono L"/>
    </style:style>
    <style:style style:name="T54" style:family="text">
      <style:text-properties fo:color="#000000" style:font-name="Arial" officeooo:rsid="025daa7a" style:font-name-asian="Nimbus Mono L" style:font-name-complex="Nimbus Mono L"/>
    </style:style>
    <style:style style:name="T55" style:family="text">
      <style:text-properties fo:color="#000000" style:font-name="Arial" officeooo:rsid="025ef120" style:font-name-asian="Nimbus Mono L" style:font-name-complex="Nimbus Mono L"/>
    </style:style>
    <style:style style:name="T56" style:family="text">
      <style:text-properties fo:color="#000000" style:font-name="Arial" officeooo:rsid="0264fe43" style:font-name-asian="Nimbus Mono L" style:font-name-complex="Nimbus Mono L"/>
    </style:style>
    <style:style style:name="T57" style:family="text">
      <style:text-properties fo:color="#000000" style:font-name="Arial" officeooo:rsid="026546f5" style:font-name-asian="Nimbus Mono L" style:font-name-complex="Nimbus Mono L"/>
    </style:style>
    <style:style style:name="T58" style:family="text">
      <style:text-properties fo:color="#000000" style:font-name="Arial" officeooo:rsid="029302dc" style:font-name-asian="Nimbus Mono L" style:font-name-complex="Nimbus Mono L"/>
    </style:style>
    <style:style style:name="T59" style:family="text">
      <style:text-properties fo:color="#000000" style:font-name="Arial" officeooo:rsid="02916b29" style:font-name-asian="Nimbus Mono L" style:font-name-complex="Nimbus Mono L"/>
    </style:style>
    <style:style style:name="T60" style:family="text">
      <style:text-properties fo:color="#000000" style:font-name="Arial" officeooo:rsid="02c71f09" style:font-name-asian="Nimbus Mono L" style:font-name-complex="Nimbus Mono L"/>
    </style:style>
    <style:style style:name="T61" style:family="text">
      <style:text-properties fo:color="#000000" style:font-name="Arial" officeooo:rsid="024d85e4" style:font-name-asian="Nimbus Mono L" style:font-name-complex="Nimbus Mono L"/>
    </style:style>
    <style:style style:name="T62" style:family="text">
      <style:text-properties fo:color="#000000" style:font-name="Arial" fo:font-size="11pt" fo:language="ca" fo:country="ES" fo:font-weight="bold" officeooo:rsid="01d08bca" style:font-name-asian="Nimbus Mono L" style:font-size-asian="11pt" style:font-weight-asian="bold" style:font-name-complex="Nimbus Mono L" style:font-size-complex="11pt" style:language-complex="ar" style:country-complex="SA" style:font-weight-complex="bold"/>
    </style:style>
    <style:style style:name="T63" style:family="text">
      <style:text-properties fo:color="#000000" style:font-name="Arial" fo:font-size="11pt" fo:language="ca" fo:country="ES" fo:font-weight="bold" officeooo:rsid="02dd4599" style:font-name-asian="Nimbus Mono L" style:font-size-asian="11pt" style:font-weight-asian="bold" style:font-name-complex="Nimbus Mono L" style:font-size-complex="11pt" style:language-complex="ar" style:country-complex="SA" style:font-weight-complex="bold"/>
    </style:style>
    <style:style style:name="T64" style:family="text">
      <style:text-properties fo:color="#000000" style:font-name="Arial" fo:font-size="11pt" fo:language="ca" fo:country="ES" fo:font-weight="bold" officeooo:rsid="01d08bca" fo:background-color="transparent" loext:char-shading-value="0" style:font-name-asian="Nimbus Mono L" style:font-size-asian="11pt" style:font-weight-asian="bold" style:font-name-complex="Nimbus Mono L" style:font-size-complex="11pt" style:language-complex="ar" style:country-complex="SA" style:font-weight-complex="bold"/>
    </style:style>
    <style:style style:name="T65" style:family="text">
      <style:text-properties fo:color="#000000" style:font-name="Arial" fo:font-size="11pt" fo:language="ca" fo:country="ES" fo:font-weight="bold" officeooo:rsid="01d103a8" fo:background-color="transparent" loext:char-shading-value="0" style:font-name-asian="Nimbus Mono L" style:font-size-asian="11pt" style:font-weight-asian="bold" style:font-name-complex="Nimbus Mono L" style:font-size-complex="11pt" style:language-complex="ar" style:country-complex="SA" style:font-weight-complex="bold"/>
    </style:style>
    <style:style style:name="T66" style:family="text">
      <style:text-properties fo:color="#000000" style:font-name="Arial" fo:font-size="11pt" fo:language="ca" fo:country="ES" fo:font-weight="bold" officeooo:rsid="02484afe" fo:background-color="transparent" loext:char-shading-value="0" style:font-name-asian="Nimbus Mono L" style:font-size-asian="11pt" style:font-weight-asian="bold" style:font-name-complex="Nimbus Mono L" style:font-size-complex="11pt" style:language-complex="ar" style:country-complex="SA" style:font-weight-complex="bold"/>
    </style:style>
    <style:style style:name="T67" style:family="text">
      <style:text-properties fo:color="#000000" style:font-name="Arial" fo:font-size="11pt" fo:language="ca" fo:country="ES" fo:font-weight="bold" officeooo:rsid="0248b421" fo:background-color="transparent" loext:char-shading-value="0" style:font-name-asian="Nimbus Mono L" style:font-size-asian="11pt" style:font-weight-asian="bold" style:font-name-complex="Nimbus Mono L" style:font-size-complex="11pt" style:language-complex="ar" style:country-complex="SA" style:font-weight-complex="bold"/>
    </style:style>
    <style:style style:name="T68" style:family="text">
      <style:text-properties fo:color="#000000" style:font-name="Arial" fo:font-size="11pt" fo:language="ca" fo:country="ES" fo:font-weight="bold" officeooo:rsid="02dd4599" fo:background-color="transparent" loext:char-shading-value="0" style:font-name-asian="Nimbus Mono L" style:font-size-asian="11pt" style:font-weight-asian="bold" style:font-name-complex="Nimbus Mono L" style:font-size-complex="11pt" style:language-complex="ar" style:country-complex="SA" style:font-weight-complex="bold"/>
    </style:style>
    <style:style style:name="T69" style:family="text">
      <style:text-properties fo:color="#000000" style:font-name="Arial" fo:font-size="11pt" fo:language="ca" fo:country="ES" fo:font-weight="normal" style:font-name-asian="Nimbus Mono L" style:font-size-asian="10pt" style:font-weight-asian="normal" style:font-name-complex="Nimbus Mono L" style:font-size-complex="10pt" style:language-complex="ar" style:country-complex="SA" style:font-weight-complex="normal"/>
    </style:style>
    <style:style style:name="T70" style:family="text">
      <style:text-properties fo:color="#000000" style:font-name="Arial" fo:font-size="11pt" fo:language="ca" fo:country="ES" fo:font-weight="normal" officeooo:rsid="02fb73a7" style:font-name-asian="Nimbus Mono L" style:font-size-asian="10pt" style:font-weight-asian="normal" style:font-name-complex="Nimbus Mono L" style:font-size-complex="10pt" style:language-complex="ar" style:country-complex="SA" style:font-weight-complex="normal"/>
    </style:style>
    <style:style style:name="T71" style:family="text">
      <style:text-properties fo:color="#000000" style:font-name="Arial" fo:font-size="11pt" fo:language="ca" fo:country="ES" fo:font-weight="normal" officeooo:rsid="02f89c3c" style:font-name-asian="Nimbus Mono L" style:font-size-asian="10pt" style:font-weight-asian="normal" style:font-name-complex="Nimbus Mono L" style:font-size-complex="10pt" style:language-complex="ar" style:country-complex="SA" style:font-weight-complex="normal"/>
    </style:style>
    <style:style style:name="T72" style:family="text">
      <style:text-properties fo:color="#000000" style:font-name="Arial" fo:font-size="11pt" fo:language="ca" fo:country="ES" fo:font-weight="normal" officeooo:rsid="02f9a508" style:font-name-asian="Nimbus Mono L" style:font-size-asian="10pt" style:font-weight-asian="normal" style:font-name-complex="Nimbus Mono L" style:font-size-complex="10pt" style:language-complex="ar" style:country-complex="SA" style:font-weight-complex="normal"/>
    </style:style>
    <style:style style:name="T73" style:family="text">
      <style:text-properties fo:color="#000000" style:font-name="Arial" fo:font-weight="normal" officeooo:rsid="025ccac8" style:font-name-asian="Nimbus Mono L" style:font-weight-asian="normal" style:font-name-complex="Nimbus Mono L" style:font-weight-complex="normal"/>
    </style:style>
    <style:style style:name="T74" style:family="text">
      <style:text-properties fo:color="#000000" style:font-name="Arial" fo:background-color="transparent" loext:char-shading-value="0" style:font-name-asian="Nimbus Mono L" style:font-name-complex="Nimbus Mono L"/>
    </style:style>
    <style:style style:name="T75" style:family="text">
      <style:text-properties fo:color="#000000" style:font-name="Arial" officeooo:rsid="01d08bca" fo:background-color="transparent" loext:char-shading-value="0" style:font-name-asian="Nimbus Mono L" style:font-name-complex="Nimbus Mono L"/>
    </style:style>
    <style:style style:name="T76" style:family="text">
      <style:text-properties fo:color="#000000" style:font-name="Arial" officeooo:rsid="01d103a8" fo:background-color="transparent" loext:char-shading-value="0" style:font-name-asian="Nimbus Mono L" style:font-name-complex="Nimbus Mono L"/>
    </style:style>
    <style:style style:name="T77" style:family="text">
      <style:text-properties fo:color="#000000" style:font-name="Arial" officeooo:rsid="02dd4599" fo:background-color="transparent" loext:char-shading-value="0" style:font-name-asian="Nimbus Mono L" style:font-name-complex="Nimbus Mono L"/>
    </style:style>
    <style:style style:name="T78" style:family="text">
      <style:text-properties fo:color="#000000" style:font-name="Arial" officeooo:rsid="02e31491" fo:background-color="transparent" loext:char-shading-value="0" style:font-name-asian="Nimbus Mono L" style:font-name-complex="Nimbus Mono L"/>
    </style:style>
    <style:style style:name="T79" style:family="text">
      <style:text-properties fo:color="#000000" style:font-name="Arial" fo:language="ca" fo:country="ES" style:font-name-asian="Times New Roman" style:font-name-complex="Times New Roman" style:language-complex="ar" style:country-complex="SA"/>
    </style:style>
    <style:style style:name="T80" style:family="text">
      <style:text-properties fo:color="#000000" style:font-name="Arial" fo:language="ca" fo:country="ES" officeooo:rsid="025daa7a" style:font-name-asian="Times New Roman" style:font-name-complex="Times New Roman" style:language-complex="ar" style:country-complex="SA"/>
    </style:style>
    <style:style style:name="T81" style:family="text">
      <style:text-properties fo:color="#000000" style:font-name="Arial" fo:language="ca" fo:country="ES" officeooo:rsid="0264fe43" style:font-name-asian="Times New Roman" style:font-name-complex="Times New Roman" style:language-complex="ar" style:country-complex="SA"/>
    </style:style>
    <style:style style:name="T82" style:family="text">
      <style:text-properties fo:color="#000000" style:font-name="Arial" fo:font-size="10pt" fo:font-weight="normal" officeooo:rsid="025ef120" style:font-name-asian="Nimbus Mono L" style:font-size-asian="10pt" style:font-weight-asian="normal" style:font-name-complex="Nimbus Mono L" style:font-size-complex="10pt" style:font-weight-complex="normal"/>
    </style:style>
    <style:style style:name="T83" style:family="text">
      <style:text-properties fo:color="#000000" style:font-name="Arial" fo:font-size="10pt" fo:font-weight="normal" officeooo:rsid="024d85e4" style:font-name-asian="Nimbus Mono L" style:font-size-asian="10pt" style:font-weight-asian="normal" style:font-name-complex="Nimbus Mono L" style:font-size-complex="10pt" style:font-weight-complex="normal"/>
    </style:style>
    <style:style style:name="T84" style:family="text">
      <style:text-properties fo:color="#000000" style:font-name="Arial" fo:font-size="10pt" fo:font-weight="normal" officeooo:rsid="02ee6dfc" style:font-name-asian="Nimbus Mono L" style:font-size-asian="10pt" style:font-weight-asian="normal" style:font-name-complex="Nimbus Mono L" style:font-size-complex="10pt" style:font-weight-complex="normal"/>
    </style:style>
    <style:style style:name="T85" style:family="text">
      <style:text-properties fo:color="#000000" style:font-name="Arial" fo:font-size="10pt" fo:language="ca" fo:country="ES" fo:font-weight="normal" officeooo:rsid="02ef6ed5" style:font-name-asian="Nimbus Mono L" style:font-size-asian="10pt" style:font-weight-asian="normal" style:font-name-complex="Nimbus Mono L" style:font-size-complex="10pt" style:language-complex="ar" style:country-complex="SA" style:font-weight-complex="normal"/>
    </style:style>
    <style:style style:name="T86" style:family="text">
      <style:text-properties fo:color="#000000" fo:font-weight="normal" officeooo:rsid="01dde6e1" style:font-name-asian="Nimbus Mono L" style:font-weight-asian="normal" style:font-name-complex="Nimbus Mono L" style:font-weight-complex="normal"/>
    </style:style>
    <style:style style:name="T87" style:family="text">
      <style:text-properties fo:color="#000000" fo:font-weight="normal" officeooo:rsid="028e0c04" style:font-name-asian="Nimbus Mono L" style:font-weight-asian="normal" style:font-name-complex="Nimbus Mono L" style:font-weight-complex="normal"/>
    </style:style>
    <style:style style:name="T88" style:family="text">
      <style:text-properties fo:color="#000000" fo:font-weight="normal" officeooo:rsid="02d1ebf1" style:font-name-asian="Nimbus Mono L" style:font-weight-asian="normal" style:font-name-complex="Nimbus Mono L" style:font-weight-complex="normal"/>
    </style:style>
    <style:style style:name="T89" style:family="text">
      <style:text-properties fo:color="#000000" fo:font-weight="normal" officeooo:rsid="02d65d2c" style:font-name-asian="Nimbus Mono L" style:font-weight-asian="normal" style:font-name-complex="Nimbus Mono L" style:font-weight-complex="normal"/>
    </style:style>
    <style:style style:name="T90" style:family="text">
      <style:text-properties fo:color="#000000" fo:font-weight="normal" officeooo:rsid="02f89c3c" style:font-name-asian="Nimbus Mono L" style:font-weight-asian="normal" style:font-name-complex="Nimbus Mono L" style:font-weight-complex="normal"/>
    </style:style>
    <style:style style:name="T91" style:family="text">
      <style:text-properties fo:color="#000000" fo:font-weight="normal" officeooo:rsid="02f32bfb" style:font-name-asian="Nimbus Mono L" style:font-weight-asian="normal" style:font-name-complex="Nimbus Mono L" style:font-weight-complex="normal"/>
    </style:style>
    <style:style style:name="T92" style:family="text">
      <style:text-properties fo:color="#000000" fo:font-weight="normal" officeooo:rsid="02f9a508" style:font-name-asian="Nimbus Mono L" style:font-weight-asian="normal" style:font-name-complex="Nimbus Mono L" style:font-weight-complex="normal"/>
    </style:style>
    <style:style style:name="T93" style:family="text">
      <style:text-properties fo:color="#000000" fo:font-weight="normal" officeooo:rsid="02f89c3c" fo:background-color="transparent" loext:char-shading-value="0" style:font-name-asian="Nimbus Mono L" style:font-weight-asian="normal" style:font-name-complex="Nimbus Mono L" style:font-weight-complex="normal"/>
    </style:style>
    <style:style style:name="T94" style:family="text">
      <style:text-properties officeooo:rsid="02a10498"/>
    </style:style>
    <style:style style:name="T95" style:family="text">
      <style:text-properties fo:font-size="16pt" style:font-size-asian="16pt" style:font-size-complex="16pt"/>
    </style:style>
    <style:style style:name="T96" style:family="text">
      <style:text-properties fo:font-size="16pt" fo:background-color="transparent" loext:char-shading-value="0" style:font-size-asian="16pt" style:font-size-complex="16pt"/>
    </style:style>
    <style:style style:name="T97" style:family="text">
      <style:text-properties fo:font-size="10pt" style:font-size-asian="10pt" style:font-name-complex="Arial"/>
    </style:style>
    <style:style style:name="T98" style:family="text">
      <style:text-properties fo:font-size="10pt" officeooo:rsid="01c23f92" style:font-size-asian="10pt" style:font-name-complex="Arial"/>
    </style:style>
    <style:style style:name="T99" style:family="text">
      <style:text-properties fo:font-size="10pt" officeooo:rsid="01c3f8f9" style:font-size-asian="10pt" style:font-name-complex="Arial"/>
    </style:style>
    <style:style style:name="T100" style:family="text">
      <style:text-properties fo:font-size="10pt" officeooo:rsid="02ca677e" style:font-size-asian="10pt" style:font-name-complex="Arial"/>
    </style:style>
    <style:style style:name="T101" style:family="text">
      <style:text-properties fo:font-size="10pt" officeooo:rsid="026739e9" style:font-size-asian="10pt" style:font-name-complex="Arial"/>
    </style:style>
    <style:style style:name="T102" style:family="text">
      <style:text-properties fo:font-size="10pt" officeooo:rsid="01ad91a0" style:font-size-asian="10pt" style:font-name-complex="Arial"/>
    </style:style>
    <style:style style:name="T103" style:family="text">
      <style:text-properties fo:font-size="10pt" officeooo:rsid="02e620f0" style:font-size-asian="10pt" style:font-size-complex="10pt"/>
    </style:style>
    <style:style style:name="T104" style:family="text">
      <style:text-properties fo:font-size="10pt" fo:font-weight="bold" fo:background-color="transparent" loext:char-shading-value="0" style:font-size-asian="10pt" style:font-weight-asian="bold" style:font-name-complex="Arial" style:font-weight-complex="bold"/>
    </style:style>
    <style:style style:name="T105" style:family="text">
      <style:text-properties fo:font-size="10pt" fo:font-weight="bold" officeooo:rsid="0146c8df" fo:background-color="transparent" loext:char-shading-value="0" style:font-size-asian="10pt" style:font-weight-asian="bold" style:font-name-complex="Arial" style:font-weight-complex="bold"/>
    </style:style>
    <style:style style:name="T106" style:family="text">
      <style:text-properties fo:font-size="10pt" fo:font-weight="bold" officeooo:rsid="01667f5f" fo:background-color="transparent" loext:char-shading-value="0" style:font-size-asian="10pt" style:font-weight-asian="bold" style:font-name-complex="Arial" style:font-weight-complex="bold"/>
    </style:style>
    <style:style style:name="T107" style:family="text">
      <style:text-properties fo:font-size="10pt" fo:font-weight="bold" officeooo:rsid="01c23f92" fo:background-color="transparent" loext:char-shading-value="0" style:font-size-asian="10pt" style:font-weight-asian="bold" style:font-name-complex="Arial" style:font-weight-complex="bold"/>
    </style:style>
    <style:style style:name="T108" style:family="text">
      <style:text-properties fo:font-size="10pt" fo:font-weight="bold" officeooo:rsid="01c3f8f9" fo:background-color="transparent" loext:char-shading-value="0" style:font-size-asian="10pt" style:font-weight-asian="bold" style:font-name-complex="Arial" style:font-weight-complex="bold"/>
    </style:style>
    <style:style style:name="T109" style:family="text">
      <style:text-properties fo:font-size="10pt" fo:font-weight="bold" officeooo:rsid="02ca677e" fo:background-color="transparent" loext:char-shading-value="0" style:font-size-asian="10pt" style:font-weight-asian="bold" style:font-name-complex="Arial" style:font-weight-complex="bold"/>
    </style:style>
    <style:style style:name="T110" style:family="text">
      <style:text-properties fo:font-size="10pt" fo:font-weight="bold" style:font-size-asian="10pt" style:font-weight-asian="bold" style:font-name-complex="Arial" style:font-weight-complex="bold"/>
    </style:style>
    <style:style style:name="T111" style:family="text">
      <style:text-properties fo:font-size="10pt" fo:font-weight="bold" officeooo:rsid="026739e9" style:font-size-asian="10pt" style:font-weight-asian="bold" style:font-name-complex="Arial" style:font-weight-complex="bold"/>
    </style:style>
    <style:style style:name="T112" style:family="text">
      <style:text-properties fo:font-size="10pt" fo:font-weight="bold" officeooo:rsid="02d5bb45" style:font-size-asian="10pt" style:font-weight-asian="bold" style:font-name-complex="Arial" style:font-weight-complex="bold"/>
    </style:style>
    <style:style style:name="T113" style:family="text">
      <style:text-properties fo:font-size="10pt" fo:font-weight="bold" officeooo:rsid="005cde58" style:font-size-asian="10pt" style:font-weight-asian="bold" style:font-name-complex="Arial" style:font-weight-complex="bold"/>
    </style:style>
    <style:style style:name="T114" style:family="text">
      <style:text-properties fo:font-size="10pt" fo:font-weight="bold" officeooo:rsid="01ad91a0" style:font-size-asian="10pt" style:font-weight-asian="bold" style:font-name-complex="Arial" style:font-weight-complex="bold"/>
    </style:style>
    <style:style style:name="T115" style:family="text">
      <style:text-properties fo:font-size="10pt" fo:font-weight="bold" officeooo:rsid="02a03c0b" style:font-size-asian="10pt" style:font-weight-asian="bold" style:font-name-complex="Arial" style:font-weight-complex="bold"/>
    </style:style>
    <style:style style:name="T116" style:family="text">
      <style:text-properties fo:font-size="10pt" fo:font-weight="bold" officeooo:rsid="02a10498" style:font-size-asian="10pt" style:font-weight-asian="bold" style:font-name-complex="Arial" style:font-weight-complex="bold"/>
    </style:style>
    <style:style style:name="T117" style:family="text">
      <style:text-properties fo:font-size="10pt" fo:font-weight="bold" officeooo:rsid="02dd4599" style:font-size-asian="10pt" style:font-weight-asian="bold" style:font-name-complex="Arial" style:font-weight-complex="bold"/>
    </style:style>
    <style:style style:name="T118" style:family="text">
      <style:text-properties fo:font-size="10pt" fo:font-weight="bold" officeooo:rsid="02dd95cd" style:font-size-asian="10pt" style:font-weight-asian="bold" style:font-name-complex="Arial" style:font-weight-complex="bold"/>
    </style:style>
    <style:style style:name="T119" style:family="text">
      <style:text-properties fo:font-size="10pt" fo:font-style="italic" style:font-size-asian="10pt" style:font-style-asian="italic" style:font-name-complex="Arial" style:font-style-complex="italic"/>
    </style:style>
    <style:style style:name="T120" style:family="text">
      <style:text-properties fo:font-size="10pt" fo:font-style="italic" fo:font-weight="bold" style:font-size-asian="10pt" style:font-style-asian="italic" style:font-weight-asian="bold" style:font-name-complex="Arial" style:font-style-complex="italic" style:font-weight-complex="bold"/>
    </style:style>
    <style:style style:name="T121" style:family="text">
      <style:text-properties fo:font-size="10pt" fo:font-weight="normal" fo:background-color="transparent" loext:char-shading-value="0" style:font-size-asian="10pt" style:font-weight-asian="normal" style:font-name-complex="Arial" style:font-weight-complex="normal"/>
    </style:style>
    <style:style style:name="T122" style:family="text">
      <style:text-properties fo:font-size="10pt" fo:font-weight="normal" style:font-size-asian="10pt" style:font-weight-asian="normal" style:font-name-complex="Arial" style:font-weight-complex="normal"/>
    </style:style>
    <style:style style:name="T123" style:family="text">
      <style:text-properties fo:font-size="10pt" fo:font-weight="normal" officeooo:rsid="01c23f92" style:font-size-asian="10pt" style:font-weight-asian="normal" style:font-name-complex="Arial" style:font-weight-complex="normal"/>
    </style:style>
    <style:style style:name="T124" style:family="text">
      <style:text-properties fo:font-size="10pt" fo:font-weight="normal" officeooo:rsid="02ca677e" style:font-size-asian="10pt" style:font-weight-asian="normal" style:font-name-complex="Arial" style:font-weight-complex="normal"/>
    </style:style>
    <style:style style:name="T125" style:family="text">
      <style:text-properties fo:font-size="10pt" fo:font-weight="normal" officeooo:rsid="026739e9" style:font-size-asian="10pt" style:font-weight-asian="normal" style:font-name-complex="Arial" style:font-weight-complex="normal"/>
    </style:style>
    <style:style style:name="T126" style:family="text">
      <style:text-properties fo:font-size="10pt" fo:font-weight="normal" officeooo:rsid="02d5bb45" style:font-size-asian="10pt" style:font-weight-asian="normal" style:font-name-complex="Arial" style:font-weight-complex="normal"/>
    </style:style>
    <style:style style:name="T127" style:family="text">
      <style:text-properties fo:font-size="10pt" fo:font-weight="normal" officeooo:rsid="01ad91a0" style:font-size-asian="10pt" style:font-weight-asian="normal" style:font-name-complex="Arial" style:font-weight-complex="normal"/>
    </style:style>
    <style:style style:name="T128" style:family="text">
      <style:text-properties fo:font-size="10pt" fo:font-weight="normal" officeooo:rsid="00695af4" style:font-size-asian="10pt" style:font-weight-asian="normal" style:font-name-complex="Arial" style:font-weight-complex="normal"/>
    </style:style>
    <style:style style:name="T129" style:family="text">
      <style:text-properties fo:font-size="10pt" fo:background-color="transparent" loext:char-shading-value="0" style:font-size-asian="10pt" style:font-name-complex="Arial"/>
    </style:style>
    <style:style style:name="T130" style:family="text">
      <style:text-properties fo:background-color="transparent" loext:char-shading-value="0"/>
    </style:style>
    <style:style style:name="T131" style:family="text">
      <style:text-properties officeooo:rsid="024808ba" fo:background-color="transparent" loext:char-shading-value="0"/>
    </style:style>
    <style:style style:name="T132" style:family="text">
      <style:text-properties officeooo:rsid="02a10498" fo:background-color="transparent" loext:char-shading-value="0"/>
    </style:style>
    <style:style style:name="T133" style:family="text">
      <style:text-properties officeooo:rsid="02484afe" fo:background-color="transparent" loext:char-shading-value="0"/>
    </style:style>
    <style:style style:name="T134" style:family="text">
      <style:text-properties officeooo:rsid="02ca677e" fo:background-color="transparent" loext:char-shading-value="0"/>
    </style:style>
    <style:style style:name="T135" style:family="text">
      <style:text-properties officeooo:rsid="02ccead2" fo:background-color="transparent" loext:char-shading-value="0"/>
    </style:style>
    <style:style style:name="T136" style:family="text">
      <style:text-properties officeooo:rsid="02ced6d6" fo:background-color="transparent" loext:char-shading-value="0"/>
    </style:style>
    <style:style style:name="T137" style:family="text">
      <style:text-properties officeooo:rsid="0264fe43" fo:background-color="transparent" loext:char-shading-value="0"/>
    </style:style>
    <style:style style:name="T138" style:family="text">
      <style:text-properties officeooo:rsid="02e31491" fo:background-color="transparent" loext:char-shading-value="0"/>
    </style:style>
    <style:style style:name="T139" style:family="text">
      <style:text-properties officeooo:rsid="02ec88e0" fo:background-color="transparent" loext:char-shading-value="0"/>
    </style:style>
    <style:style style:name="T140" style:family="text">
      <style:text-properties officeooo:rsid="02ccc5e3" fo:background-color="transparent" loext:char-shading-value="0"/>
    </style:style>
    <style:style style:name="T141" style:family="text">
      <style:text-properties officeooo:rsid="02e0053e" fo:background-color="transparent" loext:char-shading-value="0"/>
    </style:style>
    <style:style style:name="T142" style:family="text">
      <style:text-properties officeooo:rsid="02e1a860" fo:background-color="transparent" loext:char-shading-value="0"/>
    </style:style>
    <style:style style:name="T143" style:family="text">
      <style:text-properties officeooo:rsid="02f3539d" fo:background-color="transparent" loext:char-shading-value="0"/>
    </style:style>
    <style:style style:name="T144" style:family="text">
      <style:text-properties style:font-weight-complex="normal"/>
    </style:style>
    <style:style style:name="T145" style:family="text">
      <style:text-properties officeooo:rsid="00356719"/>
    </style:style>
    <style:style style:name="T146" style:family="text">
      <style:text-properties officeooo:rsid="003f4c06"/>
    </style:style>
    <style:style style:name="T147" style:family="text">
      <style:text-properties officeooo:rsid="006904d7"/>
    </style:style>
    <style:style style:name="T148" style:family="text">
      <style:text-properties officeooo:rsid="0086aadd"/>
    </style:style>
    <style:style style:name="T149" style:family="text">
      <style:text-properties fo:font-weight="bold" style:font-weight-asian="bold" style:font-weight-complex="bold"/>
    </style:style>
    <style:style style:name="T150" style:family="text">
      <style:text-properties fo:font-weight="bold" officeooo:rsid="01667f5f" style:font-weight-asian="bold" style:font-weight-complex="bold"/>
    </style:style>
    <style:style style:name="T151" style:family="text">
      <style:text-properties fo:font-weight="bold" officeooo:rsid="01c23f92" style:font-weight-asian="bold" style:font-weight-complex="bold"/>
    </style:style>
    <style:style style:name="T152" style:family="text">
      <style:text-properties fo:font-weight="bold" officeooo:rsid="02ca677e" style:font-weight-asian="bold" style:font-weight-complex="bold"/>
    </style:style>
    <style:style style:name="T153" style:family="text">
      <style:text-properties fo:font-weight="bold" officeooo:rsid="02ec88e0" style:font-weight-asian="bold" style:font-weight-complex="bold"/>
    </style:style>
    <style:style style:name="T154" style:family="text">
      <style:text-properties fo:font-weight="bold" style:font-weight-asian="bold" style:font-name-complex="Arial" style:font-weight-complex="bold"/>
    </style:style>
    <style:style style:name="T155" style:family="text">
      <style:text-properties fo:font-weight="bold" officeooo:rsid="02d45aea" fo:background-color="transparent" loext:char-shading-value="0" style:font-weight-asian="bold" style:font-weight-complex="bold"/>
    </style:style>
    <style:style style:name="T156" style:family="text">
      <style:text-properties fo:font-weight="bold" officeooo:rsid="02e1a860" fo:background-color="transparent" loext:char-shading-value="0" style:font-weight-asian="bold" style:font-weight-complex="bold"/>
    </style:style>
    <style:style style:name="T157" style:family="text">
      <style:text-properties fo:font-weight="bold" officeooo:rsid="02ec88e0" fo:background-color="transparent" loext:char-shading-value="0" style:font-weight-asian="bold" style:font-weight-complex="bold"/>
    </style:style>
    <style:style style:name="T158" style:family="text">
      <style:text-properties fo:font-style="italic" officeooo:rsid="02484afe" style:font-style-asian="italic" style:font-style-complex="italic"/>
    </style:style>
    <style:style style:name="T159" style:family="text">
      <style:text-properties officeooo:rsid="01c23f92"/>
    </style:style>
    <style:style style:name="T160" style:family="text">
      <style:text-properties officeooo:rsid="01cf21ed"/>
    </style:style>
    <style:style style:name="T161" style:family="text">
      <style:text-properties style:font-name-complex="Arial"/>
    </style:style>
    <style:style style:name="T162" style:family="text">
      <style:text-properties officeooo:rsid="02484afe"/>
    </style:style>
    <style:style style:name="T163" style:family="text">
      <style:text-properties officeooo:rsid="024d85e4"/>
    </style:style>
    <style:style style:name="T164" style:family="text">
      <style:text-properties officeooo:rsid="024f6ff0"/>
    </style:style>
    <style:style style:name="T165" style:family="text">
      <style:text-properties officeooo:rsid="02527b01"/>
    </style:style>
    <style:style style:name="T166" style:family="text">
      <style:text-properties officeooo:rsid="025ccac8"/>
    </style:style>
    <style:style style:name="T167" style:family="text">
      <style:text-properties officeooo:rsid="025daa7a"/>
    </style:style>
    <style:style style:name="T168" style:family="text">
      <style:text-properties officeooo:rsid="024808ba"/>
    </style:style>
    <style:style style:name="T169" style:family="text">
      <style:text-properties officeooo:rsid="029302dc"/>
    </style:style>
    <style:style style:name="T170" style:family="text">
      <style:text-properties officeooo:rsid="0299e087"/>
    </style:style>
    <style:style style:name="T171" style:family="text">
      <style:text-properties officeooo:rsid="02ccead2"/>
    </style:style>
    <style:style style:name="T172" style:family="text">
      <style:text-properties officeooo:rsid="02d0975e"/>
    </style:style>
    <style:style style:name="T173" style:family="text">
      <style:text-properties fo:language="ca" fo:country="ES" officeooo:rsid="0291372b" style:language-complex="ar" style:country-complex="SA"/>
    </style:style>
    <style:style style:name="T174" style:family="text">
      <style:text-properties fo:language="ca" fo:country="ES" officeooo:rsid="02d1ebf1" style:language-complex="ar" style:country-complex="SA"/>
    </style:style>
    <style:style style:name="T175" style:family="text">
      <style:text-properties officeooo:rsid="02d32409"/>
    </style:style>
    <style:style style:name="T176" style:family="text">
      <style:text-properties officeooo:rsid="02d3e555"/>
    </style:style>
    <style:style style:name="T177" style:family="text">
      <style:text-properties officeooo:rsid="02d5bb45"/>
    </style:style>
    <style:style style:name="T178" style:family="text">
      <style:text-properties officeooo:rsid="02dbd43e"/>
    </style:style>
    <style:style style:name="T179" style:family="text">
      <style:text-properties officeooo:rsid="02dd4599"/>
    </style:style>
    <style:style style:name="T180" style:family="text">
      <style:text-properties fo:font-weight="normal" officeooo:rsid="02e1a860" fo:background-color="transparent" loext:char-shading-value="0" style:font-weight-asian="normal" style:font-weight-complex="normal"/>
    </style:style>
    <style:style style:name="T181" style:family="text">
      <style:text-properties fo:font-weight="normal" officeooo:rsid="02e31491" fo:background-color="transparent" loext:char-shading-value="0" style:font-weight-asian="normal" style:font-weight-complex="normal"/>
    </style:style>
    <style:style style:name="T182" style:family="text">
      <style:text-properties fo:font-weight="normal" officeooo:rsid="02e31a67" fo:background-color="transparent" loext:char-shading-value="0" style:font-weight-asian="normal" style:font-weight-complex="normal"/>
    </style:style>
    <style:style style:name="T183" style:family="text">
      <style:text-properties fo:font-weight="normal" officeooo:rsid="02ec88e0" fo:background-color="transparent" loext:char-shading-value="0" style:font-weight-asian="normal" style:font-weight-complex="normal"/>
    </style:style>
    <style:style style:name="T184" style:family="text">
      <style:text-properties fo:font-weight="normal" officeooo:rsid="02f32bfb" style:font-weight-asian="normal" style:font-weight-complex="normal"/>
    </style:style>
    <style:style style:name="T185" style:family="text">
      <style:text-properties officeooo:rsid="02e31491"/>
    </style:style>
    <style:style style:name="T186" style:family="text">
      <style:text-properties officeooo:rsid="02e620f0"/>
    </style:style>
    <style:style style:name="T187" style:family="text">
      <style:text-properties style:text-underline-style="solid" style:text-underline-width="auto" style:text-underline-color="font-color" fo:font-weight="bold" style:font-weight-asian="bold" style:font-weight-complex="bold"/>
    </style:style>
    <style:style style:name="T188" style:family="text">
      <style:text-properties style:text-underline-style="solid" style:text-underline-width="auto" style:text-underline-color="font-color" fo:font-weight="bold" officeooo:rsid="02ec88e0" fo:background-color="transparent" loext:char-shading-value="0" style:font-weight-asian="bold" style:font-weight-complex="bold"/>
    </style:style>
    <style:style style:name="T189" style:family="text">
      <style:text-properties style:text-underline-style="solid" style:text-underline-width="auto" style:text-underline-color="font-color" fo:font-weight="bold" officeooo:rsid="02e1a860" fo:background-color="transparent" loext:char-shading-value="0" style:font-weight-asian="bold" style:font-weight-complex="bold"/>
    </style:style>
    <style:style style:name="T190" style:family="text">
      <style:text-properties style:text-underline-style="solid" style:text-underline-width="auto" style:text-underline-color="font-color" fo:font-weight="normal" officeooo:rsid="02ec88e0" fo:background-color="transparent" loext:char-shading-value="0" style:font-weight-asian="normal" style:font-weight-complex="normal"/>
    </style:style>
    <style:style style:name="T191" style:family="text">
      <style:text-properties style:text-underline-style="none" fo:font-weight="bold" officeooo:rsid="02f3539d" style:font-weight-asian="bold" style:font-weight-complex="bold"/>
    </style:style>
    <style:style style:name="T192" style:family="text">
      <style:text-properties style:text-underline-style="none" fo:font-weight="normal" officeooo:rsid="02f3539d" style:font-weight-asian="normal" style:font-weight-complex="normal"/>
    </style:style>
    <style:style style:name="T193" style:family="text">
      <style:text-properties style:text-underline-style="none" fo:font-weight="normal" officeooo:rsid="02f32bfb" style:font-weight-asian="normal" style:font-weight-complex="normal"/>
    </style:style>
    <style:style style:name="T194" style:family="text">
      <style:text-properties style:text-underline-style="none" fo:font-weight="normal" officeooo:rsid="03013620" style:font-weight-asian="normal" style:font-weight-complex="normal"/>
    </style:style>
    <style:style style:name="T195" style:family="text">
      <style:text-properties style:font-name="Courier New" fo:font-size="9pt" style:text-underline-style="none" fo:font-weight="normal" officeooo:rsid="02f32bfb" style:font-size-asian="9pt" style:font-weight-asian="normal" style:font-size-complex="9pt" style:font-weight-complex="normal"/>
    </style:style>
    <style:style style:name="T196" style:family="text">
      <style:text-properties style:font-name="Courier New" fo:font-size="9pt" fo:language="ca" fo:country="ES" style:text-underline-style="none" fo:font-weight="normal" officeooo:rsid="02f32bfb" style:font-size-asian="9pt" style:font-weight-asian="normal" style:font-name-complex="Arial" style:font-size-complex="9pt" style:language-complex="ar" style:country-complex="SA" style:font-weight-complex="normal"/>
    </style:style>
    <style:style style:name="T197" style:family="text">
      <style:text-properties officeooo:rsid="02fbb49a"/>
    </style:style>
    <style:style style:name="T198" style:family="text">
      <style:text-properties officeooo:rsid="02fc4fff"/>
    </style:style>
    <style:style style:name="T199" style:family="text">
      <style:text-properties officeooo:rsid="030510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text:span text:style-name="T18">CFG</text:span><text:span text:style-name="T16">S Administració de Sistemes Informàtics </text:span><text:span text:style-name="T17">en Xarxa</text:span></text:h>
      <text:h text:style-name="Titol_20_EAC" text:outline-level="1"><text:span text:style-name="T96">Mòdul 3</text:span><text:span text:style-name="T95"> – Programació bàsica</text:span></text:h>
      <text:h text:style-name="Titol_20_EAC" text:outline-level="1">UF2 – <text:span text:style-name="T144">Programació modular</text:span></text:h>
      <text:h text:style-name="P63" text:outline-level="1">EAC<text:span text:style-name="T134">6</text:span></text:h>
      <text:h text:style-name="P65" text:outline-level="1"><text:span text:style-name="T12">(Curs 201</text:span><text:span text:style-name="T13">9</text:span><text:span text:style-name="T14">-</text:span><text:span text:style-name="T13">20</text:span><text:span text:style-name="T12"> / </text:span><text:span text:style-name="T15">2n</text:span><text:span text:style-name="T12"> semestre)</text:span></text:h>
      <text:h text:style-name="P64" text:outline-level="1"/>
      <text:table-of-content text:style-name="Sect1" text:protected="true" text:name="Índex de continguts1">
        <text:table-of-content-source text:outline-level="10" text:use-outline-level="false" text:use-index-marks="false" text:use-index-source-styles="true">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Encapçalament_20_1_20_EAC"/>
          </text:index-source-styles>
          <text:index-source-styles text:outline-level="2">
            <text:index-source-style text:style-name="Encapcalament_20_2_20_EAC"/>
          </text:index-source-styles>
        </text:table-of-content-source>
        <text:index-body>
          <text:index-title text:style-name="Sect1" text:name="Índex de continguts1_Head">
            <text:p text:style-name="Contents_20_Heading">Taula de continguts</text:p>
          </text:index-title>
          <text:p text:style-name="P100"><text:a xlink:type="simple" xlink:href="#__RefHeading___Toc6685_2423609131" text:style-name="Index_20_Link" text:visited-style-name="Index_20_Link">Presentació i resultats d'aprenentatge<text:tab/>1</text:a></text:p>
          <text:p text:style-name="P100"><text:a xlink:type="simple" xlink:href="#__RefHeading___Toc6695_2423609131" text:style-name="Index_20_Link" text:visited-style-name="Index_20_Link">Criteris d’avaluació de l'EAC<text:tab/>1</text:a></text:p>
          <text:p text:style-name="P100"><text:a xlink:type="simple" xlink:href="#__RefHeading___Toc6693_2423609131" text:style-name="Index_20_Link" text:visited-style-name="Index_20_Link">Forma i dates de lliurament<text:tab/>2</text:a></text:p>
          <text:p text:style-name="P100"><text:a xlink:type="simple" xlink:href="#__RefHeading___Toc6691_2423609131" text:style-name="Index_20_Link" text:visited-style-name="Index_20_Link">Enunciat EAC 6<text:tab/>2</text:a></text:p>
          <text:p text:style-name="P100"><text:a xlink:type="simple" xlink:href="#__RefHeading___Toc6689_2423609131" text:style-name="Index_20_Link" text:visited-style-name="Index_20_Link">Planificació<text:tab/>3</text:a></text:p>
          <text:p text:style-name="P101"><text:a xlink:type="simple" xlink:href="#__RefHeading___Toc6697_2423609131" text:style-name="Index_20_Link" text:visited-style-name="Index_20_Link">Consideracions sobre la planificació<text:tab/>3</text:a></text:p>
          <text:p text:style-name="P101"><text:a xlink:type="simple" xlink:href="#__RefHeading___Toc6709_2423609131" text:style-name="Index_20_Link" text:visited-style-name="Index_20_Link">Període 1: del 18/04 al 24/04 (Cal fer lliurament al final del període)<text:tab/>4</text:a></text:p>
          <text:p text:style-name="P101"><text:a xlink:type="simple" xlink:href="#__RefHeading___Toc6705_2423609131" text:style-name="Index_20_Link" text:visited-style-name="Index_20_Link">Període 2: del 25/04 al 01/05<text:tab/>4</text:a></text:p>
          <text:p text:style-name="P101"><text:a xlink:type="simple" xlink:href="#__RefHeading___Toc6703_2423609131" text:style-name="Index_20_Link" text:visited-style-name="Index_20_Link">Període 3: del 02/05 al 09/05 (Cal fer lliurament al final del període)<text:tab/>5</text:a></text:p>
          <text:p text:style-name="P100"><text:a xlink:type="simple" xlink:href="#__RefHeading___Toc6839_2423609131" text:style-name="Index_20_Link" text:visited-style-name="Index_20_Link">Lliuraments<text:tab/>6</text:a></text:p>
          <text:p text:style-name="P100"><text:a xlink:type="simple" xlink:href="#__RefHeading___Toc6043_3512146126" text:style-name="Index_20_Link" text:visited-style-name="Index_20_Link">Criteris de correcció i ponderació<text:tab/>7</text:a></text:p>
          <text:p text:style-name="P101"><text:a xlink:type="simple" xlink:href="#__RefHeading___Toc6143_3512146126" text:style-name="Index_20_Link" text:visited-style-name="Index_20_Link">EAC6P1. Lliurament parcial del període 1 (30%)<text:tab/>7</text:a></text:p>
          <text:p text:style-name="P101"><text:a xlink:type="simple" xlink:href="#__RefHeading___Toc6141_3512146126" text:style-name="Index_20_Link" text:visited-style-name="Index_20_Link">EAC6P2. Lliurament final en el període 3 (70%)<text:tab/>8</text:a></text:p>
        </text:index-body>
      </text:table-of-content>
      <text:p text:style-name="Encapçalament_20_1_20_EAC"><text:bookmark-start text:name="__RefHeading___Toc6685_2423609131"/>Presentació i resultats d'aprenentatge<text:bookmark-end text:name="__RefHeading___Toc6685_2423609131"/></text:p>
      <text:p text:style-name="Text_20_EAC">Aquest exercici d’avaluació continuada (EAC) <text:span text:style-name="T39">es correspon amb els continguts treballats a la sisena unitat <text:s/>U6</text:span><text:span text:style-name="T40"> “Fonaments de gestió de fitxes ”</text:span></text:p>
      <text:p text:style-name="P80"><text:span text:style-name="T161">Els </text:span><text:span text:style-name="T154">resultats d'aprenentatge </text:span><text:span text:style-name="T161"><text:s/>que es plantegen són:</text:span></text:p>
      <text:list xml:id="list320649870" text:style-name="L1">
        <text:list-item>
          <text:p text:style-name="P121">Utilitza correctament diferents operacions sobre fitxers. </text:p>
        </text:list-item>
      </text:list>
      <text:list xml:id="list1091641062" text:style-name="L2">
        <text:list-item>
          <text:p text:style-name="P122">Modularitza adequadament els programes que gestionen fitxers. </text:p>
        </text:list-item>
      </text:list>
      <text:list xml:id="list798258715" text:style-name="L3">
        <text:list-item>
          <text:p text:style-name="P123">Dissenya, prova i documenta programes simples que gestionen fitxers.</text:p>
        </text:list-item>
      </text:list>
      <text:p text:style-name="Encapçalament_20_1_20_EAC"><text:bookmark-start text:name="__RefHeading___Toc6695_2423609131"/>Criteris d’avaluació <text:span text:style-name="T147">de l'EAC</text:span><text:bookmark-end text:name="__RefHeading___Toc6695_2423609131"/></text:p>
      <text:p text:style-name="Text_20_EAC">La puntuació màxima assignada a cada activitat s’indica a l’enunciat. </text:p>
      <text:p text:style-name="Text_20_EAC">Els criteris que es tindran en compte per avaluar el treball de l’alumnat són els següents:</text:p>
      <text:list xml:id="list3956878895" text:style-name="WW8Num27">
        <text:list-item>
          <text:p text:style-name="P110">Que faci el que es demana.</text:p>
        </text:list-item>
        <text:list-item>
          <text:p text:style-name="P110">Que la descomposició del<text:span text:style-name="T147">s</text:span> problem<text:span text:style-name="T147">es</text:span> sigui <text:span text:style-name="T146">correcta i </text:span>adequada.</text:p>
          <text:list>
            <text:list-item>
              <text:p text:style-name="P110">La descomposició contempli la resolució completa del problema plantejat </text:p>
            </text:list-item>
            <text:list-item>
              <text:p text:style-name="P110">Tingui un nivell de detall (profunditat i descripció) adequat.</text:p>
            </text:list-item>
          </text:list>
        </text:list-item>
        <text:list-item>
          <text:p text:style-name="P110">Que s'hagin corregit els errors de compilació i funcioni.</text:p>
        </text:list-item>
        <text:list-item>
          <text:p text:style-name="P110">Que sigui codi ordenat, clar <text:span text:style-name="T145">i fàcil de llegir</text:span>: </text:p>
          <text:list>
            <text:list-item>
              <text:p text:style-name="P110">Tot codi ha de tenir una capçalera apropiada. <text:s/></text:p>
            </text:list-item>
            <text:list-item>
              <text:p text:style-name="P110">Tot el codi ha d'estar correctament indentat (tabulació adequada).</text:p>
            </text:list-item>
            <text:list-item>
              <text:p text:style-name="P110"><text:soft-page-break/><text:span text:style-name="T147">Cal posar </text:span>nom<text:span text:style-name="T145">s</text:span> significatiu<text:span text:style-name="T145">s a les variables i mètodes</text:span>.</text:p>
            </text:list-item>
          </text:list>
        </text:list-item>
        <text:list-item>
          <text:p text:style-name="P110">Fer el lliurament en format .zip o .7z (NO s'admet el .rar)</text:p>
        </text:list-item>
      </text:list>
      <text:p text:style-name="Encapçalament_20_1_20_EAC"><text:bookmark-start text:name="__RefHeading___Toc6693_2423609131"/>Forma i dates de lliurament<text:bookmark-end text:name="__RefHeading___Toc6693_2423609131"/></text:p>
      <text:p text:style-name="Text_20_EAC">Un cop finalitzat l’exercici d’avaluació continuada s’ha d’enviar <text:span text:style-name="T44">la solució</text:span> a la bústia de <text:span text:style-name="T149">“M</text:span><text:span text:style-name="T150">03</text:span><text:span text:style-name="T149">B</text:span><text:span text:style-name="T150">2</text:span><text:span text:style-name="T149"> Lliurament</text:span> <text:span text:style-name="T149">EAC</text:span><text:span text:style-name="T152">6</text:span><text:span text:style-name="T150">P</text:span><text:span text:style-name="T151">X</text:span><text:span text:style-name="T149">”</text:span> de l'aula, dins del termini establert. <text:span text:style-name="T159">La porció identificada per EAC6PX, representa un dels lliuraments parcials, planificats en aquest EAC (EAC6P1, EAC2P2, ...). <text:s/></text:span>Tingueu en compte que el sistema no permetrà fer lliuraments després de la data i hora indicades. </text:p>
      <text:p text:style-name="Text_20_EAC"><text:span text:style-name="T148">Donada la importància d'aquest lliuraments, us demanem que si us cal lliurar diferents fitxers els empaqueteu tots en un </text:span>fitxer de format zip o 7z. Les respostes que contemplin codi JAVA hauran de lliurar-se en els mateixos fitxers de codi compilables, creats amb l'IDE Netbeans, <text:span text:style-name="T147">comprimits tots en el format abans indicat</text:span>. Per la resta de respost<text:span text:style-name="T147">es</text:span> <text:span text:style-name="T44">(si n’hi ha) </text:span>caldrà usar <text:span text:style-name="T44">aquest</text:span> document.</text:p>
      <text:p text:style-name="Text_20_EAC"><text:span text:style-name="T97">El nom del fitxer </text:span><text:span text:style-name="T98">que contingui la solució </text:span><text:span text:style-name="T97">serà el següent: </text:span><text:span text:style-name="T41">D</text:span><text:span text:style-name="T42">A2</text:span><text:span text:style-name="T105">M</text:span><text:span text:style-name="T104">3B2_EAC</text:span><text:span text:style-name="T109">6</text:span><text:span text:style-name="T107">PX</text:span><text:span text:style-name="T104">_Cognom1_Inicial</text:span><text:span text:style-name="T121"> </text:span><text:span text:style-name="T122">del cognom2. </text:span><text:span text:style-name="T123">On de nou la porció del nom corresponent a EAC</text:span><text:span text:style-name="T124">6</text:span><text:span text:style-name="T123">PX, referencia el lliurament parcial corresponent. </text:span><text:span text:style-name="T97">Els cognoms s’escriuran sense accents. Per exemple, l’estudiant </text:span><text:span text:style-name="T119">Joan García Santos</text:span><text:span text:style-name="T97"> posaria el següent nom al seu fitxer de</text:span><text:span text:style-name="T99">l segon lliurament parcial de</text:span><text:span text:style-name="T97"> l’EAC</text:span><text:span text:style-name="T100">6</text:span><text:span text:style-name="T129">: </text:span><text:span text:style-name="T41">D</text:span><text:span text:style-name="T42">A2</text:span><text:span text:style-name="T105">M</text:span><text:span text:style-name="T104">3B2_EAC</text:span><text:span text:style-name="T109">6</text:span><text:span text:style-name="T106">P</text:span><text:span text:style-name="T108">2</text:span><text:span text:style-name="T104">_Garcia_S</text:span><text:span text:style-name="T129">. </text:span></text:p>
      <text:p text:style-name="Text_20_EAC"><text:span text:style-name="T97">Substituïu </text:span><text:span text:style-name="T120">Nom i cognoms</text:span><text:span text:style-name="T97"> de la capçalera per les vostres dades personals.</text:span></text:p>
      <text:p text:style-name="P81"><text:span text:style-name="T97">El termini de lliurament </text:span><text:span text:style-name="T101">de l’</text:span><text:span text:style-name="T111">EAC</text:span><text:span text:style-name="T112">6</text:span><text:span text:style-name="T111">P1 </text:span><text:span text:style-name="T97">finalitzarà a les </text:span><text:span text:style-name="T110">23:55 h </text:span><text:span text:style-name="T97">del dia </text:span><text:span text:style-name="T112">2</text:span><text:span text:style-name="T117">4</text:span><text:span text:style-name="T111">/</text:span><text:span text:style-name="T117">04</text:span><text:span text:style-name="T111">/20</text:span><text:span text:style-name="T117">20</text:span><text:span text:style-name="T125"> </text:span><text:span text:style-name="T126">i</text:span><text:span text:style-name="T125"> el de l’</text:span><text:span text:style-name="T111">EAC</text:span><text:span text:style-name="T112">6</text:span><text:span text:style-name="T111">P2</text:span><text:span text:style-name="T125"> a les </text:span><text:span text:style-name="T111">23:55 h</text:span><text:span text:style-name="T125"> del dia </text:span><text:span text:style-name="T117">09</text:span><text:span text:style-name="T113">/</text:span><text:span text:style-name="T117">05</text:span><text:span text:style-name="T113">/20</text:span><text:span text:style-name="T117">20</text:span><text:span text:style-name="T110">.</text:span><text:span text:style-name="T97"> L</text:span><text:span text:style-name="T101">es</text:span><text:span text:style-name="T97"> propost</text:span><text:span text:style-name="T101">es</text:span><text:span text:style-name="T97"> de solució de </text:span><text:span text:style-name="T101">la primera part de </text:span><text:span text:style-name="T97">l’EAC és public</text:span><text:span text:style-name="T101">arà</text:span><text:span text:style-name="T97"> el</text:span><text:span text:style-name="T102"> </text:span><text:span text:style-name="T97">di</text:span><text:span text:style-name="T101">a</text:span><text:span text:style-name="T102"> </text:span><text:span text:style-name="T117">26</text:span><text:span text:style-name="T113">/</text:span><text:span text:style-name="T117">04</text:span><text:span text:style-name="T113">/20</text:span><text:span text:style-name="T117">20</text:span><text:span text:style-name="T127"> </text:span><text:span text:style-name="T126">i </text:span><text:span text:style-name="T125">la de la segona part </text:span><text:span text:style-name="T127">el </text:span><text:span text:style-name="T125">dia </text:span><text:span text:style-name="T115">1</text:span><text:span text:style-name="T117">0</text:span><text:span text:style-name="T114">/</text:span><text:span text:style-name="T117">09</text:span><text:span text:style-name="T114">/20</text:span><text:span text:style-name="T117">20</text:span><text:span text:style-name="T127">. </text:span><text:span text:style-name="T125">Les qualificacions es mostraran els dies </text:span><text:span text:style-name="T114"><text:s/></text:span><text:span text:style-name="T118">29</text:span><text:span text:style-name="T111">/</text:span><text:span text:style-name="T118">04</text:span><text:span text:style-name="T111">/20</text:span><text:span text:style-name="T118">20</text:span><text:span text:style-name="T125"> </text:span><text:span text:style-name="T126">i</text:span><text:span text:style-name="T125"> </text:span><text:span text:style-name="T118">14</text:span><text:span text:style-name="T116">/</text:span><text:span text:style-name="T118">05</text:span><text:span text:style-name="T116">/20</text:span><text:span text:style-name="T118">20</text:span><text:span text:style-name="T111"> </text:span><text:span text:style-name="T127">respectivament </text:span><text:span text:style-name="T125">per a les parts EAC</text:span><text:span text:style-name="T126">6</text:span><text:span text:style-name="T125">P1 </text:span><text:span text:style-name="T126">i</text:span><text:span text:style-name="T125"> EAC</text:span><text:span text:style-name="T126">6</text:span><text:span text:style-name="T125">P2</text:span><text:span text:style-name="T128">.</text:span></text:p>
      <text:p text:style-name="Encapçalament_20_1_20_EAC"><text:bookmark-start text:name="__RefHeading___Toc6691_2423609131"/>Enunciat EAC <text:span text:style-name="T177">6</text:span><text:bookmark-end text:name="__RefHeading___Toc6691_2423609131"/></text:p>
      <text:p text:style-name="P82">Un client ens ha demanat una aplicació que sigui capaç de recollir <text:span text:style-name="T198">informació de </text:span>determinats tipus de fitxers segons la seva extensió que estiguin presents a l’ordinador on s’executi.</text:p>
      <text:p text:style-name="P83"><text:span text:style-name="T184">Anomenarem </text:span><text:span text:style-name="T191">carpeta de dades</text:span><text:span text:style-name="T192">,</text:span><text:span text:style-name="T193"> la carpeta on per defecte, </text:span><text:span text:style-name="T35">es pot accedir a</text:span><text:span text:style-name="T36"> </text:span><text:span text:style-name="T194">q</text:span><text:span text:style-name="T193">ualsevol fitxer </text:span><text:span text:style-name="T36">si no s’indica</text:span><text:span text:style-name="T193"> cap ruta relativa o absoluta davant del seu nom. Per exemple, si el nostre programa posa:</text:span></text:p>
      <text:p text:style-name="P84"><text:span text:style-name="T195">File fitxer = new File ("</text:span><text:span text:style-name="T196">dump.log"</text:span><text:span text:style-name="T195">);</text:span></text:p>
      <text:p text:style-name="P87">A Netbeans aquesta carpeta de dades sempre es correspon a la carpeta on tenim el projecte. Per tant l’exemple anterior espera trobar el fitxer dump.log dins de la mateixa. <text:span text:style-name="T199">L’anomenem carpeta de dades perquè allà guardarem les dades de la nostra aplicació.</text:span></text:p>
      <text:p text:style-name="P85"><text:span text:style-name="T33">Anomenarem </text:span><text:span text:style-name="T37">carpeta de treball</text:span><text:span text:style-name="T33">, la carpeta on l’aplicació anirà a cercar la informació dels dels seus fitxes. Qualsevol carpeta del sistema de fitxers pot ser candidata a convertir-se en carpeta de treball. Per l’aplicació,</text:span><text:span text:style-name="T34">no podrà treballar amb varies carpetes de treball</text:span><text:span text:style-name="T33"> a l’hora. </text:span><text:span text:style-name="T34">La carpeta de treball </text:span><text:span text:style-name="T33">es pot canviar tants cops com es desitgi, però cada selecció substitueix l’anterior, de manera que </text:span><text:span text:style-name="T34">aquesta </text:span><text:span text:style-name="T33">sigui única en </text:span><text:span text:style-name="T34">tot</text:span><text:span text:style-name="T33"> moment.</text:span></text:p>
      <text:p text:style-name="P88"><text:span text:style-name="T139">A continuació, l</text:span><text:span text:style-name="T140">’</text:span><text:span text:style-name="T141">aplicació disposarà de diverses </text:span><text:span text:style-name="T157">accions</text:span><text:span text:style-name="T139"> distribuïdes en les següents opcions</text:span><text:span text:style-name="T141">: </text:span></text:p>
      <text:list xml:id="list1050151831" text:style-name="L4">
        <text:list-item>
          <text:p text:style-name="P115"><text:span text:style-name="T156">Mostrar </text:span><text:span text:style-name="T38">la carpeta</text:span><text:span text:style-name="T156"> de treball de l’aplicació</text:span><text:span text:style-name="T142">: Indica la ruta sencera on es troba treballant actualment l’aplicació. </text:span><text:span text:style-name="T143">En un primer moment la carpeta de dades i la de treball són la mateixa. </text:span></text:p>
        </text:list-item>
        <text:list-item>
          <text:p text:style-name="P115"><text:soft-page-break/><text:span text:style-name="T156">Canviar </text:span><text:span text:style-name="T38">la carpeta</text:span><text:span text:style-name="T156"> de treball de l’aplicac</text:span><text:span text:style-name="T157">i</text:span><text:span text:style-name="T156">ó</text:span><text:span text:style-name="T142">: Permet modificar la carpeta on l’aplicació per defecte treballa amb els fitxers.</text:span></text:p>
        </text:list-item>
        <text:list-item>
          <text:p text:style-name="P116"><text:span text:style-name="T149">Mostrar l’extensió dels fitxers amb els que es treballa</text:span>: Ens indica l’extensió dels fitxers amb els quals treballa l’aplicació. Per defecte serà xml.</text:p>
        </text:list-item>
        <text:list-item>
          <text:p text:style-name="P116"><text:span text:style-name="T149">Canviar <text:s/>l’extensió dels fitxers amb els que es treballa</text:span>: Permet el canvi de l’extensió per defecte a la que vulgui treballar l’usuari.</text:p>
        </text:list-item>
        <text:list-item>
          <text:p text:style-name="P116"><text:span text:style-name="T149">Mostrar els fitxers de la carpeta</text:span>: Mostra el nom i mida dels fitxers presents en la carpeta actual de treball i que tinguin l’extensió definida de treball.</text:p>
        </text:list-item>
        <text:list-item>
          <text:p text:style-name="P116"><text:span text:style-name="T149">Tractament dades</text:span>: Permet realitzar dues subtasques:</text:p>
          <text:list>
            <text:list-item>
              <text:p text:style-name="P116"><text:span text:style-name="T149">Recollir dades</text:span>: <text:span text:style-name="T187">Afegeix</text:span> a un fitxer binari anomenat <text:span text:style-name="T149">dump.bin</text:span>, present a la <text:span text:style-name="T149">carpeta </text:span><text:span text:style-name="T153">de dades</text:span>, el nom i la mida dels fitxers de la carpeta de treball que tenen l’extensió de treball indicada en aquell moment. Per cada vegada que s’afegeix informació a dump.bin es <text:span text:style-name="T149">crea/sobreescriu</text:span> un fitxer dump.log amb les dades en format text que s'acaben d’afegir a <text:s/>l’anterior.</text:p>
            </text:list-item>
            <text:list-item>
              <text:p text:style-name="P115"><text:span text:style-name="T156">Mostrar dades gravades</text:span><text:span text:style-name="T142">: Mostra la informació present al fitxer </text:span><text:span text:style-name="T156">dump.bin</text:span><text:span text:style-name="T142"> ubicat </text:span><text:span text:style-name="T32">a la </text:span><text:span text:style-name="T38">carpeta de dades</text:span><text:span text:style-name="T142">. Abans de mostrar aquesta informació pregunta a partir de quina posició es vol mostrar la informació. Per exemple: Si </text:span><text:span text:style-name="T156">dump.bin</text:span><text:span text:style-name="T142"> conté 100 fitxers i l’usuari indica la posició 33, mostrarà de la posició 32 a la 99 (comencem a numerar per zero).</text:span></text:p>
            </text:list-item>
          </text:list>
        </text:list-item>
      </text:list>
      <text:p text:style-name="P86">Sobretot cal tenir present que el fitxer .bin és un fitxer binari o orientat a bit, mentre que el fitxer .log és un fitxer de text. El primer té el contingut consultable des de l’aplicació mentre que el segon només es genera, per consultar-lo cal fer-ho des de la pròpia carpeta de treball original de l’aplicació.</text:p>
      <text:p text:style-name="P90"><text:bookmark-start text:name="__RefHeading___Toc6689_2423609131"/>Planificació<text:bookmark-end text:name="__RefHeading___Toc6689_2423609131"/></text:p>
      <text:p text:style-name="Text_20_EAC"/>
      <text:p text:style-name="P32"><text:bookmark-start text:name="__RefHeading___Toc6697_2423609131"/><text:span text:style-name="T160">Consideracions sobre la p</text:span>lanificació<text:bookmark-end text:name="__RefHeading___Toc6697_2423609131"/></text:p>
      <text:p text:style-name="Text_20_EAC">Abans de començar a implementar l’aplicació demanada i a fi de garantir l’èxit de la implementació, cal que seguiu els passos que se us detallen aquí en l’ordre que se us indica i feu els lliuraments parcials corresponents abans de la data màxima indicada.</text:p>
      <text:p text:style-name="Text_20_EAC">En aquesta planificació s’han tingut en compte, a més del temps dedicat a realitzar la implementació, també les lectures i exercicis que haureu de realitzar per assolir els coneixements necessaris.</text:p>
      <text:p text:style-name="P71">La planificació consta de tasques que heu d’anar fent. La majoria d’elles, a excepció de les relacionades amb l’enunciat de l’EAC, no les haureu de lliurar ja que són lectures o exercicis autoavaluatius. Hi ha però <text:span text:style-name="T171">2</text:span> tasques directament relacionades amb aquest EAC que haureu de lliurar.</text:p>
      <text:p text:style-name="P78"><text:span text:style-name="T168">Les tasques s’han agrupat en períodes que duren entre 7 i 10 dies per tal que tingueu certa flexibilitat a l’hora d’organitzar-vos. Heu de ser especialment curosos amb e</text:span><text:span text:style-name="T131">l període </text:span><text:span text:style-name="T135">2 </text:span><text:span text:style-name="T136">i</text:span><text:span text:style-name="T131"> </text:span><text:span text:style-name="T132">el període </text:span><text:span text:style-name="T136">3</text:span><text:span text:style-name="T131">, doncs són els períodes en els que haureu de fer els lliur</text:span><text:span text:style-name="T168">aments de les vostres solucions a </text:span><text:soft-page-break/><text:span text:style-name="T168">l’EAC. <text:s/>No serà possible atorgar cap pròrroga en cap dels lliuraments, ja que dos dies després del lliurament sortirà la solució. En el cas de la solució a la part de l’EAC6 demanada en el </text:span><text:span text:style-name="T133">període </text:span><text:span text:style-name="T136">2</text:span><text:span text:style-name="T162">, podreu fer-la servir si ho desitgeu, en la solució final. <text:s/>Consulteu les dates de lliurament a l’apartat </text:span><text:span text:style-name="T158">lliuraments</text:span><text:span text:style-name="T162"> d’aquest mateix document.</text:span></text:p>
      <text:p text:style-name="P69"><text:bookmark-start text:name="__RefHeading___Toc6709_2423609131"/><text:span text:style-name="T62">Període 1: del </text:span><text:span text:style-name="T63">18</text:span><text:span text:style-name="T64">/</text:span><text:span text:style-name="T68">04</text:span><text:span text:style-name="T64"> al </text:span><text:span text:style-name="T68">24</text:span><text:span text:style-name="T65">/</text:span><text:span text:style-name="T68">04</text:span><text:span text:style-name="T66"> </text:span><text:span text:style-name="T67">(Cal fer lliurament al final del període)</text:span><text:bookmark-end text:name="__RefHeading___Toc6709_2423609131"/></text:p>
      <text:list xml:id="list1489445923" text:style-name="Numbering_20_1">
        <text:list-item>
          <text:h text:style-name="P124" text:outline-level="1">Llegiu <text:span text:style-name="T172">l’</text:span>apartat 1 de la unitat <text:span text:style-name="T172">6 i realitzeu els reptes 1 i 2.</text:span></text:h>
        </text:list-item>
        <text:list-item>
          <text:h text:style-name="P125" text:outline-level="1"><text:span text:style-name="T155">(LLIURABLE). </text:span><text:span text:style-name="T182">Implementeu</text:span><text:span text:style-name="T180"> </text:span><text:span text:style-name="T183">l’</text:span><text:span text:style-name="T188">acció inicial i</text:span><text:span text:style-name="T190"> </text:span><text:span text:style-name="T189">les opcions 1 a 5 indicades a l’enunciat</text:span><text:span text:style-name="T156"> </text:span><text:span text:style-name="T180">de l’EAC6 present més amunt. Separeu molt bé cadascuna de les 5 parts i </text:span><text:span text:style-name="T156">implementeu les funcions i llibreries que us calguin </text:span><text:span text:style-name="T181">per tal de fer modular l’aplicació</text:span><text:span text:style-name="T180">. Podeu aprofitar funcions i llibreries fetes en anteriors EACs.</text:span></text:h>
        </text:list-item>
      </text:list>
      <text:p text:style-name="P102">Algunes de les funcions que heu d’implementar, a banda de les que creieu necessàries, són:</text:p>
      <text:list xml:id="list1233158291" text:style-name="L5">
        <text:list-item>
          <text:p text:style-name="P111"><text:span text:style-name="T149">boolean canviarCarpetaTreball(String carpeta)</text:span> → Rep la nova carpeta on ha de treballar l’aplicació i retorna cert o false segons si ha pogut fer o no el canvi.</text:p>
        </text:list-item>
        <text:list-item>
          <text:p text:style-name="P111"><text:span text:style-name="T149">String obtenirCarpetaTreball()</text:span> → Retorna la carpeta de treball actual de l’aplicació.</text:p>
        </text:list-item>
        <text:list-item>
          <text:p text:style-name="P111"><text:span text:style-name="T149">void mostrarFitxersSegonsExtensio(String extensio)</text:span> → Mostra els fitxers presents a la carpeta de treball actual que tinguin una extensió igual a la passada com a paràmetre. El format de sortida mostrarà un fitxer per fila amb el nom i la mida en bytes en columnes separades.</text:p>
        </text:list-item>
      </text:list>
      <text:p text:style-name="P103"><text:span text:style-name="Emphasis"><text:span text:style-name="T31">Es valorarà la distribució de totes les funcions en biblioteques específiques tal i com s’ha tractat a la U5 (UF2). Vegeu els criteris de modularitat per a la correcció d’aquesta part.</text:span></text:span></text:p>
      <text:p text:style-name="P68"><text:bookmark-start text:name="__RefHeading___Toc6705_2423609131"/><text:span text:style-name="T48">Període </text:span><text:span text:style-name="T50">2</text:span><text:span text:style-name="T48">: del </text:span><text:span text:style-name="T77">25</text:span><text:span text:style-name="T75">/</text:span><text:span text:style-name="T77">04</text:span><text:span text:style-name="T75"> al </text:span><text:span text:style-name="T77">01</text:span><text:span text:style-name="T76">/</text:span><text:span text:style-name="T77">05</text:span><text:bookmark-end text:name="__RefHeading___Toc6705_2423609131"/></text:p>
      <text:list xml:id="list184856489821356" text:continue-list="list1489445923" text:style-name="Numbering_20_1">
        <text:list-item text:start-value="1">
          <text:h text:style-name="P126" text:outline-level="1" text:restart-numbering="true" text:start-value="-1"><text:span text:style-name="T86">Llegiu l’apartat </text:span><text:span text:style-name="T88">2 de la unitat 6 </text:span><text:span text:style-name="T87">i feu els repte</text:span><text:span text:style-name="T88">s de </text:span><text:span text:style-name="T89">l’</text:span><text:span text:style-name="T88">1 al </text:span><text:span text:style-name="T87">5</text:span></text:h>
        </text:list-item>
        <text:list-item>
          <text:h text:style-name="P128" text:outline-level="1"><text:span text:style-name="T93">Un concepte a tenir clar quan parlem de fitxers binaris és la diferència entre l’</text:span><text:a xlink:type="simple" xlink:href="https://ioc.xtec.cat/materials/FP/Materials/IC_S_INF/INF_IC_S_M03/web/html/WebContent/u6/a2/continguts.html#acces_sequeencial_a_fitxers_orientats_a_byte" text:style-name="Internet_20_link" text:visited-style-name="Visited_20_Internet_20_Link"><text:span text:style-name="T130">accés seqüencial</text:span></text:a><text:span text:style-name="T93"> i l’</text:span><text:a xlink:type="simple" xlink:href="https://ioc.xtec.cat/materials/FP/Materials/IC_S_INF/INF_IC_S_M03/web/html/WebContent/u6/a2/continguts.html#acces_relatiu_a_les_dades" text:style-name="Internet_20_link" text:visited-style-name="Visited_20_Internet_20_Link"><text:span text:style-name="T130">accés directe</text:span></text:a><text:span text:style-name="T93"> a les seves dades.</text:span></text:h>
          <text:h text:style-name="P129" text:outline-level="1"><text:span text:style-name="T90">Quan volem recuperar totes les dades contingudes en un fitxer binari el seu recorregut per a llegir-lo és molt semblant a un fitxer de text. Just des del principi del fitxer, on </text:span><text:span text:style-name="T71">ens</text:span><text:span text:style-name="T90"> trobem col·locats en el moment de la seva obertura, anirem llegit les dades fins arribar al final. Per exemple: Suposem un fitxer binari on hi ha emmagatzemat per aquest ordre, el DNI (9 caràcters), el nom (20 caràcters) i </text:span><text:span text:style-name="T92">un enter corresponent a </text:span><text:span text:style-name="T90">la nota d’M3 </text:span><text:span text:style-name="T72">d’aquella persona</text:span><text:span text:style-name="T90">. </text:span></text:h>
          <text:h text:style-name="P130" text:outline-level="1">Una possible forma de llegir-ho seqüencialment seria:</text:h>
        </text:list-item>
      </text:list>
      <text:p text:style-name="P106"/>
      <table:table table:name="Taula4" table:style-name="Taula4">
        <table:table-column table:style-name="Taula4.A"/>
        <table:table-row>
          <table:table-cell table:style-name="Taula4.A1" office:value-type="string">
            <text:p text:style-name="P33"><text:s text:c="3"/><text:span text:style-name="T197">static final int MIDA_DNI = 9;</text:span></text:p>
            <text:p text:style-name="P33"><text:s text:c="3"/><text:span text:style-name="T197">static final int MIDA_NOM = 20;</text:span></text:p>
            <text:p text:style-name="P33"/>
            <text:p text:style-name="P33"><text:s text:c="3"/>public void llegirFitxer(String nomFitxer){</text:p>
            <text:p text:style-name="P34"><text:s text:c="8"/>RandomAccessFile fAlumnes;</text:p>
            <text:p text:style-name="P34"><text:s text:c="8"/>try{</text:p>
            <text:p text:style-name="P34"><text:s text:c="12"/>fAlumnes = new RandomAccessFile(new File(nomFitxer), "r");</text:p>
            <text:p text:style-name="P34"><text:s text:c="12"/></text:p>
            <text:p text:style-name="P34"><text:s text:c="12"/>while ( fAlumnes.getFilePointer() &lt; fAlumnes.length() ){</text:p>
            <text:p text:style-name="P34"><text:soft-page-break/><text:s text:c="16"/>String dni = llegirString(fAlumnes, MIDA_DNI);</text:p>
            <text:p text:style-name="P34"><text:s text:c="16"/>String nom = llegirString(fAlumnes, MIDA_NOM);</text:p>
            <text:p text:style-name="P34"><text:s text:c="16"/>int nota = fAlumnes.readInt();</text:p>
            <text:p text:style-name="P34"><text:s text:c="16"/>mostrarAlumne(dni, nom, nota);</text:p>
            <text:p text:style-name="P34"><text:s text:c="12"/>}</text:p>
            <text:p text:style-name="P34"><text:s text:c="8"/>}catch(IOException ex){</text:p>
            <text:p text:style-name="P34"><text:s text:c="12"/>System.out.println("Error: " + ex.getMessage());</text:p>
            <text:p text:style-name="P34"><text:s text:c="8"/>}</text:p>
            <text:p text:style-name="P34"><text:s text:c="4"/>}</text:p>
            <text:p text:style-name="P34"/>
            <text:p text:style-name="P34"><text:s text:c="4"/>String llegirString(RandomAccessFile raf, int mida) throws IOException{</text:p>
            <text:p text:style-name="P34"><text:s text:c="8"/>String retorn = "";</text:p>
            <text:p text:style-name="P34"><text:s text:c="8"/>for ( int i = 0; i &lt; mida; i++ ){</text:p>
            <text:p text:style-name="P34"><text:s text:c="12"/>retorn += raf.readChar();</text:p>
            <text:p text:style-name="P34"><text:s text:c="8"/>}</text:p>
            <text:p text:style-name="P34"><text:s text:c="8"/>return retorn;</text:p>
            <text:p text:style-name="P34"><text:s text:c="4"/>}</text:p>
          </table:table-cell>
        </table:table-row>
      </table:table>
      <text:p text:style-name="P35"><text:s text:c="3"/></text:p>
      <text:p text:style-name="P105"><text:span text:style-name="T69">Proposeu al fòrum de l’EAC, una modificació del codi anterior que permeti mostrar només el valor d’un determinat alumne i no de tots com s’ha vist. </text:span><text:span text:style-name="T70">La funció, a banda del nom del fitxer, rebrà el número de registre corresponent a l’alumne que caldrà mostrar.</text:span><text:span text:style-name="T91"> o puguin discutir. </text:span></text:p>
      <text:p text:style-name="P66"><text:bookmark-start text:name="__RefHeading___Toc6703_2423609131"/><text:span text:style-name="T48">Període </text:span><text:span text:style-name="T51">3</text:span><text:span text:style-name="T48">: del </text:span><text:span text:style-name="T77">02</text:span><text:span text:style-name="T75">/</text:span><text:span text:style-name="T77">05</text:span><text:span text:style-name="T75"> al </text:span><text:span text:style-name="T77">09</text:span><text:span text:style-name="T76">/</text:span><text:span text:style-name="T77">05</text:span><text:span text:style-name="T49"> </text:span><text:span text:style-name="T52">(Cal fer lliurament al final del període)</text:span><text:bookmark-end text:name="__RefHeading___Toc6703_2423609131"/></text:p>
      <text:list xml:id="list184855465323908" text:continue-list="list184856489821356" text:style-name="Numbering_20_1">
        <text:list-item text:start-value="1">
          <text:h text:style-name="P131" text:outline-level="1" text:restart-numbering="true" text:start-value="-1"><text:span text:style-name="T173">Lectura opcional de l’apartat </text:span><text:span text:style-name="T174">3</text:span><text:span text:style-name="T173"> de la unitat </text:span><text:span text:style-name="T174">6</text:span><text:span text:style-name="T173"> on es pot veure un exemple </text:span><text:span text:style-name="T174">on es pot veure com incorporar fitxers a una aplicació modular i estructurada completa</text:span><text:span text:style-name="T173">.</text:span></text:h>
        </text:list-item>
        <text:list-item>
          <text:h text:style-name="P127" text:outline-level="1"><text:span text:style-name="Emphasis"><text:span text:style-name="T19">(LLIURABLE). </text:span></text:span><text:span text:style-name="Emphasis"><text:span text:style-name="T24">Afegiu al projecte que heu realitzat a la primera tasca lliurable o a la seva solució de Moodle, la opció 6 que mancava implementar amb les seves subopcions. </text:span></text:span><text:span text:style-name="Emphasis"><text:span text:style-name="T25">Aquestes eren:</text:span></text:span></text:h>
          <text:h text:style-name="P127" text:outline-level="1"><text:span text:style-name="Emphasis"><text:span text:style-name="T25"/></text:span></text:h>
        </text:list-item>
      </text:list>
      <text:list xml:id="list3961743794" text:style-name="L6">
        <text:list-item>
          <text:h text:style-name="P132" text:outline-level="1" text:restart-numbering="true" text:start-value="-1"><text:span text:style-name="Emphasis"><text:span text:style-name="T25">Recollir Dades: Aquesta opció es aconsellable dividir-la en dos mètodes que us ajudaran en la seva implementació:</text:span></text:span></text:h>
          <text:list>
            <text:list-item>
              <text:h text:style-name="P132" text:outline-level="1"><text:span text:style-name="Emphasis"><text:span text:style-name="T20">String[][] obtenirFitxersSegonsExtensio(String extensio)</text:span></text:span><text:span text:style-name="Emphasis"><text:span text:style-name="T25"> → En el directori de treball actualment definit per l’aplicació agafa tots els fitxers que tenen l’extensió indicada al paràmetre i els col·loca en un array de dues dimensions. Cada fila és un fitxer. La primera columna de cada fila fa referència al seu nom i la segona a la seva mida en bytes. La mida la retorna el mètode length del tipus File i és una variable tipus long. Per passar-la a caràcter només cal fer invocar al mètode static: Long.toString(variableLong);</text:span></text:span></text:h>
            </text:list-item>
            <text:list-item>
              <text:p text:style-name="P112"><text:span text:style-name="Emphasis"><text:span text:style-name="T21">b</text:span></text:span><text:span text:style-name="Emphasis"><text:span text:style-name="T20">oolean gravarDades</text:span></text:span><text:span text:style-name="Emphasis"><text:span text:style-name="T21">(String[][] arrayFitxers)</text:span></text:span><text:span text:style-name="Emphasis"><text:span text:style-name="T26"> → Accedeix a </text:span></text:span><text:span text:style-name="Emphasis"><text:span text:style-name="T30">la </text:span></text:span><text:span text:style-name="Emphasis"><text:span text:style-name="T22">carpeta de dades de l’aplica</text:span></text:span><text:span text:style-name="Emphasis"><text:span text:style-name="T23">c</text:span></text:span><text:span text:style-name="Emphasis"><text:span text:style-name="T22">ió</text:span></text:span><text:span text:style-name="Emphasis"><text:span text:style-name="T29"> i</text:span></text:span><text:span text:style-name="Emphasis"><text:span text:style-name="T26">, amb l’array de fitxers obtingut de l’anterior mètode, afegeix al fitxer dump.bin els valors en binari continguts a cada fila de l’arrayFitxers. Un cop finalitzat haurà de tornar a la carpeta de treball en la que es trobava l’aplicació.</text:span></text:span></text:p>
              <text:p text:style-name="P113"><text:span text:style-name="Emphasis"><text:span text:style-name="T26">Caldrà obrir el fitxer dump.bin en mode lectura/escriptura, </text:span></text:span><text:span text:style-name="Emphasis"><text:span text:style-name="T29">situat a la carpeta de dades del programa,</text:span></text:span><text:span text:style-name="Emphasis"><text:span text:style-name="T26"> i col·locar-se a la darrera posició mitjançant el mètode seek del tipus de dades RandomAccessFile amb l’ajuda també del mètode length del mateix tipus de dades. Un cop col·locats només caldrà escriure per a cada fitxer el seu nom i la seva mida. </text:span></text:span></text:p>
              <text:p text:style-name="P113"><text:span text:style-name="Emphasis"><text:span text:style-name="T26">El nom de cada fitxer ocuparà sempre 20 caràcters (40 bytes en total ja que cada caràcter són 2 bytes = Character.SIZE/8). Si es passa de 20 es retalla el nom a 20. Si </text:span></text:span><text:soft-page-break/><text:span text:style-name="Emphasis"><text:span text:style-name="T26">no arriba s’afegeixen espais en blanc al final del nom fins arribar a 20. Per escriure el nom només cal utilitzar el mètode writeChars invocat sobre la variable de tipus RandomAccessFile i passant la cadena final que cal escriure.</text:span></text:span></text:p>
              <text:p text:style-name="P113"><text:span text:style-name="Emphasis"><text:span text:style-name="T26">Per a escriure el valor long a continuació només cal cridar al mètode writeLong del tipus de dades RandomAccessFile. Aquest tipus s’espera rebre un long com a paràmetre però nosaltres llegirem una String de l’arrayFitxers. Per passar l’String que conté un long dins a un tipus primitiu long només cal cridar a Long.parseLong(...) passant com a paràmetre la cadena de caràcters que ja sabeu que conté el valor numèric.</text:span></text:span></text:p>
              <text:p text:style-name="P113"><text:span text:style-name="Emphasis"><text:span text:style-name="T26">A la vegada que </text:span></text:span><text:span text:style-name="Emphasis"><text:span text:style-name="T21">s’afegeix</text:span></text:span><text:span text:style-name="Emphasis"><text:span text:style-name="T26"> el fitxer i la seva mida dins el fitxer binari dump.bin es </text:span></text:span><text:span text:style-name="Emphasis"><text:span text:style-name="T21">crea</text:span></text:span><text:span text:style-name="Emphasis"><text:span text:style-name="T26"> un fitxer dump.log de format text amb la mateixa informació ficant un </text:span></text:span><text:span text:style-name="Emphasis"><text:span text:style-name="T27">nomFitxer + mida</text:span></text:span><text:span text:style-name="Emphasis"><text:span text:style-name="T26"> per línia de text. Aquest darrer no és acumulatiu i cada vegada es crea de nou amb la informació que li correspongui.</text:span></text:span></text:p>
            </text:list-item>
            <text:list-item>
              <text:p text:style-name="P114"><text:span text:style-name="Emphasis"><text:span text:style-name="T21">void mostrarDadesGravades(int posicio)</text:span></text:span><text:span text:style-name="Emphasis"><text:span text:style-name="T26"> → A</text:span></text:span><text:span text:style-name="Emphasis"><text:span text:style-name="T27"> partir d’una posició preguntada prèviament a l’usuari per pantalla, </text:span></text:span><text:span text:style-name="Emphasis"><text:span text:style-name="T30">accedeix a la </text:span></text:span><text:span text:style-name="Emphasis"><text:span text:style-name="T22">carpeta de dades</text:span></text:span><text:span text:style-name="Emphasis"><text:span text:style-name="T30"> i</text:span></text:span><text:span text:style-name="Emphasis"><text:span text:style-name="T27"> mostra tots els noms i mides de fitxers continguts dins de dump.bin des d’aquella posició fins al final. </text:span></text:span><text:span text:style-name="Emphasis"><text:span text:style-name="T26">Un cop finalitzat haurà de </text:span></text:span><text:span text:style-name="Emphasis"><text:span text:style-name="T21">tornar a la carpeta de treball</text:span></text:span><text:span text:style-name="Emphasis"><text:span text:style-name="T26"> en la que es trobava l’aplicació.</text:span></text:span></text:p>
              <text:p text:style-name="P114"><text:span text:style-name="Emphasis"><text:span text:style-name="T27">Primer caldrà mirar que la posició no sobrepassi el nombre total de registres continguts dins el fitxer. S’entén per registre la parella nomFitxer (20 caràcters) + midaFitxer (número tipus long). Per trobar la quantitat de registres guardats dins dump.bin només cal dividir la seva mida (mètode length de RandomAccessFile) entre la mida de cada registre. La mida de cada registre serà 20 per la mida del tipus caràcter (Character.SIZE/8) més la mida d’un tipus long (Long.SIZE/8). Si trobem que la posició sobrepassa el número de registre</text:span></text:span><text:span text:style-name="Emphasis"><text:span text:style-name="T28">s</text:span></text:span><text:span text:style-name="Emphasis"><text:span text:style-name="T27"> només cal informar per pantalla i finalitzar.</text:span></text:span></text:p>
              <text:p text:style-name="P114"><text:span text:style-name="Emphasis"><text:span text:style-name="T27">Si la posició es inferior, caldrà col·locar-s’hi amb el mètode seek de RandomAccessFile i a partir d’allí anar llegint amb readChar </text:span></text:span><text:span text:style-name="Emphasis"><text:span text:style-name="T28">els 20 caràcters del nom, i amb </text:span></text:span><text:span text:style-name="Emphasis"><text:span text:style-name="T27">readLong </text:span></text:span><text:span text:style-name="Emphasis"><text:span text:style-name="T28">la mida</text:span></text:span><text:span text:style-name="Emphasis"><text:span text:style-name="T27"> corresponent a </text:span></text:span><text:span text:style-name="Emphasis"><text:span text:style-name="T28">les dades de cada</text:span></text:span><text:span text:style-name="Emphasis"><text:span text:style-name="T27"> registre, anar-ho mostrant per pantalla i controlant que la posició actual del punter del fitxer (getFilePointer de RandomAccessFile) sigui sempre inferior a la mida del mateix (length de RandomAccessFile).</text:span></text:span></text:p>
            </text:list-item>
          </text:list>
        </text:list-item>
      </text:list>
      <text:p text:style-name="P104"><text:span text:style-name="Emphasis"><text:span text:style-name="T21">Es valorarà la distribució de totes les funcions en biblioteques específiques tal i com s’ha tractat a la U5</text:span></text:span><text:span text:style-name="Emphasis"><text:span text:style-name="T26"> (UF2). Vegeu els criteris de modularitat per a la correcció d’aquesta part.</text:span></text:span></text:p>
      <text:p text:style-name="P89"><text:bookmark-start text:name="__RefHeading___Toc6839_2423609131"/><text:span text:style-name="T52">L</text:span><text:span text:style-name="T47">liuraments</text:span><text:bookmark-end text:name="__RefHeading___Toc6839_2423609131"/></text:p>
      <text:p text:style-name="P73">E<text:span text:style-name="T94">n</text:span> aquest EAC hi haurà <text:span text:style-name="T175">2</text:span> lliuraments:</text:p>
      <text:list xml:id="list575349223" text:style-name="L7">
        <text:list-item>
          <text:p text:style-name="P117">Al final del període <text:span text:style-name="T175">1</text:span> caldrà que lliureu la implementació demanada a la tasca 2. Envieu el fitxer de codi o el projecte de netbeans comprimit a la bústia del lliurament parcial 1 de l’EAC<text:span text:style-name="T175">6 </text:span>(EAC<text:span text:style-name="T175">6</text:span>P<text:span text:style-name="T175">1</text:span>) abans de les 23:55 de la data límit.</text:p>
        </text:list-item>
        <text:list-item>
          <text:p text:style-name="P117">Al final del període <text:span text:style-name="T170">3</text:span> caldrà que lliureu la implementació de la tasca <text:span text:style-name="T178">2</text:span>. Envieu el fitxer de codi o el projecte de netbeans comprimit a la bústia del lliurament parcial 2 de l’EAC<text:span text:style-name="T175">6</text:span> (EAC<text:span text:style-name="T175">6</text:span>P2) abans de les 23:55 de la data límit.</text:p>
        </text:list-item>
      </text:list>
      <text:p text:style-name="P73"><text:soft-page-break/><text:s/>Les dates límit de cada lliurament són:</text:p>
      <table:table table:name="Taula26" table:style-name="Taula26">
        <table:table-column table:style-name="Taula26.A" table:number-columns-repeated="3"/>
        <table:table-row>
          <table:table-cell table:style-name="Taula26.A1" office:value-type="string">
            <text:p text:style-name="P8">Lliurament<text:span text:style-name="T163">s</text:span> parcial<text:span text:style-name="T163">s</text:span></text:p>
          </table:table-cell>
          <table:table-cell table:style-name="Taula26.A1" office:value-type="string">
            <text:p text:style-name="P8">Període</text:p>
          </table:table-cell>
          <table:table-cell table:style-name="Taula26.C1" office:value-type="string">
            <text:p text:style-name="P8">Data límit</text:p>
          </table:table-cell>
        </table:table-row>
        <table:table-row>
          <table:table-cell table:style-name="Taula26.B2" office:value-type="string">
            <text:p text:style-name="P9">EAC<text:span text:style-name="T175">6</text:span>P1</text:p>
          </table:table-cell>
          <table:table-cell table:style-name="Taula26.B2" office:value-type="string">
            <text:p text:style-name="P11">1</text:p>
          </table:table-cell>
          <table:table-cell table:style-name="Taula26.C2" office:value-type="string">
            <text:p text:style-name="P12"><text:span text:style-name="T175">24</text:span>/<text:span text:style-name="T179">04</text:span></text:p>
          </table:table-cell>
        </table:table-row>
        <table:table-row>
          <table:table-cell table:style-name="Taula26.B3" office:value-type="string">
            <text:p text:style-name="P9">EAC<text:span text:style-name="T175">6P2</text:span></text:p>
          </table:table-cell>
          <table:table-cell table:style-name="Taula26.B3" office:value-type="string">
            <text:p text:style-name="P10">3</text:p>
          </table:table-cell>
          <table:table-cell table:style-name="Taula26.C3" office:value-type="string">
            <text:p text:style-name="P13"><text:span text:style-name="T179">09</text:span>/<text:span text:style-name="T179">05</text:span></text:p>
          </table:table-cell>
        </table:table-row>
      </table:table>
      <text:p text:style-name="P91"><text:bookmark-start text:name="__RefHeading___Toc6043_3512146126"/><text:span text:style-name="T61">Criteris d</text:span><text:span text:style-name="T55">e correcció i ponderació</text:span><text:bookmark-end text:name="__RefHeading___Toc6043_3512146126"/></text:p>
      <text:p text:style-name="P79"><text:span text:style-name="T53">A </text:span><text:span text:style-name="T47">continuació es mostren els criteris de correcció i la ponderació usats per a corregir cada un dels lliuraments de l’EAC </text:span><text:span text:style-name="T58">(</text:span><text:span text:style-name="T47">D</text:span><text:span text:style-name="T59">escriure els criteris de correcció en forma </text:span><text:span text:style-name="T58">rúbrica que ajudi a l’alumne a saber que se li demanarà i al professor a la correcció per cada EAC parcial</text:span><text:span text:style-name="T47">).</text:span></text:p>
      <text:p text:style-name="P67"><text:bookmark-start text:name="__RefHeading___Toc6143_3512146126"/>EAC<text:span text:style-name="T176">6</text:span>P<text:span text:style-name="T169">1</text:span>. Lliurament parcial del període <text:span text:style-name="T176">1</text:span> (<text:span text:style-name="T176">30</text:span>%)<text:bookmark-end text:name="__RefHeading___Toc6143_3512146126"/></text:p>
      <text:p text:style-name="P72"><text:span text:style-name="T56">A aquí </text:span><text:span text:style-name="T47">es mostre</text:span><text:span text:style-name="T56">n</text:span><text:span text:style-name="T47"> els criteris de correcció agrupats en </text:span><text:span text:style-name="T57">3</text:span><text:span text:style-name="T47"> aspectes: </text:span></text:p>
      <text:list xml:id="list2551774022" text:style-name="L8">
        <text:list-item>
          <text:p text:style-name="P120"><text:span text:style-name="T47">Correctesa </text:span><text:span text:style-name="T74">(</text:span><text:span text:style-name="T78">7</text:span><text:span text:style-name="T74"> punts):</text:span><text:span text:style-name="T47"> Verificació del bon funcionament del codi lliurat d’acord amb les indicacions de l’enunciat.</text:span></text:p>
        </text:list-item>
        <text:list-item>
          <text:p text:style-name="P118">Llegibilitat del codi <text:span text:style-name="T130">(</text:span><text:span text:style-name="T138">1,5</text:span><text:span text:style-name="T130"> punts): </text:span>Aplicació dels criteris de llegibilitat bàsics apresos al bloc 1 i bloc 2 del mòdul 3.</text:p>
        </text:list-item>
        <text:list-item>
          <text:p text:style-name="P119">Modularitat del codi (1,5 punts): Aplicació dels criteris de modularitat bàsics apresos al bloc 2 del mòdul 3.</text:p>
        </text:list-item>
      </text:list>
      <text:p text:style-name="P74"/>
      <table:table table:name="Taula29" table:style-name="Taula29">
        <table:table-column table:style-name="Taula29.A"/>
        <table:table-column table:style-name="Taula29.B"/>
        <table:table-column table:style-name="Taula29.C" table:number-columns-repeated="3"/>
        <table:table-column table:style-name="Taula29.F"/>
        <table:table-header-rows>
          <table:table-row>
            <table:table-cell table:style-name="Taula29.A1" office:value-type="string">
              <text:p text:style-name="P14">Correctesa <text:span text:style-name="T137">(8 punts)</text:span></text:p>
            </table:table-cell>
            <table:table-cell table:style-name="Taula29.A1" office:value-type="string">
              <text:p text:style-name="P14">Criteris de verificació</text:p>
            </table:table-cell>
            <table:table-cell table:style-name="Taula29.A1" office:value-type="string">
              <text:p text:style-name="P14"><text:s/>100% </text:p>
            </table:table-cell>
            <table:table-cell table:style-name="Taula29.A1" office:value-type="string">
              <text:p text:style-name="P14">60%</text:p>
            </table:table-cell>
            <table:table-cell table:style-name="Taula29.A1" office:value-type="string">
              <text:p text:style-name="P14">30% </text:p>
            </table:table-cell>
            <table:table-cell table:style-name="Taula29.F1" office:value-type="string">
              <text:p text:style-name="P14">0%</text:p>
            </table:table-cell>
          </table:table-row>
        </table:table-header-rows>
        <table:table-row table:style-name="Taula29.2">
          <table:table-cell table:style-name="Taula29.A3" office:value-type="string">
            <text:p text:style-name="P31">canviarCarpetaTreball</text:p>
          </table:table-cell>
          <table:table-cell table:style-name="Taula29.B2" office:value-type="string">
            <text:p text:style-name="P19">Utilitza bé les funcions del sistema per a canviar la carpeta de treball i la gestió d’excepcions per veure si es produeix algun problema.</text:p>
          </table:table-cell>
          <table:table-cell table:style-name="Taula29.C2" office:value-type="string">
            <text:p text:style-name="P17">No falla cap criteri</text:p>
          </table:table-cell>
          <table:table-cell table:style-name="Taula29.D2" office:value-type="string">
            <text:p text:style-name="P17"><text:span text:style-name="T185">No controla els errors</text:span> </text:p>
          </table:table-cell>
          <table:table-cell table:style-name="Taula29.E2" office:value-type="string">
            <text:p text:style-name="P20"/>
          </table:table-cell>
          <table:table-cell table:style-name="Taula29.F2" office:value-type="string">
            <text:p text:style-name="P21">No compila i/o falla ...</text:p>
          </table:table-cell>
        </table:table-row>
        <table:table-row table:style-name="Taula29.2">
          <table:table-cell table:style-name="Taula29.A3" office:value-type="string">
            <text:p text:style-name="P92">obtenirCarpetaTreball</text:p>
          </table:table-cell>
          <table:table-cell table:style-name="Taula29.B3" office:value-type="string">
            <text:p text:style-name="P18">Retorna el valor de la carpeta de treball actualment definida</text:p>
          </table:table-cell>
          <table:table-cell table:style-name="Taula29.C3" office:value-type="string">
            <text:p text:style-name="P17">No falla cap criteri</text:p>
          </table:table-cell>
          <table:table-cell table:style-name="Taula29.D3" office:value-type="string">
            <text:p text:style-name="P17"/>
          </table:table-cell>
          <table:table-cell table:style-name="Taula29.E3" office:value-type="string">
            <text:p text:style-name="P21"/>
          </table:table-cell>
          <table:table-cell table:style-name="Taula29.F3" office:value-type="string">
            <text:p text:style-name="P21">No compila i/o falla.</text:p>
          </table:table-cell>
        </table:table-row>
        <table:table-row table:style-name="Taula29.2">
          <table:table-cell table:style-name="Taula29.A4" office:value-type="string">
            <text:p text:style-name="P92">mostrarFitxersSegonsExtensio</text:p>
          </table:table-cell>
          <table:table-cell table:style-name="Taula29.B4" office:value-type="string">
            <text:p text:style-name="P18">Mostra els fitxers correctament formatats i amb l’extensió definida</text:p>
          </table:table-cell>
          <table:table-cell table:style-name="Taula29.C4" office:value-type="string">
            <text:p text:style-name="P20">No falla cap criteri</text:p>
          </table:table-cell>
          <table:table-cell table:style-name="Taula29.D4" office:value-type="string">
            <text:p text:style-name="P20">Falla el criteri de l’extensió</text:p>
          </table:table-cell>
          <table:table-cell table:style-name="Taula29.E4" office:value-type="string">
            <text:p text:style-name="P20">No està ben formatat</text:p>
          </table:table-cell>
          <table:table-cell table:style-name="Taula29.F4" office:value-type="string">
            <text:p text:style-name="P20">No fa cap dels anteriors.</text:p>
          </table:table-cell>
        </table:table-row>
      </table:table>
      <text:p text:style-name="P75"/>
      <text:p text:style-name="P76">I la resta d’aspectes:</text:p>
      <table:table table:name="Taula30" table:style-name="Taula30">
        <table:table-column table:style-name="Taula30.A"/>
        <table:table-column table:style-name="Taula30.B" table:number-columns-repeated="2"/>
        <table:table-column table:style-name="Taula30.D"/>
        <table:table-header-rows>
          <table:table-row>
            <table:table-cell table:style-name="Taula30.A1" table:number-rows-spanned="2" office:value-type="string">
              <text:p text:style-name="P15"/>
              <text:p text:style-name="P15">Aspectes</text:p>
            </table:table-cell>
            <table:table-cell table:style-name="Taula30.B1" table:number-columns-spanned="3" office:value-type="string">
              <text:p text:style-name="P15">Criteris</text:p>
            </table:table-cell>
            <table:covered-table-cell/>
            <table:covered-table-cell/>
          </table:table-row>
          <table:table-row>
            <table:covered-table-cell/>
            <table:table-cell table:style-name="Taula30.B2" office:value-type="string">
              <text:p text:style-name="P15">100%</text:p>
            </table:table-cell>
            <table:table-cell table:style-name="Taula30.B2" office:value-type="string">
              <text:p text:style-name="P15">50%</text:p>
            </table:table-cell>
            <table:table-cell table:style-name="Taula30.D2" office:value-type="string">
              <text:p text:style-name="P15">0%</text:p>
            </table:table-cell>
          </table:table-row>
        </table:table-header-rows>
        <table:table-row table:style-name="Taula30.3">
          <table:table-cell table:style-name="Taula30.A3" office:value-type="string">
            <text:p text:style-name="P29">Llegibilitat del codi (<text:span text:style-name="T185">1,5</text:span>)</text:p>
          </table:table-cell>
          <table:table-cell table:style-name="Taula30.B3" office:value-type="string">
            <text:p text:style-name="P57"><text:span text:style-name="T54">1) </text:span><text:span text:style-name="T47">Es fan servir constants de forma habitual en lloc de valors literals.</text:span></text:p>
            <text:p text:style-name="P57"><text:span text:style-name="T56">2</text:span><text:span text:style-name="T54">) </text:span><text:span text:style-name="T47">El codi està ben indentat.<text:line-break/></text:span></text:p>
          </table:table-cell>
          <table:table-cell table:style-name="Taula30.C3" office:value-type="string">
            <text:p text:style-name="P61"><text:span text:style-name="T167">1) </text:span>Es fan servir poques constants.<text:line-break/><text:span text:style-name="T167">2) </text:span>El codi no està sempre ben indentat.</text:p>
          </table:table-cell>
          <table:table-cell table:style-name="Taula30.D3" office:value-type="string">
            <text:p text:style-name="P49"><text:span text:style-name="T81">1) </text:span><text:span text:style-name="T79">Mai o quasi bé mai, es fan servir constants.</text:span></text:p>
            <text:p text:style-name="P49"><text:span text:style-name="T80">2) </text:span><text:span text:style-name="T79">Sovint el codi està mal</text:span> indentat</text:p>
          </table:table-cell>
        </table:table-row>
        <text:soft-page-break/>
        <table:table-row table:style-name="Taula30.3">
          <table:table-cell table:style-name="Taula30.A4" office:value-type="string">
            <text:p text:style-name="P30">Modularitat del codi (1,5)</text:p>
          </table:table-cell>
          <table:table-cell table:style-name="Taula30.B4" office:value-type="string">
            <text:p text:style-name="P62"><text:span text:style-name="T82">1) </text:span><text:span text:style-name="T83">El codi es troba distribuït en mètodes </text:span><text:span text:style-name="T84">i </text:span><text:span text:style-name="T85">biblioteques</text:span><text:span text:style-name="T83"> seguint </text:span><text:span text:style-name="T82">un disseny descendent correcte</text:span><text:span text:style-name="T83">.<text:line-break/></text:span><text:span text:style-name="T82">2) </text:span><text:span text:style-name="T83">El codi no es concentra en pocs mètodes sinó que es troba ben distribuït i segmentat en nivells de profunditat raonables per la mida de l'aplicació.<text:line-break/></text:span><text:span text:style-name="T82">3) La divisió facilita la llegibilitat</text:span><text:span text:style-name="T83">.</text:span></text:p>
            <text:p text:style-name="P54">4) La divisió aconsegueix evitar errors a l’hora d’escriure el codi.</text:p>
            <text:p text:style-name="P54">5) La divisió facilitat la localització dels errors.</text:p>
          </table:table-cell>
          <table:table-cell table:style-name="Taula30.C4" office:value-type="string">
            <text:p text:style-name="P60">No es compleixen un o dos dels criteris de modularitat (casella 100%).</text:p>
          </table:table-cell>
          <table:table-cell table:style-name="Taula30.D4" office:value-type="string">
            <text:p text:style-name="P48">No es compleixen més de dos criteris de modularitat (casella 100%).</text:p>
          </table:table-cell>
        </table:table-row>
      </table:table>
      <text:p text:style-name="P77"><text:s/></text:p>
      <text:p text:style-name="P67"><text:bookmark-start text:name="__RefHeading___Toc6141_3512146126"/>EAC<text:span text:style-name="T176">6P2</text:span>. Lliurament <text:span text:style-name="T169">final </text:span>en el període <text:span text:style-name="T176">3</text:span> (<text:span text:style-name="T169">7</text:span>0%)<text:bookmark-end text:name="__RefHeading___Toc6141_3512146126"/></text:p>
      <text:p text:style-name="P72"><text:span text:style-name="T47">A continuació es mostre</text:span><text:span text:style-name="T60">n</text:span><text:span text:style-name="T47"> els criteris de correcció </text:span><text:span text:style-name="T56">d’aquesta part</text:span><text:span text:style-name="T47"> agrupats en 4 aspectes: </text:span></text:p>
      <text:list xml:id="list184856197703457" text:continue-numbering="true" text:style-name="L8">
        <text:list-item>
          <text:p text:style-name="P118">Correctesa (<text:span text:style-name="T176">6</text:span> punts): Verificació del bon funcionament del codi lliurat d’acord amb les indicacions de l’enunciat.</text:p>
        </text:list-item>
        <text:list-item>
          <text:p text:style-name="P118">Llegibilitat del codi (2 punts): Aplicació dels criteris de llegibilitat bàsics apresos al bloc 1 i bloc 2 del mòdul 3.</text:p>
        </text:list-item>
        <text:list-item>
          <text:p text:style-name="P118">Modularitat (2 punts): Aplicació dels criteris de modularitat explicats en aquest bloc per tal de d’evitar aplicacions monolítiques.</text:p>
        </text:list-item>
      </text:list>
      <table:table table:name="Taula2" table:style-name="Taula2">
        <table:table-column table:style-name="Taula2.A"/>
        <table:table-column table:style-name="Taula2.B"/>
        <table:table-column table:style-name="Taula2.C" table:number-columns-repeated="3"/>
        <table:table-column table:style-name="Taula2.F"/>
        <table:table-header-rows>
          <table:table-row>
            <table:table-cell table:style-name="Taula2.A1" office:value-type="string">
              <text:p text:style-name="P94"><text:span text:style-name="T166">Correctesa</text:span> </text:p>
              <text:p text:style-name="P97">(<text:span text:style-name="T176">6</text:span> punts)</text:p>
            </table:table-cell>
            <table:table-cell table:style-name="Taula2.A1" office:value-type="string">
              <text:p text:style-name="P98">Criteris de verificació</text:p>
            </table:table-cell>
            <table:table-cell table:style-name="Taula2.A1" office:value-type="string">
              <text:p text:style-name="P95"><text:span text:style-name="T164"><text:s/></text:span>10<text:span text:style-name="T165">0% </text:span></text:p>
            </table:table-cell>
            <table:table-cell table:style-name="Taula2.A1" office:value-type="string">
              <text:p text:style-name="P99">60%</text:p>
            </table:table-cell>
            <table:table-cell table:style-name="Taula2.A1" office:value-type="string">
              <text:p text:style-name="P99">30% </text:p>
            </table:table-cell>
            <table:table-cell table:style-name="Taula2.F1" office:value-type="string">
              <text:p text:style-name="P96">0%</text:p>
            </table:table-cell>
          </table:table-row>
        </table:table-header-rows>
        <table:table-row>
          <table:table-cell table:style-name="Taula2.A2" office:value-type="string">
            <text:p text:style-name="P25">obtenirFitxersSegonsExtensio (2)</text:p>
          </table:table-cell>
          <table:table-cell table:style-name="Taula2.B2" office:value-type="string">
            <text:p text:style-name="P25">Col·locar-se bé a la carpeta de terball i obtenir la llista de fitxers. Recorre’ls i per cadascun amb l’extensió correcta gravar a l’array de retorn el seu nom i la seva mida.</text:p>
          </table:table-cell>
          <table:table-cell table:style-name="Taula2.C2" office:value-type="string">
            <text:p text:style-name="P17">No falla cap criteri</text:p>
          </table:table-cell>
          <table:table-cell table:style-name="Taula2.D2" office:value-type="string">
            <text:p text:style-name="P25">No s’agafen tots els fitxers</text:p>
          </table:table-cell>
          <table:table-cell table:style-name="Taula2.E2" office:value-type="string">
            <text:p text:style-name="P25">Es veu la idea però no s’implenta bé del tot</text:p>
          </table:table-cell>
          <table:table-cell table:style-name="Taula2.F2" office:value-type="string">
            <text:p text:style-name="P23">No compila o falla</text:p>
          </table:table-cell>
        </table:table-row>
        <table:table-row>
          <table:table-cell table:style-name="Taula2.A3" office:value-type="string">
            <text:p text:style-name="P25">gravarDades (2)</text:p>
          </table:table-cell>
          <table:table-cell table:style-name="Taula2.B3" office:value-type="string">
            <text:p text:style-name="P26">Es posiciona bé al final del fitxer binari i hi grava correctament la informació a la par que crea de nou el fitxer de log i hi deixa la mateixa informació en format text.</text:p>
          </table:table-cell>
          <table:table-cell table:style-name="Taula2.C3" office:value-type="string">
            <text:p text:style-name="P25">No falla cap criteri</text:p>
          </table:table-cell>
          <table:table-cell table:style-name="Taula2.D3" office:value-type="string">
            <text:p text:style-name="P25">Es genera bé el fitxer biari amb algun error de en la longitud dels chars</text:p>
          </table:table-cell>
          <table:table-cell table:style-name="Taula2.E3" office:value-type="string">
            <text:p text:style-name="P27">Només es fa bé el volcat de text</text:p>
          </table:table-cell>
          <table:table-cell table:style-name="Taula2.F3" office:value-type="string">
            <text:p text:style-name="P22">No compila i/o falla ...</text:p>
          </table:table-cell>
        </table:table-row>
        <table:table-row>
          <table:table-cell table:style-name="Taula2.A4" office:value-type="string">
            <text:p text:style-name="P93"><text:span text:style-name="T103">mostrarDadesGravades(2)</text:span> </text:p>
          </table:table-cell>
          <table:table-cell table:style-name="Taula2.B4" office:value-type="string">
            <text:p text:style-name="P24">Es col·loca correctament a la posició indicada dins del fitxer binari i mostrar tot el contingut formatat per pantalla de forma correcta.</text:p>
          </table:table-cell>
          <table:table-cell table:style-name="Taula2.C4" office:value-type="string">
            <text:p text:style-name="P17">No falla cap criteri</text:p>
          </table:table-cell>
          <table:table-cell table:style-name="Taula2.D4" office:value-type="string">
            <text:p text:style-name="P25">Es col·loca bé, fa bon control del límit però <text:soft-page-break/>no recorre bé els registres</text:p>
          </table:table-cell>
          <table:table-cell table:style-name="Taula2.E4" office:value-type="string">
            <text:p text:style-name="P21"><text:span text:style-name="T186">Només es col·loca bé</text:span>.</text:p>
          </table:table-cell>
          <table:table-cell table:style-name="Taula2.F4" office:value-type="string">
            <text:p text:style-name="P21">No compila i/o falla ...</text:p>
          </table:table-cell>
        </table:table-row>
      </table:table>
      <text:p text:style-name="P70"><text:span text:style-name="T47"><text:s/></text:span><text:span text:style-name="T73">I la resta d’aspectes:</text:span></text:p>
      <table:table table:name="Taula28" table:style-name="Taula28">
        <table:table-column table:style-name="Taula28.A"/>
        <table:table-column table:style-name="Taula28.B" table:number-columns-repeated="2"/>
        <table:table-column table:style-name="Taula28.D"/>
        <table:table-header-rows>
          <table:table-row>
            <table:table-cell table:style-name="Taula28.A1" table:number-rows-spanned="2" office:value-type="string">
              <text:p text:style-name="P16"/>
              <text:p text:style-name="P16">Aspectes</text:p>
            </table:table-cell>
            <table:table-cell table:style-name="Taula28.B1" table:number-columns-spanned="3" office:value-type="string">
              <text:p text:style-name="P16">Criteris</text:p>
            </table:table-cell>
            <table:covered-table-cell/>
            <table:covered-table-cell/>
          </table:table-row>
          <table:table-row>
            <table:covered-table-cell/>
            <table:table-cell table:style-name="Taula28.B2" office:value-type="string">
              <text:p text:style-name="P16">100%</text:p>
            </table:table-cell>
            <table:table-cell table:style-name="Taula28.B2" office:value-type="string">
              <text:p text:style-name="P16">50%</text:p>
            </table:table-cell>
            <table:table-cell table:style-name="Taula28.D2" office:value-type="string">
              <text:p text:style-name="P16">0%</text:p>
            </table:table-cell>
          </table:table-row>
        </table:table-header-rows>
        <table:table-row table:style-name="Taula28.3">
          <table:table-cell table:style-name="Taula28.A3" office:value-type="string">
            <text:p text:style-name="P28">Llegibilitat del codi (2)</text:p>
          </table:table-cell>
          <table:table-cell table:style-name="Taula28.B3" office:value-type="string">
            <text:p text:style-name="P55"><text:span text:style-name="T54">1) </text:span><text:span text:style-name="T47">Es fan servir constants de forma habitual en lloc de valors literals.</text:span></text:p>
            <text:p text:style-name="P55"><text:span text:style-name="T54">2) </text:span><text:span text:style-name="T47">Els noms de les classes, dels mètodes i les variables són descriptius de manera que és molt intuïtiu saber per a què es fan servir.</text:span></text:p>
            <text:p text:style-name="P55"><text:span text:style-name="T54">3) </text:span><text:span text:style-name="T47">El codi està ben indentat.<text:line-break/></text:span></text:p>
          </table:table-cell>
          <table:table-cell table:style-name="Taula28.C3" office:value-type="string">
            <text:p text:style-name="P59"><text:span text:style-name="T167">1) </text:span>Es fan servir poques constants.<text:line-break/><text:span text:style-name="T167">2) </text:span>Costa deduir la utilització de mètodes i variables a partir dels seus noms.</text:p>
            <text:p text:style-name="P59"><text:span text:style-name="T167">3) </text:span>El codi no està sempre ben indentat.</text:p>
          </table:table-cell>
          <table:table-cell table:style-name="Taula28.D3" office:value-type="string">
            <text:p text:style-name="P46">Mai o quasi bé mai, es fan servir constants.</text:p>
            <text:p text:style-name="P47"><text:span text:style-name="T80">2) </text:span><text:span text:style-name="T79">Costa deduir la utilització de mètodes i variables a partir dels seus noms </text:span><text:span text:style-name="T80">degut a que són noms massa curts o no signifiquen res</text:span><text:span text:style-name="T79">.</text:span></text:p>
            <text:p text:style-name="P47"><text:span text:style-name="T80">3) </text:span><text:span text:style-name="T79">Sovint el codi està mal</text:span> indentat</text:p>
          </table:table-cell>
        </table:table-row>
        <table:table-row table:style-name="Taula28.3">
          <table:table-cell table:style-name="Taula28.A4" office:value-type="string">
            <text:p text:style-name="P28">Modularitat del codi (2)</text:p>
          </table:table-cell>
          <table:table-cell table:style-name="Taula28.B4" office:value-type="string">
            <text:p text:style-name="P56"><text:span text:style-name="T55">1) </text:span><text:span text:style-name="T47">El codi es troba distribuït en mètodes seguint </text:span><text:span text:style-name="T55">un disseny descendent correcte</text:span><text:span text:style-name="T47">.<text:line-break/></text:span><text:span text:style-name="T55">2) </text:span><text:span text:style-name="T47">El codi no es concentra en pocs mètodes sinó que es troba ben distribuït i segmentat en nivells de profunditat raonables per la mida de l'aplicació.<text:line-break/></text:span><text:span text:style-name="T55">3) La divisió facilita la llegibilitat</text:span><text:span text:style-name="T47">.</text:span></text:p>
            <text:p text:style-name="P54">4) La divisió aconsegueix evitar errors a l’hora d’escriure el codi.</text:p>
            <text:p text:style-name="P58"><text:span text:style-name="T55">5</text:span><text:span text:style-name="T47">) La divisió facilitat la localització dels errors.</text:span></text:p>
          </table:table-cell>
          <table:table-cell table:style-name="Taula28.C4" office:value-type="string">
            <text:p text:style-name="P60">No es compleixen un o dos dels criteris de modularitat (casella 100%).</text:p>
          </table:table-cell>
          <table:table-cell table:style-name="Taula28.D4" office:value-type="string">
            <text:p text:style-name="P48">No es compleixen més de dos criteris de modularitat (casella 100%).</text:p>
          </table:table-cell>
        </table:table-row>
      </table:table>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cm" style:auto-text-indent="false" style:writing-mode="lr-tb"/>
      <style:text-properties style:use-window-font-color="true" style:font-name="Arial" fo:font-family="Arial" style:font-family-generic="swiss" style:font-pitch="variable" fo:font-size="11pt" fo:language="ca"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_20_body" style:display-name="Text body" style:family="paragraph" style:parent-style-name="Standard" style:class="text" style:master-page-name="">
      <style:paragraph-properties style:page-number="auto"/>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next-style-name="Preformatted_20_Text" style:class="extra">
      <style:paragraph-properties fo:text-align="center" style:justify-single-word="false" text:number-lines="false" text:line-number="0"/>
      <style:text-properties fo:font-weight="normal" officeooo:rsid="00ec5b26"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list-style-name="" style:class="html" style:master-page-name="">
      <loext:graphic-properties draw:fill="solid" draw:fill-color="#ffffff" draw:opacity="100%"/>
      <style:paragraph-properties fo:margin-top="0cm" fo:margin-bottom="0cm" loext:contextual-spacing="false" fo:text-align="start" style:justify-single-word="false" fo:orphans="2" fo:widows="2" style:page-number="auto" fo:background-color="#ffffff" text:number-lines="false" text:line-number="1" style:writing-mode="lr-tb">
        <style:tab-stops>
          <style:tab-stop style:position="1.397cm"/>
        </style:tab-stops>
      </style:paragraph-properties>
      <style:text-properties fo:color="#000000" style:font-name="Arial" fo:font-family="Arial" style:font-family-generic="swiss" style:font-pitch="variable" fo:font-size="11pt" fo:language="ca" fo:country="ES" fo:font-weight="normal" officeooo:rsid="01d5cccf" style:font-name-asian="Nimbus Mono L" style:font-family-asian="'Nimbus Mono L'" style:font-size-asian="11pt" style:font-weight-asian="normal" style:font-name-complex="Nimbus Mono L" style:font-family-complex="'Nimbus Mono L'" style:font-size-complex="11pt" style:language-complex="ar" style:country-complex="SA"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ol_20_EAC" style:display-name="Titol EAC" style:family="paragraph" style:default-outline-level="1" style:list-style-name="">
      <loext:graphic-properties draw:fill="solid" draw:fill-color="#c0c0c0" draw:opacity="100%"/>
      <style:paragraph-properties fo:margin-left="0cm" fo:margin-right="0cm" fo:text-align="center" style:justify-single-word="false" fo:orphans="2" fo:widows="2" fo:text-indent="0cm" style:auto-text-indent="false" fo:background-color="#c0c0c0" fo:keep-with-next="always" style:writing-mode="lr-tb"/>
      <style:text-properties style:use-window-font-color="true" style:font-name="Arial" fo:font-family="Arial" style:font-family-generic="swiss" style:font-pitch="variable" fo:font-size="16pt" fo:language="ca" fo:country="ES" fo:font-weight="bold" fo:background-color="transparent"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language-complex="ar" style:country-complex="SA"/>
    </style:style>
    <style:style style:name="Encapçalament_20_1_20_EAC" style:display-name="Encapçalament 1 EAC" style:family="paragraph" style:next-style-name="Text_20_EAC">
      <loext:graphic-properties draw:fill="solid" draw:fill-color="#c0c0c0" draw:opacity="100%"/>
      <style:paragraph-properties fo:margin-left="0cm" fo:margin-right="0cm" fo:margin-top="0.801cm" fo:margin-bottom="0.499cm" loext:contextual-spacing="false" fo:text-align="center" style:justify-single-word="false" fo:orphans="2" fo:widows="2" fo:text-indent="0cm" style:auto-text-indent="false" fo:background-color="#c0c0c0" style:writing-mode="lr-tb"/>
      <style:text-properties style:use-window-font-color="true" style:font-name="Arial" fo:font-family="Arial" style:font-family-generic="swiss" style:font-pitch="variable" fo:font-size="11pt" fo:language="ca" fo:country="ES" fo:font-weight="bold" fo:background-color="transparent"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ext_20_EAC" style:display-name="Text EAC" style:family="paragraph">
      <loext:graphic-properties draw:fill="none" draw:fill-color="#99ccff"/>
      <style:paragraph-properties fo:margin-left="0cm" fo:margin-right="0cm" fo:margin-top="0.3cm" fo:margin-bottom="0.199cm" loext:contextual-spacing="false" fo:text-align="justify" style:justify-single-word="false" fo:orphans="2" fo:widows="2" fo:text-indent="0cm" style:auto-text-indent="false" fo:background-color="transparent" style:writing-mode="lr-tb">
        <style:tab-stops/>
      </style:paragraph-properties>
      <style:text-properties style:font-name="Arial" fo:font-family="Arial" style:font-family-generic="swiss" style:font-pitch="variable" fo:font-size="11pt" fo:language="ca" fo:country="ES" style:font-size-asian="10pt" style:font-name-complex="Arial" style:font-family-complex="Arial" style:font-family-generic-complex="swiss" style:font-pitch-complex="variable" style:font-size-complex="10pt" style:language-complex="ar" style:country-complex="SA"/>
    </style:style>
    <style:style style:name="text_20_llista_20_EAC" style:display-name="text llista EAC" style:family="paragraph" style:parent-style-name="Text_20_EAC">
      <style:paragraph-properties fo:margin-top="0cm" fo:margin-bottom="0.499cm" loext:contextual-spacing="true" fo:text-align="justify" style:justify-single-word="false"/>
      <style:text-properties style:font-name="Arial" fo:font-family="Arial" style:font-family-generic="swiss" style:font-pitch="variable" fo:language="ca" fo:country="ES" style:language-complex="ar" style:country-complex="SA"/>
    </style:style>
    <style:style style:name="Encapcalament_20_2_20_EAC" style:display-name="Encapcalament 2 EAC" style:family="paragraph" style:parent-style-name="Encapçalament_20_1_20_EAC" style:next-style-name="Text_20_EAC">
      <loext:graphic-properties draw:fill="solid" draw:fill-color="#c0c0c0" draw:opacity="100%"/>
      <style:paragraph-properties fo:margin-top="0.6cm" fo:margin-bottom="0.499cm" loext:contextual-spacing="false" fo:text-align="start" style:justify-single-word="false" fo:background-color="#c0c0c0"/>
      <style:text-properties fo:font-size="11pt" fo:language="ca" fo:country="ES" fo:font-weight="bold" officeooo:rsid="01cdcf8e"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ext_20_tasca_20_1_20_EAC" style:display-name="text tasca 1 EAC" style:family="paragraph" style:parent-style-name="Text_20_EAC" style:next-style-name="Tetxt_20_tasca_20_2_20_EAC" style:default-outline-level="1" style:list-style-name="Numbering_20_1" style:master-page-name="">
      <loext:graphic-properties draw:fill="none" draw:fill-color="#99ccff"/>
      <style:paragraph-properties fo:margin-left="1.6cm" fo:margin-right="0cm" fo:margin-top="0.101cm" fo:margin-bottom="0.101cm" loext:contextual-spacing="false" fo:text-align="justify" style:justify-single-word="false" fo:orphans="2" fo:widows="2" fo:text-indent="-1.6cm" style:auto-text-indent="false" style:page-number="auto" fo:background-color="transparent" style:writing-mode="lr-tb">
        <style:tab-stops>
          <style:tab-stop style:position="1.6cm"/>
        </style:tab-stops>
      </style:paragraph-properties>
    </style:style>
    <style:style style:name="Tetxt_20_tasca_20_2_20_EAC" style:display-name="Tetxt tasca 2 EAC" style:family="paragraph" style:parent-style-name="Text_20_EAC" style:default-outline-level="" style:master-page-name="">
      <loext:graphic-properties draw:fill="none" draw:fill-color="#99ccff"/>
      <style:paragraph-properties fo:margin-left="1.6cm" fo:margin-right="0cm" fo:margin-top="0.3cm" fo:margin-bottom="0.199cm" loext:contextual-spacing="false" fo:text-align="justify" style:justify-single-word="false" fo:orphans="2" fo:widows="2" fo:text-indent="0cm" style:auto-text-indent="false" style:page-number="auto" fo:background-color="transparent" style:writing-mode="lr-tb">
        <style:tab-stops>
          <style:tab-stop style:position="1.69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Figure" style:family="paragraph" style:parent-style-name="Caption"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1"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1"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1"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1"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1"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1"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1"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1"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1"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1"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1"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1"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1"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1"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1"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1"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1"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1"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1"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1" fo:font-family="'Courier New'" style:font-family-generic="modern" style:font-name-complex="Courier New1"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1"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1"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1"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1"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1"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1"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1"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1"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1" fo:font-family="'Courier New'" style:font-family-generic="modern" style:font-name-complex="Courier New1"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1"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1"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1" fo:font-family="'Courier New'" style:font-family-generic="modern" style:font-name-complex="Courier New1"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1"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1" fo:font-family="'Courier New'" style:font-family-generic="modern" style:font-name-complex="Courier New1"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User_20_Entry"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Tasca "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master-page-name="">
      <style:paragraph-properties fo:margin-left="0cm" fo:margin-right="0cm" fo:text-align="center" style:justify-single-word="false" fo:orphans="2" fo:widows="2" fo:text-indent="0cm" style:auto-text-indent="false" style:page-number="auto" fo:padding="0.049cm" fo:border="0.06pt solid #000000" style:shadow="none" style:writing-mode="lr-tb">
        <style:tab-stops>
          <style:tab-stop style:position="7.5cm" style:type="center"/>
          <style:tab-stop style:position="15cm" style:type="right"/>
        </style:tab-stops>
      </style:paragraph-properties>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margin-left="0cm" fo:margin-right="0cm" fo:text-align="start" style:justify-single-word="false" fo:text-indent="0cm" style:auto-text-indent="false" style:snap-to-layout-grid="false"/>
      <style:text-properties fo:background-color="transparent"/>
    </style:style>
    <style:style style:name="MP6" style:family="paragraph" style:parent-style-name="Header">
      <style:paragraph-properties fo:margin-left="0cm" fo:margin-right="0cm" fo:text-align="center" style:justify-single-word="false" fo:text-indent="0cm" style:auto-text-indent="false" style:snap-to-layout-grid="false"/>
      <style:text-properties style:font-name="Arial1" fo:font-size="8pt" fo:language="ca" fo:country="ES" fo:background-color="transparent" style:font-size-asian="8pt"/>
    </style:style>
    <style:style style:name="MP7" style:family="paragraph" style:parent-style-name="Footnote">
      <style:paragraph-properties fo:margin-left="0cm" fo:margin-right="0cm" fo:text-align="center" style:justify-single-word="false" fo:text-indent="0cm" style:auto-text-indent="false" style:snap-to-layout-grid="false"/>
    </style:style>
    <style:style style:name="MP8" style:family="paragraph" style:parent-style-name="Footnote">
      <style:paragraph-properties fo:margin-left="0cm" fo:margin-right="0cm" fo:text-align="start" style:justify-single-word="false" fo:text-indent="0cm" style:auto-text-indent="false" style:snap-to-layout-grid="false"/>
      <style:text-properties style:font-name="Arial1" fo:font-size="8pt" fo:language="ca" fo:country="ES" fo:background-color="transparent" style:font-size-asian="8pt"/>
    </style:style>
    <style:style style:name="MP9" style:family="paragraph" style:parent-style-name="Text_20_body">
      <style:paragraph-properties fo:margin-left="0cm" fo:margin-right="0cm" fo:text-align="center" style:justify-single-word="false" fo:text-indent="0cm" style:auto-text-indent="false" style:snap-to-layout-grid="false"/>
      <style:text-properties fo:background-color="transparent"/>
    </style:style>
    <style:style style:name="MP10" style:family="paragraph" style:parent-style-name="Footnote">
      <style:paragraph-properties fo:margin-left="0cm" fo:margin-right="0cm" fo:text-align="center" style:justify-single-word="false" fo:text-indent="0cm" style:auto-text-indent="false" style:snap-to-layout-grid="false"/>
      <style:text-properties fo:background-color="transparen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Footnote">
      <style:paragraph-properties fo:text-align="start" style:justify-single-word="false" style:snap-to-layout-grid="false"/>
      <style:text-properties fo:background-color="transparent"/>
    </style:style>
    <style:style style:name="MP17"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8" style:family="paragraph" style:parent-style-name="Footnote">
      <style:paragraph-properties fo:text-align="center" style:justify-single-word="false" style:snap-to-layout-grid="false"/>
    </style:style>
    <style:style style:name="MP19"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20"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21"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officeooo:rsid="02d7cb1a"/>
    </style:style>
    <style:style style:name="MT4" style:family="text">
      <style:text-properties style:font-name="Arial" fo:font-size="8pt" fo:language="ca" fo:country="ES" style:font-size-asian="8pt" style:font-name-complex="Arial" style:font-size-complex="8pt"/>
    </style:style>
    <style:style style:name="MT5" style:family="text">
      <style:text-properties style:font-name="Arial" fo:font-size="8pt" style:font-size-asian="8pt" style:font-name-complex="Arial" style:font-size-complex="8pt"/>
    </style:style>
    <style:style style:name="MT6" style:family="text">
      <style:text-properties officeooo:rsid="01c1b2b4"/>
    </style:style>
    <style:style style:name="MT7" style:family="text">
      <style:text-properties fo:color="#000000" style:font-name="Arial" fo:font-size="8pt" fo:language="ca" fo:country="ES" officeooo:rsid="00d25134" style:font-name-asian="Times New Roman" style:font-size-asian="8pt" style:font-name-complex="Times New Roman" style:font-size-complex="11pt" style:language-complex="ar" style:country-complex="SA"/>
    </style:style>
    <style:style style:name="MT8" style:family="text">
      <style:text-properties fo:color="#000000" style:font-name="Arial" fo:font-size="8pt" fo:language="ca" fo:country="ES" officeooo:rsid="02d7cb1a" style:font-name-asian="Times New Roman" style:font-size-asian="8pt" style:font-name-complex="Times New Roman" style:font-size-complex="11pt" style:language-complex="ar" style:country-complex="SA"/>
    </style:style>
    <style:style style:name="MT9" style:family="text">
      <style:text-properties style:font-name="Arial" fo:font-size="8pt" fo:language="ca" fo:country="ES" officeooo:rsid="02d7cb1a" style:font-size-asian="8pt"/>
    </style:style>
    <style:style style:name="MT10" style:family="text">
      <style:text-properties style:font-name="Arial" fo:font-size="8pt" fo:language="ca" fo:country="ES" officeooo:rsid="026739e9" style:font-size-asian="8pt"/>
    </style:style>
    <style:style style:name="MT11" style:family="text">
      <style:text-properties style:font-name="Arial" fo:font-size="8pt" fo:language="ca" fo:country="ES" officeooo:rsid="02dd4599" style:font-size-asian="8pt"/>
    </style:style>
    <style:style style:name="MT12" style:family="text">
      <style:text-properties style:font-name="Arial" fo:font-size="8pt" fo:language="ca" fo:country="ES" officeooo:rsid="006a1eb5" style:font-size-asian="8pt"/>
    </style:style>
    <style:style style:name="MT13" style:family="text">
      <style:text-properties style:font-name="Arial" fo:font-size="8pt" fo:language="ca" fo:country="ES" officeooo:rsid="02d5bb45" style:font-size-asian="8pt"/>
    </style:style>
    <style:style style:name="MT14" style:family="text">
      <style:text-properties style:font-name="Arial" fo:font-size="8pt" fo:language="ca" fo:country="ES" officeooo:rsid="01ad91a0" style:font-size-asian="8pt"/>
    </style:style>
    <style:style style:name="MT15" style:family="text">
      <style:text-properties style:font-name="Arial" fo:font-size="8pt" fo:language="ca" fo:country="ES"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079cm" svg:width="1.924cm" svg:height="1.607cm" draw:z-index="8"><draw:image xlink:href="Pictures/10000000000000C3000000A29A198A8CAA5953FE.png" xlink:type="simple" xlink:show="embed" xlink:actuate="onLoad" loext: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I</text:span><text:span text:style-name="MT2">71</text:span></text:p>
                  </table:table-cell>
                  <table:table-cell table:style-name="Taula1.A1" office:value-type="string">
                    <text:p text:style-name="MP6">Exercici d'avaluació contínua <text:span text:style-name="MT3">6</text:span></text:p>
                  </table:table-cell>
                  <table:table-cell table:style-name="Taula1.B1.3.1" office:value-type="string">
                    <text:p text:style-name="MP7"><text:span text:style-name="MT4">Pàgina </text:span><text:span text:style-name="MT5"><text:page-number text:select-page="current">9</text:page-number></text:span><text:span text:style-name="Page_20_Number"><text:span text:style-name="MT5"><text:s/>de </text:span></text:span><text:span text:style-name="MT5"><text:page-count style:num-format="1">9</text:page-count></text:span></text:p>
                  </table:table-cell>
                </table:table-row>
                <table:table-row table:style-name="Taula1.B1.2">
                  <table:table-cell table:style-name="Taula1.A1" office:value-type="string">
                    <text:p text:style-name="MP8">Versió: 0<text:span text:style-name="MT6">3</text:span></text:p>
                  </table:table-cell>
                  <table:table-cell table:style-name="Taula1.A1" office:value-type="string">
                    <text:p text:style-name="MP9"><text:span text:style-name="MT7">D</text:span><text:span text:style-name="MT8">A2</text:span><text:span text:style-name="MT2">M03B2_EAC</text:span><text:span text:style-name="MT9">6</text:span><text:span text:style-name="MT2">_Enunciat_1</text:span><text:span text:style-name="MT10">920S</text:span><text:span text:style-name="MT11">2</text:span></text:p>
                  </table:table-cell>
                  <table:table-cell table:style-name="Taula1.B1.3.1" office:value-type="string">
                    <text:p text:style-name="MP10"><text:bookmark-start text:name="__DdeLink__836_91317054"/><text:span text:style-name="MT2">Lliurament</text:span><text:span text:style-name="MT10">s</text:span><text:span text:style-name="MT2"> </text:span><text:span text:style-name="MT12">límit</text:span><text:span text:style-name="MT2">: </text:span><text:bookmark-end text:name="__DdeLink__836_91317054"/><text:span text:style-name="MT11">24</text:span><text:span text:style-name="MT10">/</text:span><text:span text:style-name="MT11">04</text:span><text:span text:style-name="MT10"> </text:span><text:span text:style-name="MT13">i</text:span><text:span text:style-name="MT10"> <text:s/></text:span><text:span text:style-name="MT11">09</text:span><text:span text:style-name="MT14">/</text:span><text:span text:style-name="MT11">05</text:span></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Generalitat de Catalunya <draw:frame draw:style-name="Mfr2" draw:name="gràfics3" text:anchor-type="char" svg:x="-0.801cm" svg:y="0.049cm" svg:width="0.651cm" svg:height="0.753cm" draw:z-index="0"><draw:image xlink:href="Pictures/100486FC000069D500007A940AEF07FA6BBD6DB7.wmf" xlink:type="simple" xlink:show="embed" xlink:actuate="onLoad" loext:mime-type="image/x-wmf"/><draw:image xlink:href="Pictures/1000020100000291000002F97FB503D131987919.png" xlink:type="simple" xlink:show="embed" xlink:actuate="onLoad" loext:mime-type="image/png"/></draw:frame></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9A198A8CAA5953FE.png" xlink:type="simple" xlink:show="embed" xlink:actuate="onLoad" loext: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16"><text:span text:style-name="MT1">Codi: I</text:span><text:span text:style-name="MT2">71</text:span></text:p>
                  </table:table-cell>
                  <table:table-cell table:style-name="Taula3.A1" office:value-type="string">
                    <text:p text:style-name="MP17">Exercici d'avaluació contínua 1</text:p>
                  </table:table-cell>
                  <table:table-cell table:style-name="Taula3.B1.3.1" office:value-type="string" table:protected="true">
                    <text:p text:style-name="MP18"><text:span text:style-name="MT4">Pàgina </text:span><text:span text:style-name="MT5"><text:page-number text:select-page="current">0</text:page-number></text:span><text:span text:style-name="Page_20_Number"><text:span text:style-name="MT5"><text:s/>de </text:span></text:span><text:span text:style-name="MT5"><text:page-count style:num-format="1">9</text:page-count></text:span></text:p>
                  </table:table-cell>
                </table:table-row>
                <table:table-row table:style-name="Taula3.B1.2">
                  <table:table-cell table:style-name="Taula3.A1" office:value-type="string" table:protected="true">
                    <text:p text:style-name="MP19">Versió: 02</text:p>
                  </table:table-cell>
                  <table:table-cell table:style-name="Taula3.A1" office:value-type="string">
                    <text:p text:style-name="MP20">225XM03B2_EAC4_Enunciat_1213S1</text:p>
                    <text:p text:style-name="MP21"/>
                  </table:table-cell>
                  <table:table-cell table:style-name="Taula3.B1.3.1" office:value-type="string">
                    <text:p text:style-name="MP18"><text:span text:style-name="MT2">Lliurament: </text:span><text:bookmark-start text:name="__DdeLink__1857_984997732"/><text:span text:style-name="MT2">12</text:span><text:span text:style-name="MT15">/10/2012</text:span><text:bookmark-end text:name="__DdeLink__1857_984997732"/></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1.2$Linux_X86_64 LibreOffice_project/4d224e95b98b138af42a64d84056446d09082932</meta:generator>
    <meta:initial-creator>Pilar Bertrans</meta:initial-creator>
    <meta:creation-date>2011-07-26T20:32:45.570000000</meta:creation-date>
    <dc:language>es-ES</dc:language>
    <meta:editing-cycles>570</meta:editing-cycles>
    <meta:editing-duration>P10DT8H29M31S</meta:editing-duration>
    <dc:date>2020-03-25T18:48:54.514423478</dc:date>
    <meta:document-statistic meta:table-count="8" meta:image-count="3" meta:object-count="0" meta:page-count="9" meta:paragraph-count="249" meta:word-count="3555" meta:character-count="21463" meta:non-whitespace-character-count="17936"/>
    <meta:user-defined meta:name="Info 1"/>
    <meta:user-defined meta:name="Info 2"/>
    <meta:user-defined meta:name="Info 3"/>
    <meta:user-defined meta:name="Info 4"/>
  </office:meta>
</office:document-meta>
</file>